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134in"/>
    </style:style>
    <style:style style:name="co4" style:family="table-column">
      <style:table-column-properties fo:break-before="auto" style:column-width="0.952in"/>
    </style:style>
    <style:style style:name="co5" style:family="table-column">
      <style:table-column-properties fo:break-before="auto" style:column-width="2.2965in"/>
    </style:style>
    <style:style style:name="co6" style:family="table-column">
      <style:table-column-properties fo:break-before="auto" style:column-width="1.9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ne-Byte Opcod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8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Default" table:number-columns-repeated="2"/>
          <table:table-cell table:style-name="ce3"/>
          <table:table-cell table:style-name="ce1" office:value-type="string" calcext:value-type="string" table:number-columns-spanned="2" table:number-rows-spanned="1">
            <text:p>Opcode (dec)</text:p>
          </table:table-cell>
          <table:covered-table-cell table:style-name="ce6"/>
          <table:table-cell table:style-name="ce1" office:value-type="string" calcext:value-type="string">
            <text:p>Opcode (hex)</text:p>
          </table:table-cell>
          <table:table-cell table:style-name="ce7"/>
          <table:table-cell/>
          <table:table-cell table:style-name="ce10" table:number-columns-repeated="1016"/>
        </table:table-row>
        <table:table-row table:style-name="ro2"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Args</text:p>
          </table:table-cell>
          <table:table-cell table:style-name="ce4" office:value-type="string" calcext:value-type="string">
            <text:p>Instruction</text:p>
          </table:table-cell>
          <table:table-cell table:style-name="ce1" office:value-type="string" calcext:value-type="string">
            <text:p>Msb (row)</text:p>
          </table:table-cell>
          <table:table-cell table:style-name="ce1" office:value-type="string" calcext:value-type="string">
            <text:p>Lsb (col)</text:p>
          </table:table-cell>
          <table:table-cell table:style-name="ce1" office:value-type="string" calcext:value-type="string">
            <text:p>8bits</text:p>
          </table:table-cell>
          <table:table-cell table:style-name="ce7" office:value-type="string" calcext:value-type="string">
            <text:p>Defines</text:p>
          </table:table-cell>
          <table:table-cell table:style-name="ce9" office:value-type="string" calcext:value-type="string">
            <text:p>Comment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2-byte</text:p>
          </table:table-cell>
          <table:table-cell office:value-type="string" calcext:value-type="string">
            <text:p>NA</text:p>
          </table:table-cell>
          <table:table-cell table:formula="of:=COM.MICROSOFT.CONCAT([.A3];&quot;_&quot;;[.B3])" office:value-type="string" office:string-value="2-byte_NA" calcext:value-type="string">
            <text:p>2-byte_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3]);DEC2HEX([.E3]))" office:value-type="string" office:string-value="0F" calcext:value-type="string">
            <text:p>0F</text:p>
          </table:table-cell>
          <table:table-cell table:formula="of:=COM.MICROSOFT.CONCAT(&quot;#define  _&quot;;[.C3];&quot;   0x&quot;;[.F3])" office:value-type="string" office:string-value="#define  _2-byte_NA   0x0F" calcext:value-type="string">
            <text:p>#define <text:s/>_2-byte_NA <text:s text:c="2"/>0x0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noArg</text:p>
          </table:table-cell>
          <table:table-cell table:formula="of:=COM.MICROSOFT.CONCAT([.A4];&quot;_&quot;;[.B4])" office:value-type="string" office:string-value="AAA_noArg" calcext:value-type="string">
            <text:p>AAA_noAr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OM.MICROSOFT.CONCAT(DEC2HEX([.D4]);DEC2HEX([.E4]))" office:value-type="string" office:string-value="27" calcext:value-type="string">
            <text:p>27</text:p>
          </table:table-cell>
          <table:table-cell table:formula="of:=COM.MICROSOFT.CONCAT(&quot;#define  _&quot;;[.C4];&quot;   0x&quot;;[.F4])" office:value-type="string" office:string-value="#define  _AAA_noArg   0x27" calcext:value-type="string">
            <text:p>#define <text:s/>_AAA_noArg <text:s text:c="2"/>0x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noArg</text:p>
          </table:table-cell>
          <table:table-cell table:formula="of:=COM.MICROSOFT.CONCAT([.A5];&quot;_&quot;;[.B5])" office:value-type="string" office:string-value="AAA_noArg" calcext:value-type="string">
            <text:p>AAA_noAr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OM.MICROSOFT.CONCAT(DEC2HEX([.D5]);DEC2HEX([.E5]))" office:value-type="string" office:string-value="37" calcext:value-type="string">
            <text:p>37</text:p>
          </table:table-cell>
          <table:table-cell table:formula="of:=COM.MICROSOFT.CONCAT(&quot;#define  _&quot;;[.C5];&quot;   0x&quot;;[.F5])" office:value-type="string" office:string-value="#define  _AAA_noArg   0x37" calcext:value-type="string">
            <text:p>#define <text:s/>_AAA_noArg <text:s text:c="2"/>0x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D</text:p>
          </table:table-cell>
          <table:table-cell office:value-type="string" calcext:value-type="string">
            <text:p>noArg</text:p>
          </table:table-cell>
          <table:table-cell table:formula="of:=COM.MICROSOFT.CONCAT([.A6];&quot;_&quot;;[.B6])" office:value-type="string" office:string-value="AAD_noArg" calcext:value-type="string">
            <text:p>AAD_noArg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COM.MICROSOFT.CONCAT(DEC2HEX([.D6]);DEC2HEX([.E6]))" office:value-type="string" office:string-value="D5" calcext:value-type="string">
            <text:p>D5</text:p>
          </table:table-cell>
          <table:table-cell table:formula="of:=COM.MICROSOFT.CONCAT(&quot;#define  _&quot;;[.C6];&quot;   0x&quot;;[.F6])" office:value-type="string" office:string-value="#define  _AAD_noArg   0xD5" calcext:value-type="string">
            <text:p>#define <text:s/>_AAD_noArg <text:s text:c="2"/>0xD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M</text:p>
          </table:table-cell>
          <table:table-cell office:value-type="string" calcext:value-type="string">
            <text:p>noArg</text:p>
          </table:table-cell>
          <table:table-cell table:formula="of:=COM.MICROSOFT.CONCAT([.A7];&quot;_&quot;;[.B7])" office:value-type="string" office:string-value="AAM_noArg" calcext:value-type="string">
            <text:p>AAM_noArg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COM.MICROSOFT.CONCAT(DEC2HEX([.D7]);DEC2HEX([.E7]))" office:value-type="string" office:string-value="D4" calcext:value-type="string">
            <text:p>D4</text:p>
          </table:table-cell>
          <table:table-cell table:formula="of:=COM.MICROSOFT.CONCAT(&quot;#define  _&quot;;[.C7];&quot;   0x&quot;;[.F7])" office:value-type="string" office:string-value="#define  _AAM_noArg   0xD4" calcext:value-type="string">
            <text:p>#define <text:s/>_AAM_noArg <text:s text:c="2"/>0xD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S</text:p>
          </table:table-cell>
          <table:table-cell office:value-type="string" calcext:value-type="string">
            <text:p>noArg</text:p>
          </table:table-cell>
          <table:table-cell table:formula="of:=COM.MICROSOFT.CONCAT([.A8];&quot;_&quot;;[.B8])" office:value-type="string" office:string-value="AAS_noArg" calcext:value-type="string">
            <text:p>AAS_noArg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8]);DEC2HEX([.E8]))" office:value-type="string" office:string-value="3F" calcext:value-type="string">
            <text:p>3F</text:p>
          </table:table-cell>
          <table:table-cell table:formula="of:=COM.MICROSOFT.CONCAT(&quot;#define  _&quot;;[.C8];&quot;   0x&quot;;[.F8])" office:value-type="string" office:string-value="#define  _AAS_noArg   0x3F" calcext:value-type="string">
            <text:p>#define <text:s/>_AAS_noArg <text:s text:c="2"/>0x3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Eb,Gb</text:p>
          </table:table-cell>
          <table:table-cell table:formula="of:=COM.MICROSOFT.CONCAT([.A9];&quot;_&quot;;[.B9])" office:value-type="string" office:string-value="ADC_Eb,Gb" calcext:value-type="string">
            <text:p>ADC_Eb,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DEC2HEX([.D9]);DEC2HEX([.E9]))" office:value-type="string" office:string-value="10" calcext:value-type="string">
            <text:p>10</text:p>
          </table:table-cell>
          <table:table-cell table:formula="of:=COM.MICROSOFT.CONCAT(&quot;#define  _&quot;;[.C9];&quot;   0x&quot;;[.F9])" office:value-type="string" office:string-value="#define  _ADC_Eb,Gb   0x10" calcext:value-type="string">
            <text:p>#define <text:s/>_ADC_Eb,Gb <text:s text:c="2"/>0x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EV,Gv</text:p>
          </table:table-cell>
          <table:table-cell table:formula="of:=COM.MICROSOFT.CONCAT([.A10];&quot;_&quot;;[.B10])" office:value-type="string" office:string-value="ADC_EV,Gv" calcext:value-type="string">
            <text:p>ADC_EV,Gv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DEC2HEX([.D10]);DEC2HEX([.E10]))" office:value-type="string" office:string-value="11" calcext:value-type="string">
            <text:p>11</text:p>
          </table:table-cell>
          <table:table-cell table:formula="of:=COM.MICROSOFT.CONCAT(&quot;#define  _&quot;;[.C10];&quot;   0x&quot;;[.F10])" office:value-type="string" office:string-value="#define  _ADC_EV,Gv   0x11" calcext:value-type="string">
            <text:p>#define <text:s/>_ADC_EV,Gv <text:s text:c="2"/>0x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Gb,Eb</text:p>
          </table:table-cell>
          <table:table-cell table:formula="of:=COM.MICROSOFT.CONCAT([.A11];&quot;_&quot;;[.B11])" office:value-type="string" office:string-value="ADC_Gb,Eb" calcext:value-type="string">
            <text:p>ADC_Gb,E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1]);DEC2HEX([.E11]))" office:value-type="string" office:string-value="12" calcext:value-type="string">
            <text:p>12</text:p>
          </table:table-cell>
          <table:table-cell table:formula="of:=COM.MICROSOFT.CONCAT(&quot;#define  _&quot;;[.C11];&quot;   0x&quot;;[.F11])" office:value-type="string" office:string-value="#define  _ADC_Gb,Eb   0x12" calcext:value-type="string">
            <text:p>#define <text:s/>_ADC_Gb,Eb <text:s text:c="2"/>0x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Gv,Ev</text:p>
          </table:table-cell>
          <table:table-cell table:formula="of:=COM.MICROSOFT.CONCAT([.A12];&quot;_&quot;;[.B12])" office:value-type="string" office:string-value="ADC_Gv,Ev" calcext:value-type="string">
            <text:p>ADC_Gv,E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2]);DEC2HEX([.E12]))" office:value-type="string" office:string-value="13" calcext:value-type="string">
            <text:p>13</text:p>
          </table:table-cell>
          <table:table-cell table:formula="of:=COM.MICROSOFT.CONCAT(&quot;#define  _&quot;;[.C12];&quot;   0x&quot;;[.F12])" office:value-type="string" office:string-value="#define  _ADC_Gv,Ev   0x13" calcext:value-type="string">
            <text:p>#define <text:s/>_ADC_Gv,Ev <text:s text:c="2"/>0x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L,Ib</text:p>
          </table:table-cell>
          <table:table-cell table:formula="of:=COM.MICROSOFT.CONCAT([.A13];&quot;_&quot;;[.B13])" office:value-type="string" office:string-value="ADC_AL,Ib" calcext:value-type="string">
            <text:p>ADC_AL,I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3]);DEC2HEX([.E13]))" office:value-type="string" office:string-value="14" calcext:value-type="string">
            <text:p>14</text:p>
          </table:table-cell>
          <table:table-cell table:formula="of:=COM.MICROSOFT.CONCAT(&quot;#define  _&quot;;[.C13];&quot;   0x&quot;;[.F13])" office:value-type="string" office:string-value="#define  _ADC_AL,Ib   0x14" calcext:value-type="string">
            <text:p>#define <text:s/>_ADC_AL,Ib <text:s text:c="2"/>0x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eAX,Iv</text:p>
          </table:table-cell>
          <table:table-cell table:formula="of:=COM.MICROSOFT.CONCAT([.A14];&quot;_&quot;;[.B14])" office:value-type="string" office:string-value="ADC_eAX,Iv" calcext:value-type="string">
            <text:p>ADC_eAX,I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M.MICROSOFT.CONCAT(DEC2HEX([.D14]);DEC2HEX([.E14]))" office:value-type="string" office:string-value="15" calcext:value-type="string">
            <text:p>15</text:p>
          </table:table-cell>
          <table:table-cell table:formula="of:=COM.MICROSOFT.CONCAT(&quot;#define  _&quot;;[.C14];&quot;   0x&quot;;[.F14])" office:value-type="string" office:string-value="#define  _ADC_eAX,Iv   0x15" calcext:value-type="string">
            <text:p>#define <text:s/>_ADC_eAX,Iv <text:s text:c="2"/>0x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Eb,Gb</text:p>
          </table:table-cell>
          <table:table-cell table:formula="of:=COM.MICROSOFT.CONCAT([.A15];&quot;_&quot;;[.B15])" office:value-type="string" office:string-value="ADD_Eb,Gb" calcext:value-type="string">
            <text:p>ADD_Eb,G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DEC2HEX([.D15]);DEC2HEX([.E15]))" office:value-type="string" office:string-value="00" calcext:value-type="string">
            <text:p>00</text:p>
          </table:table-cell>
          <table:table-cell table:formula="of:=COM.MICROSOFT.CONCAT(&quot;#define  _&quot;;[.C15];&quot;   0x&quot;;[.F15])" office:value-type="string" office:string-value="#define  _ADD_Eb,Gb   0x00" calcext:value-type="string">
            <text:p>#define <text:s/>_ADD_Eb,Gb <text:s text:c="2"/>0x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EV,Gv</text:p>
          </table:table-cell>
          <table:table-cell table:formula="of:=COM.MICROSOFT.CONCAT([.A16];&quot;_&quot;;[.B16])" office:value-type="string" office:string-value="ADD_EV,Gv" calcext:value-type="string">
            <text:p>ADD_EV,G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6]);DEC2HEX([.E16]))" office:value-type="string" office:string-value="01" calcext:value-type="string">
            <text:p>01</text:p>
          </table:table-cell>
          <table:table-cell table:formula="of:=COM.MICROSOFT.CONCAT(&quot;#define  _&quot;;[.C16];&quot;   0x&quot;;[.F16])" office:value-type="string" office:string-value="#define  _ADD_EV,Gv   0x01" calcext:value-type="string">
            <text:p>#define <text:s/>_ADD_EV,Gv <text:s text:c="2"/>0x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Gb,Eb</text:p>
          </table:table-cell>
          <table:table-cell table:formula="of:=COM.MICROSOFT.CONCAT([.A17];&quot;_&quot;;[.B17])" office:value-type="string" office:string-value="ADD_Gb,Eb" calcext:value-type="string">
            <text:p>ADD_Gb,E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7]);DEC2HEX([.E17]))" office:value-type="string" office:string-value="02" calcext:value-type="string">
            <text:p>02</text:p>
          </table:table-cell>
          <table:table-cell table:formula="of:=COM.MICROSOFT.CONCAT(&quot;#define  _&quot;;[.C17];&quot;   0x&quot;;[.F17])" office:value-type="string" office:string-value="#define  _ADD_Gb,Eb   0x02" calcext:value-type="string">
            <text:p>#define <text:s/>_ADD_Gb,Eb <text:s text:c="2"/>0x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Gv,Ev</text:p>
          </table:table-cell>
          <table:table-cell table:formula="of:=COM.MICROSOFT.CONCAT([.A18];&quot;_&quot;;[.B18])" office:value-type="string" office:string-value="ADD_Gv,Ev" calcext:value-type="string">
            <text:p>ADD_Gv,Ev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8]);DEC2HEX([.E18]))" office:value-type="string" office:string-value="03" calcext:value-type="string">
            <text:p>03</text:p>
          </table:table-cell>
          <table:table-cell table:formula="of:=COM.MICROSOFT.CONCAT(&quot;#define  _&quot;;[.C18];&quot;   0x&quot;;[.F18])" office:value-type="string" office:string-value="#define  _ADD_Gv,Ev   0x03" calcext:value-type="string">
            <text:p>#define <text:s/>_ADD_Gv,Ev <text:s text:c="2"/>0x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L,Ib</text:p>
          </table:table-cell>
          <table:table-cell table:formula="of:=COM.MICROSOFT.CONCAT([.A19];&quot;_&quot;;[.B19])" office:value-type="string" office:string-value="ADD_AL,Ib" calcext:value-type="string">
            <text:p>ADD_AL,Ib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9]);DEC2HEX([.E19]))" office:value-type="string" office:string-value="04" calcext:value-type="string">
            <text:p>04</text:p>
          </table:table-cell>
          <table:table-cell table:formula="of:=COM.MICROSOFT.CONCAT(&quot;#define  _&quot;;[.C19];&quot;   0x&quot;;[.F19])" office:value-type="string" office:string-value="#define  _ADD_AL,Ib   0x04" calcext:value-type="string">
            <text:p>#define <text:s/>_ADD_AL,Ib <text:s text:c="2"/>0x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eAX,Iv</text:p>
          </table:table-cell>
          <table:table-cell table:formula="of:=COM.MICROSOFT.CONCAT([.A20];&quot;_&quot;;[.B20])" office:value-type="string" office:string-value="ADD_eAX,Iv" calcext:value-type="string">
            <text:p>ADD_eAX,Iv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0]);DEC2HEX([.E20]))" office:value-type="string" office:string-value="05" calcext:value-type="string">
            <text:p>05</text:p>
          </table:table-cell>
          <table:table-cell table:formula="of:=COM.MICROSOFT.CONCAT(&quot;#define  _&quot;;[.C20];&quot;   0x&quot;;[.F20])" office:value-type="string" office:string-value="#define  _ADD_eAX,Iv   0x05" calcext:value-type="string">
            <text:p>#define <text:s/>_ADD_eAX,Iv <text:s text:c="2"/>0x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size</text:p>
          </table:table-cell>
          <table:table-cell table:formula="of:=COM.MICROSOFT.CONCAT([.A21];&quot;_&quot;;[.B21])" office:value-type="string" office:string-value="Address_size" calcext:value-type="string">
            <text:p>Address_siz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OM.MICROSOFT.CONCAT(DEC2HEX([.D21]);DEC2HEX([.E21]))" office:value-type="string" office:string-value="67" calcext:value-type="string">
            <text:p>67</text:p>
          </table:table-cell>
          <table:table-cell table:formula="of:=COM.MICROSOFT.CONCAT(&quot;#define  _&quot;;[.C21];&quot;   0x&quot;;[.F21])" office:value-type="string" office:string-value="#define  _Address_size   0x67" calcext:value-type="string">
            <text:p>#define <text:s/>_Address_size <text:s text:c="2"/>0x67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Eb,Gb</text:p>
          </table:table-cell>
          <table:table-cell table:formula="of:=COM.MICROSOFT.CONCAT([.A22];&quot;_&quot;;[.B22])" office:value-type="string" office:string-value="AND_Eb,Gb" calcext:value-type="string">
            <text:p>AND_Eb,G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CONCAT(DEC2HEX([.D22]);DEC2HEX([.E22]))" office:value-type="string" office:string-value="20" calcext:value-type="string">
            <text:p>20</text:p>
          </table:table-cell>
          <table:table-cell table:formula="of:=COM.MICROSOFT.CONCAT(&quot;#define  _&quot;;[.C22];&quot;   0x&quot;;[.F22])" office:value-type="string" office:string-value="#define  _AND_Eb,Gb   0x20" calcext:value-type="string">
            <text:p>#define <text:s/>_AND_Eb,Gb <text:s text:c="2"/>0x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EV,Gv</text:p>
          </table:table-cell>
          <table:table-cell table:formula="of:=COM.MICROSOFT.CONCAT([.A23];&quot;_&quot;;[.B23])" office:value-type="string" office:string-value="AND_EV,Gv" calcext:value-type="string">
            <text:p>AND_EV,G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.MICROSOFT.CONCAT(DEC2HEX([.D23]);DEC2HEX([.E23]))" office:value-type="string" office:string-value="21" calcext:value-type="string">
            <text:p>21</text:p>
          </table:table-cell>
          <table:table-cell table:formula="of:=COM.MICROSOFT.CONCAT(&quot;#define  _&quot;;[.C23];&quot;   0x&quot;;[.F23])" office:value-type="string" office:string-value="#define  _AND_EV,Gv   0x21" calcext:value-type="string">
            <text:p>#define <text:s/>_AND_EV,Gv <text:s text:c="2"/>0x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Gb,Eb</text:p>
          </table:table-cell>
          <table:table-cell table:formula="of:=COM.MICROSOFT.CONCAT([.A24];&quot;_&quot;;[.B24])" office:value-type="string" office:string-value="AND_Gb,Eb" calcext:value-type="string">
            <text:p>AND_Gb,E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M.MICROSOFT.CONCAT(DEC2HEX([.D24]);DEC2HEX([.E24]))" office:value-type="string" office:string-value="22" calcext:value-type="string">
            <text:p>22</text:p>
          </table:table-cell>
          <table:table-cell table:formula="of:=COM.MICROSOFT.CONCAT(&quot;#define  _&quot;;[.C24];&quot;   0x&quot;;[.F24])" office:value-type="string" office:string-value="#define  _AND_Gb,Eb   0x22" calcext:value-type="string">
            <text:p>#define <text:s/>_AND_Gb,Eb <text:s text:c="2"/>0x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Gv,Ev</text:p>
          </table:table-cell>
          <table:table-cell table:formula="of:=COM.MICROSOFT.CONCAT([.A25];&quot;_&quot;;[.B25])" office:value-type="string" office:string-value="AND_Gv,Ev" calcext:value-type="string">
            <text:p>AND_Gv,E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M.MICROSOFT.CONCAT(DEC2HEX([.D25]);DEC2HEX([.E25]))" office:value-type="string" office:string-value="23" calcext:value-type="string">
            <text:p>23</text:p>
          </table:table-cell>
          <table:table-cell table:formula="of:=COM.MICROSOFT.CONCAT(&quot;#define  _&quot;;[.C25];&quot;   0x&quot;;[.F25])" office:value-type="string" office:string-value="#define  _AND_Gv,Ev   0x23" calcext:value-type="string">
            <text:p>#define <text:s/>_AND_Gv,Ev <text:s text:c="2"/>0x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L,Ib</text:p>
          </table:table-cell>
          <table:table-cell table:formula="of:=COM.MICROSOFT.CONCAT([.A26];&quot;_&quot;;[.B26])" office:value-type="string" office:string-value="AND_AL,Ib" calcext:value-type="string">
            <text:p>AND_AL,I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M.MICROSOFT.CONCAT(DEC2HEX([.D26]);DEC2HEX([.E26]))" office:value-type="string" office:string-value="24" calcext:value-type="string">
            <text:p>24</text:p>
          </table:table-cell>
          <table:table-cell table:formula="of:=COM.MICROSOFT.CONCAT(&quot;#define  _&quot;;[.C26];&quot;   0x&quot;;[.F26])" office:value-type="string" office:string-value="#define  _AND_AL,Ib   0x24" calcext:value-type="string">
            <text:p>#define <text:s/>_AND_AL,Ib <text:s text:c="2"/>0x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eAX,Iv</text:p>
          </table:table-cell>
          <table:table-cell table:formula="of:=COM.MICROSOFT.CONCAT([.A27];&quot;_&quot;;[.B27])" office:value-type="string" office:string-value="AND_eAX,Iv" calcext:value-type="string">
            <text:p>AND_eAX,I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7]);DEC2HEX([.E27]))" office:value-type="string" office:string-value="25" calcext:value-type="string">
            <text:p>25</text:p>
          </table:table-cell>
          <table:table-cell table:formula="of:=COM.MICROSOFT.CONCAT(&quot;#define  _&quot;;[.C27];&quot;   0x&quot;;[.F27])" office:value-type="string" office:string-value="#define  _AND_eAX,Iv   0x25" calcext:value-type="string">
            <text:p>#define <text:s/>_AND_eAX,Iv <text:s text:c="2"/>0x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PL</text:p>
          </table:table-cell>
          <table:table-cell office:value-type="string" calcext:value-type="string">
            <text:p>Ew,Rw</text:p>
          </table:table-cell>
          <table:table-cell table:formula="of:=COM.MICROSOFT.CONCAT([.A28];&quot;_&quot;;[.B28])" office:value-type="string" office:string-value="ARPL_Ew,Rw" calcext:value-type="string">
            <text:p>ARPL_Ew,Rw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OM.MICROSOFT.CONCAT(DEC2HEX([.D28]);DEC2HEX([.E28]))" office:value-type="string" office:string-value="63" calcext:value-type="string">
            <text:p>63</text:p>
          </table:table-cell>
          <table:table-cell table:formula="of:=COM.MICROSOFT.CONCAT(&quot;#define  _&quot;;[.C28];&quot;   0x&quot;;[.F28])" office:value-type="string" office:string-value="#define  _ARPL_Ew,Rw   0x63" calcext:value-type="string">
            <text:p>#define <text:s/>_ARPL_Ew,Rw <text:s text:c="2"/>0x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ND</text:p>
          </table:table-cell>
          <table:table-cell office:value-type="string" calcext:value-type="string">
            <text:p>Gv,Ma</text:p>
          </table:table-cell>
          <table:table-cell table:formula="of:=COM.MICROSOFT.CONCAT([.A29];&quot;_&quot;;[.B29])" office:value-type="string" office:string-value="BOUND_Gv,Ma" calcext:value-type="string">
            <text:p>BOUND_Gv,M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CONCAT(DEC2HEX([.D29]);DEC2HEX([.E29]))" office:value-type="string" office:string-value="62" calcext:value-type="string">
            <text:p>62</text:p>
          </table:table-cell>
          <table:table-cell table:formula="of:=COM.MICROSOFT.CONCAT(&quot;#define  _&quot;;[.C29];&quot;   0x&quot;;[.F29])" office:value-type="string" office:string-value="#define  _BOUND_Gv,Ma   0x62" calcext:value-type="string">
            <text:p>#define <text:s/>_BOUND_Gv,Ma <text:s text:c="2"/>0x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Ap</text:p>
          </table:table-cell>
          <table:table-cell table:formula="of:=COM.MICROSOFT.CONCAT([.A30];&quot;_&quot;;[.B30])" office:value-type="string" office:string-value="CALL_Ap" calcext:value-type="string">
            <text:p>CALL_Ap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30]);DEC2HEX([.E30]))" office:value-type="string" office:string-value="9A" calcext:value-type="string">
            <text:p>9A</text:p>
          </table:table-cell>
          <table:table-cell table:formula="of:=COM.MICROSOFT.CONCAT(&quot;#define  _&quot;;[.C30];&quot;   0x&quot;;[.F30])" office:value-type="string" office:string-value="#define  _CALL_Ap   0x9A" calcext:value-type="string">
            <text:p>#define <text:s/>_CALL_Ap <text:s text:c="2"/>0x9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Av</text:p>
          </table:table-cell>
          <table:table-cell table:formula="of:=COM.MICROSOFT.CONCAT([.A31];&quot;_&quot;;[.B31])" office:value-type="string" office:string-value="CALL_Av" calcext:value-type="string">
            <text:p>CALL_Av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COM.MICROSOFT.CONCAT(DEC2HEX([.D31]);DEC2HEX([.E31]))" office:value-type="string" office:string-value="E8" calcext:value-type="string">
            <text:p>E8</text:p>
          </table:table-cell>
          <table:table-cell table:formula="of:=COM.MICROSOFT.CONCAT(&quot;#define  _&quot;;[.C31];&quot;   0x&quot;;[.F31])" office:value-type="string" office:string-value="#define  _CALL_Av   0xE8" calcext:value-type="string">
            <text:p>#define <text:s/>_CALL_Av <text:s text:c="2"/>0x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W</text:p>
          </table:table-cell>
          <table:table-cell office:value-type="string" calcext:value-type="string">
            <text:p>noArg</text:p>
          </table:table-cell>
          <table:table-cell table:formula="of:=COM.MICROSOFT.CONCAT([.A32];&quot;_&quot;;[.B32])" office:value-type="string" office:string-value="CBW_noArg" calcext:value-type="string">
            <text:p>CBW_noArg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OM.MICROSOFT.CONCAT(DEC2HEX([.D32]);DEC2HEX([.E32]))" office:value-type="string" office:string-value="98" calcext:value-type="string">
            <text:p>98</text:p>
          </table:table-cell>
          <table:table-cell table:formula="of:=COM.MICROSOFT.CONCAT(&quot;#define  _&quot;;[.C32];&quot;   0x&quot;;[.F32])" office:value-type="string" office:string-value="#define  _CBW_noArg   0x98" calcext:value-type="string">
            <text:p>#define <text:s/>_CBW_noArg <text:s text:c="2"/>0x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string" calcext:value-type="string">
            <text:p>noArg</text:p>
          </table:table-cell>
          <table:table-cell table:formula="of:=COM.MICROSOFT.CONCAT([.A33];&quot;_&quot;;[.B33])" office:value-type="string" office:string-value="CLC_noArg" calcext:value-type="string">
            <text:p>CLC_noArg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COM.MICROSOFT.CONCAT(DEC2HEX([.D33]);DEC2HEX([.E33]))" office:value-type="string" office:string-value="F8" calcext:value-type="string">
            <text:p>F8</text:p>
          </table:table-cell>
          <table:table-cell table:formula="of:=COM.MICROSOFT.CONCAT(&quot;#define  _&quot;;[.C33];&quot;   0x&quot;;[.F33])" office:value-type="string" office:string-value="#define  _CLC_noArg   0xF8" calcext:value-type="string">
            <text:p>#define <text:s/>_CLC_noArg <text:s text:c="2"/>0xF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string" calcext:value-type="string">
            <text:p>noArg</text:p>
          </table:table-cell>
          <table:table-cell table:formula="of:=COM.MICROSOFT.CONCAT([.A34];&quot;_&quot;;[.B34])" office:value-type="string" office:string-value="CLD_noArg" calcext:value-type="string">
            <text:p>CLD_noArg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34]);DEC2HEX([.E34]))" office:value-type="string" office:string-value="FC" calcext:value-type="string">
            <text:p>FC</text:p>
          </table:table-cell>
          <table:table-cell table:formula="of:=COM.MICROSOFT.CONCAT(&quot;#define  _&quot;;[.C34];&quot;   0x&quot;;[.F34])" office:value-type="string" office:string-value="#define  _CLD_noArg   0xFC" calcext:value-type="string">
            <text:p>#define <text:s/>_CLD_noArg <text:s text:c="2"/>0xF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string" calcext:value-type="string">
            <text:p>noArg</text:p>
          </table:table-cell>
          <table:table-cell table:formula="of:=COM.MICROSOFT.CONCAT([.A35];&quot;_&quot;;[.B35])" office:value-type="string" office:string-value="CLI_noArg" calcext:value-type="string">
            <text:p>CLI_noArg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35]);DEC2HEX([.E35]))" office:value-type="string" office:string-value="FA" calcext:value-type="string">
            <text:p>FA</text:p>
          </table:table-cell>
          <table:table-cell table:formula="of:=COM.MICROSOFT.CONCAT(&quot;#define  _&quot;;[.C35];&quot;   0x&quot;;[.F35])" office:value-type="string" office:string-value="#define  _CLI_noArg   0xFA" calcext:value-type="string">
            <text:p>#define <text:s/>_CLI_noArg <text:s text:c="2"/>0xF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C</text:p>
          </table:table-cell>
          <table:table-cell office:value-type="string" calcext:value-type="string">
            <text:p>noArg</text:p>
          </table:table-cell>
          <table:table-cell table:formula="of:=COM.MICROSOFT.CONCAT([.A36];&quot;_&quot;;[.B36])" office:value-type="string" office:string-value="CMC_noArg" calcext:value-type="string">
            <text:p>CMC_noArg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COM.MICROSOFT.CONCAT(DEC2HEX([.D36]);DEC2HEX([.E36]))" office:value-type="string" office:string-value="F5" calcext:value-type="string">
            <text:p>F5</text:p>
          </table:table-cell>
          <table:table-cell table:formula="of:=COM.MICROSOFT.CONCAT(&quot;#define  _&quot;;[.C36];&quot;   0x&quot;;[.F36])" office:value-type="string" office:string-value="#define  _CMC_noArg   0xF5" calcext:value-type="string">
            <text:p>#define <text:s/>_CMC_noArg <text:s text:c="2"/>0xF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Eb,Gb</text:p>
          </table:table-cell>
          <table:table-cell table:formula="of:=COM.MICROSOFT.CONCAT([.A37];&quot;_&quot;;[.B37])" office:value-type="string" office:string-value="CMP_Eb,Gb" calcext:value-type="string">
            <text:p>CMP_Eb,G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OM.MICROSOFT.CONCAT(DEC2HEX([.D37]);DEC2HEX([.E37]))" office:value-type="string" office:string-value="38" calcext:value-type="string">
            <text:p>38</text:p>
          </table:table-cell>
          <table:table-cell table:formula="of:=COM.MICROSOFT.CONCAT(&quot;#define  _&quot;;[.C37];&quot;   0x&quot;;[.F37])" office:value-type="string" office:string-value="#define  _CMP_Eb,Gb   0x38" calcext:value-type="string">
            <text:p>#define <text:s/>_CMP_Eb,Gb <text:s text:c="2"/>0x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EV,Gv</text:p>
          </table:table-cell>
          <table:table-cell table:formula="of:=COM.MICROSOFT.CONCAT([.A38];&quot;_&quot;;[.B38])" office:value-type="string" office:string-value="CMP_EV,Gv" calcext:value-type="string">
            <text:p>CMP_EV,G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M.MICROSOFT.CONCAT(DEC2HEX([.D38]);DEC2HEX([.E38]))" office:value-type="string" office:string-value="39" calcext:value-type="string">
            <text:p>39</text:p>
          </table:table-cell>
          <table:table-cell table:formula="of:=COM.MICROSOFT.CONCAT(&quot;#define  _&quot;;[.C38];&quot;   0x&quot;;[.F38])" office:value-type="string" office:string-value="#define  _CMP_EV,Gv   0x39" calcext:value-type="string">
            <text:p>#define <text:s/>_CMP_EV,Gv <text:s text:c="2"/>0x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Gb,Eb</text:p>
          </table:table-cell>
          <table:table-cell table:formula="of:=COM.MICROSOFT.CONCAT([.A39];&quot;_&quot;;[.B39])" office:value-type="string" office:string-value="CMP_Gb,Eb" calcext:value-type="string">
            <text:p>CMP_Gb,E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39]);DEC2HEX([.E39]))" office:value-type="string" office:string-value="3A" calcext:value-type="string">
            <text:p>3A</text:p>
          </table:table-cell>
          <table:table-cell table:formula="of:=COM.MICROSOFT.CONCAT(&quot;#define  _&quot;;[.C39];&quot;   0x&quot;;[.F39])" office:value-type="string" office:string-value="#define  _CMP_Gb,Eb   0x3A" calcext:value-type="string">
            <text:p>#define <text:s/>_CMP_Gb,Eb <text:s text:c="2"/>0x3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Gv,Ev</text:p>
          </table:table-cell>
          <table:table-cell table:formula="of:=COM.MICROSOFT.CONCAT([.A40];&quot;_&quot;;[.B40])" office:value-type="string" office:string-value="CMP_Gv,Ev" calcext:value-type="string">
            <text:p>CMP_Gv,Ev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40]);DEC2HEX([.E40]))" office:value-type="string" office:string-value="3B" calcext:value-type="string">
            <text:p>3B</text:p>
          </table:table-cell>
          <table:table-cell table:formula="of:=COM.MICROSOFT.CONCAT(&quot;#define  _&quot;;[.C40];&quot;   0x&quot;;[.F40])" office:value-type="string" office:string-value="#define  _CMP_Gv,Ev   0x3B" calcext:value-type="string">
            <text:p>#define <text:s/>_CMP_Gv,Ev <text:s text:c="2"/>0x3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AL,Ib</text:p>
          </table:table-cell>
          <table:table-cell table:formula="of:=COM.MICROSOFT.CONCAT([.A41];&quot;_&quot;;[.B41])" office:value-type="string" office:string-value="CMP_AL,Ib" calcext:value-type="string">
            <text:p>CMP_AL,Ib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41]);DEC2HEX([.E41]))" office:value-type="string" office:string-value="3C" calcext:value-type="string">
            <text:p>3C</text:p>
          </table:table-cell>
          <table:table-cell table:formula="of:=COM.MICROSOFT.CONCAT(&quot;#define  _&quot;;[.C41];&quot;   0x&quot;;[.F41])" office:value-type="string" office:string-value="#define  _CMP_AL,Ib   0x3C" calcext:value-type="string">
            <text:p>#define <text:s/>_CMP_AL,Ib <text:s text:c="2"/>0x3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eAX,Iv</text:p>
          </table:table-cell>
          <table:table-cell table:formula="of:=COM.MICROSOFT.CONCAT([.A42];&quot;_&quot;;[.B42])" office:value-type="string" office:string-value="CMP_eAX,Iv" calcext:value-type="string">
            <text:p>CMP_eAX,Iv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42]);DEC2HEX([.E42]))" office:value-type="string" office:string-value="3D" calcext:value-type="string">
            <text:p>3D</text:p>
          </table:table-cell>
          <table:table-cell table:formula="of:=COM.MICROSOFT.CONCAT(&quot;#define  _&quot;;[.C42];&quot;   0x&quot;;[.F42])" office:value-type="string" office:string-value="#define  _CMP_eAX,Iv   0x3D" calcext:value-type="string">
            <text:p>#define <text:s/>_CMP_eAX,Iv <text:s text:c="2"/>0x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SB</text:p>
          </table:table-cell>
          <table:table-cell office:value-type="string" calcext:value-type="string">
            <text:p>Xb,Yb</text:p>
          </table:table-cell>
          <table:table-cell table:formula="of:=COM.MICROSOFT.CONCAT([.A43];&quot;_&quot;;[.B43])" office:value-type="string" office:string-value="CMPSB_Xb,Yb" calcext:value-type="string">
            <text:p>CMPSB_Xb,Yb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COM.MICROSOFT.CONCAT(DEC2HEX([.D43]);DEC2HEX([.E43]))" office:value-type="string" office:string-value="A6" calcext:value-type="string">
            <text:p>A6</text:p>
          </table:table-cell>
          <table:table-cell table:formula="of:=COM.MICROSOFT.CONCAT(&quot;#define  _&quot;;[.C43];&quot;   0x&quot;;[.F43])" office:value-type="string" office:string-value="#define  _CMPSB_Xb,Yb   0xA6" calcext:value-type="string">
            <text:p>#define <text:s/>_CMPSB_Xb,Yb <text:s text:c="2"/>0xA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SW/D</text:p>
          </table:table-cell>
          <table:table-cell office:value-type="string" calcext:value-type="string">
            <text:p>Xv,Yv</text:p>
          </table:table-cell>
          <table:table-cell table:formula="of:=COM.MICROSOFT.CONCAT([.A44];&quot;_&quot;;[.B44])" office:value-type="string" office:string-value="CMPSW/D_Xv,Yv" calcext:value-type="string">
            <text:p>CMPSW/D_Xv,Yv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COM.MICROSOFT.CONCAT(DEC2HEX([.D44]);DEC2HEX([.E44]))" office:value-type="string" office:string-value="A7" calcext:value-type="string">
            <text:p>A7</text:p>
          </table:table-cell>
          <table:table-cell table:formula="of:=COM.MICROSOFT.CONCAT(&quot;#define  _&quot;;[.C44];&quot;   0x&quot;;[.F44])" office:value-type="string" office:string-value="#define  _CMPSW/D_Xv,Yv   0xA7" calcext:value-type="string">
            <text:p>#define <text:s/>_CMPSW/D_Xv,Yv <text:s text:c="2"/>0xA7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WD</text:p>
          </table:table-cell>
          <table:table-cell office:value-type="string" calcext:value-type="string">
            <text:p>noArg</text:p>
          </table:table-cell>
          <table:table-cell table:formula="of:=COM.MICROSOFT.CONCAT([.A45];&quot;_&quot;;[.B45])" office:value-type="string" office:string-value="CWD_noArg" calcext:value-type="string">
            <text:p>CWD_noArg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M.MICROSOFT.CONCAT(DEC2HEX([.D45]);DEC2HEX([.E45]))" office:value-type="string" office:string-value="99" calcext:value-type="string">
            <text:p>99</text:p>
          </table:table-cell>
          <table:table-cell table:formula="of:=COM.MICROSOFT.CONCAT(&quot;#define  _&quot;;[.C45];&quot;   0x&quot;;[.F45])" office:value-type="string" office:string-value="#define  _CWD_noArg   0x99" calcext:value-type="string">
            <text:p>#define <text:s/>_CWD_noArg <text:s text:c="2"/>0x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noArg</text:p>
          </table:table-cell>
          <table:table-cell table:formula="of:=COM.MICROSOFT.CONCAT([.A46];&quot;_&quot;;[.B46])" office:value-type="string" office:string-value="DAS_noArg" calcext:value-type="string">
            <text:p>DAS_noArg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46]);DEC2HEX([.E46]))" office:value-type="string" office:string-value="2F" calcext:value-type="string">
            <text:p>2F</text:p>
          </table:table-cell>
          <table:table-cell table:formula="of:=COM.MICROSOFT.CONCAT(&quot;#define  _&quot;;[.C46];&quot;   0x&quot;;[.F46])" office:value-type="string" office:string-value="#define  _DAS_noArg   0x2F" calcext:value-type="string">
            <text:p>#define <text:s/>_DAS_noArg <text:s text:c="2"/>0x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eAX</text:p>
          </table:table-cell>
          <table:table-cell table:formula="of:=COM.MICROSOFT.CONCAT([.A47];&quot;_&quot;;[.B47])" office:value-type="string" office:string-value="DEC_eAX" calcext:value-type="string">
            <text:p>DEC_eA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M.MICROSOFT.CONCAT(DEC2HEX([.D47]);DEC2HEX([.E47]))" office:value-type="string" office:string-value="48" calcext:value-type="string">
            <text:p>48</text:p>
          </table:table-cell>
          <table:table-cell table:formula="of:=COM.MICROSOFT.CONCAT(&quot;#define  _&quot;;[.C47];&quot;   0x&quot;;[.F47])" office:value-type="string" office:string-value="#define  _DEC_eAX   0x48" calcext:value-type="string">
            <text:p>#define <text:s/>_DEC_eAX <text:s text:c="2"/>0x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eCX</text:p>
          </table:table-cell>
          <table:table-cell table:formula="of:=COM.MICROSOFT.CONCAT([.A48];&quot;_&quot;;[.B48])" office:value-type="string" office:string-value="DEC_eCX" calcext:value-type="string">
            <text:p>DEC_eCX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M.MICROSOFT.CONCAT(DEC2HEX([.D48]);DEC2HEX([.E48]))" office:value-type="string" office:string-value="49" calcext:value-type="string">
            <text:p>49</text:p>
          </table:table-cell>
          <table:table-cell table:formula="of:=COM.MICROSOFT.CONCAT(&quot;#define  _&quot;;[.C48];&quot;   0x&quot;;[.F48])" office:value-type="string" office:string-value="#define  _DEC_eCX   0x49" calcext:value-type="string">
            <text:p>#define <text:s/>_DEC_eCX <text:s text:c="2"/>0x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eDX</text:p>
          </table:table-cell>
          <table:table-cell table:formula="of:=COM.MICROSOFT.CONCAT([.A49];&quot;_&quot;;[.B49])" office:value-type="string" office:string-value="DEC_eDX" calcext:value-type="string">
            <text:p>DEC_eDX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49]);DEC2HEX([.E49]))" office:value-type="string" office:string-value="4A" calcext:value-type="string">
            <text:p>4A</text:p>
          </table:table-cell>
          <table:table-cell table:formula="of:=COM.MICROSOFT.CONCAT(&quot;#define  _&quot;;[.C49];&quot;   0x&quot;;[.F49])" office:value-type="string" office:string-value="#define  _DEC_eDX   0x4A" calcext:value-type="string">
            <text:p>#define <text:s/>_DEC_eDX <text:s text:c="2"/>0x4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eBX</text:p>
          </table:table-cell>
          <table:table-cell table:formula="of:=COM.MICROSOFT.CONCAT([.A50];&quot;_&quot;;[.B50])" office:value-type="string" office:string-value="DEC_eBX" calcext:value-type="string">
            <text:p>DEC_eBX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50]);DEC2HEX([.E50]))" office:value-type="string" office:string-value="4B" calcext:value-type="string">
            <text:p>4B</text:p>
          </table:table-cell>
          <table:table-cell table:formula="of:=COM.MICROSOFT.CONCAT(&quot;#define  _&quot;;[.C50];&quot;   0x&quot;;[.F50])" office:value-type="string" office:string-value="#define  _DEC_eBX   0x4B" calcext:value-type="string">
            <text:p>#define <text:s/>_DEC_eBX <text:s text:c="2"/>0x4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eSP</text:p>
          </table:table-cell>
          <table:table-cell table:formula="of:=COM.MICROSOFT.CONCAT([.A51];&quot;_&quot;;[.B51])" office:value-type="string" office:string-value="DEC_eSP" calcext:value-type="string">
            <text:p>DEC_eSP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51]);DEC2HEX([.E51]))" office:value-type="string" office:string-value="4C" calcext:value-type="string">
            <text:p>4C</text:p>
          </table:table-cell>
          <table:table-cell table:formula="of:=COM.MICROSOFT.CONCAT(&quot;#define  _&quot;;[.C51];&quot;   0x&quot;;[.F51])" office:value-type="string" office:string-value="#define  _DEC_eSP   0x4C" calcext:value-type="string">
            <text:p>#define <text:s/>_DEC_eSP <text:s text:c="2"/>0x4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eBP</text:p>
          </table:table-cell>
          <table:table-cell table:formula="of:=COM.MICROSOFT.CONCAT([.A52];&quot;_&quot;;[.B52])" office:value-type="string" office:string-value="DEC_eBP" calcext:value-type="string">
            <text:p>DEC_eBP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52]);DEC2HEX([.E52]))" office:value-type="string" office:string-value="4D" calcext:value-type="string">
            <text:p>4D</text:p>
          </table:table-cell>
          <table:table-cell table:formula="of:=COM.MICROSOFT.CONCAT(&quot;#define  _&quot;;[.C52];&quot;   0x&quot;;[.F52])" office:value-type="string" office:string-value="#define  _DEC_eBP   0x4D" calcext:value-type="string">
            <text:p>#define <text:s/>_DEC_eBP <text:s text:c="2"/>0x4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eSI</text:p>
          </table:table-cell>
          <table:table-cell table:formula="of:=COM.MICROSOFT.CONCAT([.A53];&quot;_&quot;;[.B53])" office:value-type="string" office:string-value="DEC_eSI" calcext:value-type="string">
            <text:p>DEC_eS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53]);DEC2HEX([.E53]))" office:value-type="string" office:string-value="4E" calcext:value-type="string">
            <text:p>4E</text:p>
          </table:table-cell>
          <table:table-cell table:formula="of:=COM.MICROSOFT.CONCAT(&quot;#define  _&quot;;[.C53];&quot;   0x&quot;;[.F53])" office:value-type="string" office:string-value="#define  _DEC_eSI   0x4E" calcext:value-type="string">
            <text:p>#define <text:s/>_DEC_eSI <text:s text:c="2"/>0x4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eDI</text:p>
          </table:table-cell>
          <table:table-cell table:formula="of:=COM.MICROSOFT.CONCAT([.A54];&quot;_&quot;;[.B54])" office:value-type="string" office:string-value="DEC_eDI" calcext:value-type="string">
            <text:p>DEC_eDI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54]);DEC2HEX([.E54]))" office:value-type="string" office:string-value="4F" calcext:value-type="string">
            <text:p>4F</text:p>
          </table:table-cell>
          <table:table-cell table:formula="of:=COM.MICROSOFT.CONCAT(&quot;#define  _&quot;;[.C54];&quot;   0x&quot;;[.F54])" office:value-type="string" office:string-value="#define  _DEC_eDI   0x4F" calcext:value-type="string">
            <text:p>#define <text:s/>_DEC_eDI <text:s text:c="2"/>0x4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Iw,Ib</text:p>
          </table:table-cell>
          <table:table-cell table:formula="of:=COM.MICROSOFT.CONCAT([.A55];&quot;_&quot;;[.B55])" office:value-type="string" office:string-value="ENTER_Iw,Ib" calcext:value-type="string">
            <text:p>ENTER_Iw,Ib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COM.MICROSOFT.CONCAT(DEC2HEX([.D55]);DEC2HEX([.E55]))" office:value-type="string" office:string-value="C8" calcext:value-type="string">
            <text:p>C8</text:p>
          </table:table-cell>
          <table:table-cell table:formula="of:=COM.MICROSOFT.CONCAT(&quot;#define  _&quot;;[.C55];&quot;   0x&quot;;[.F55])" office:value-type="string" office:string-value="#define  _ENTER_Iw,Ib   0xC8" calcext:value-type="string">
            <text:p>#define <text:s/>_ENTER_Iw,Ib <text:s text:c="2"/>0xC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56];&quot;_&quot;;[.B56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COM.MICROSOFT.CONCAT(DEC2HEX([.D56]);DEC2HEX([.E56]))" office:value-type="string" office:string-value="D8" calcext:value-type="string">
            <text:p>D8</text:p>
          </table:table-cell>
          <table:table-cell table:formula="of:=COM.MICROSOFT.CONCAT(&quot;#define  _&quot;;[.C56];&quot;   0x&quot;;[.F56])" office:value-type="string" office:string-value="#define  _ESC_noArg   0xD8" calcext:value-type="string">
            <text:p>#define <text:s/>_ESC_noArg <text:s text:c="2"/>0xD8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57];&quot;_&quot;;[.B57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COM.MICROSOFT.CONCAT(DEC2HEX([.D57]);DEC2HEX([.E57]))" office:value-type="string" office:string-value="D9" calcext:value-type="string">
            <text:p>D9</text:p>
          </table:table-cell>
          <table:table-cell table:formula="of:=COM.MICROSOFT.CONCAT(&quot;#define  _&quot;;[.C57];&quot;   0x&quot;;[.F57])" office:value-type="string" office:string-value="#define  _ESC_noArg   0xD9" calcext:value-type="string">
            <text:p>#define <text:s/>_ESC_noArg <text:s text:c="2"/>0xD9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58];&quot;_&quot;;[.B58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58]);DEC2HEX([.E58]))" office:value-type="string" office:string-value="DA" calcext:value-type="string">
            <text:p>DA</text:p>
          </table:table-cell>
          <table:table-cell table:formula="of:=COM.MICROSOFT.CONCAT(&quot;#define  _&quot;;[.C58];&quot;   0x&quot;;[.F58])" office:value-type="string" office:string-value="#define  _ESC_noArg   0xDA" calcext:value-type="string">
            <text:p>#define <text:s/>_ESC_noArg <text:s text:c="2"/>0xDA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59];&quot;_&quot;;[.B59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59]);DEC2HEX([.E59]))" office:value-type="string" office:string-value="DB" calcext:value-type="string">
            <text:p>DB</text:p>
          </table:table-cell>
          <table:table-cell table:formula="of:=COM.MICROSOFT.CONCAT(&quot;#define  _&quot;;[.C59];&quot;   0x&quot;;[.F59])" office:value-type="string" office:string-value="#define  _ESC_noArg   0xDB" calcext:value-type="string">
            <text:p>#define <text:s/>_ESC_noArg <text:s text:c="2"/>0xDB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60];&quot;_&quot;;[.B60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60]);DEC2HEX([.E60]))" office:value-type="string" office:string-value="DC" calcext:value-type="string">
            <text:p>DC</text:p>
          </table:table-cell>
          <table:table-cell table:formula="of:=COM.MICROSOFT.CONCAT(&quot;#define  _&quot;;[.C60];&quot;   0x&quot;;[.F60])" office:value-type="string" office:string-value="#define  _ESC_noArg   0xDC" calcext:value-type="string">
            <text:p>#define <text:s/>_ESC_noArg <text:s text:c="2"/>0xDC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61];&quot;_&quot;;[.B61])" office:value-type="string" office:string-value="ESC_noArg" calcext:value-type="string">
            <text:p>ESC_noArg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COM.MICROSOFT.CONCAT(DEC2HEX([.D61]);DEC2HEX([.E61]))" office:value-type="string" office:string-value="DD" calcext:value-type="string">
            <text:p>DD</text:p>
          </table:table-cell>
          <table:table-cell table:formula="of:=COM.MICROSOFT.CONCAT(&quot;#define  _&quot;;[.C61];&quot;   0x&quot;;[.F61])" office:value-type="string" office:string-value="#define  _ESC_noArg   0xDD" calcext:value-type="string">
            <text:p>#define <text:s/>_ESC_noArg <text:s text:c="2"/>0xDD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62];&quot;_&quot;;[.B62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62]);DEC2HEX([.E62]))" office:value-type="string" office:string-value="DE" calcext:value-type="string">
            <text:p>DE</text:p>
          </table:table-cell>
          <table:table-cell table:formula="of:=COM.MICROSOFT.CONCAT(&quot;#define  _&quot;;[.C62];&quot;   0x&quot;;[.F62])" office:value-type="string" office:string-value="#define  _ESC_noArg   0xDE" calcext:value-type="string">
            <text:p>#define <text:s/>_ESC_noArg <text:s text:c="2"/>0xDE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63];&quot;_&quot;;[.B63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63]);DEC2HEX([.E63]))" office:value-type="string" office:string-value="DF" calcext:value-type="string">
            <text:p>DF</text:p>
          </table:table-cell>
          <table:table-cell table:formula="of:=COM.MICROSOFT.CONCAT(&quot;#define  _&quot;;[.C63];&quot;   0x&quot;;[.F63])" office:value-type="string" office:string-value="#define  _ESC_noArg   0xDF" calcext:value-type="string">
            <text:p>#define <text:s/>_ESC_noArg <text:s text:c="2"/>0xDF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p2</text:p>
          </table:table-cell>
          <table:table-cell office:value-type="string" calcext:value-type="string">
            <text:p>Eb,Ib</text:p>
          </table:table-cell>
          <table:table-cell table:formula="of:=COM.MICROSOFT.CONCAT([.A64];&quot;_&quot;;[.B64])" office:value-type="string" office:string-value="Grp2_Eb,Ib" calcext:value-type="string">
            <text:p>Grp2_Eb,Ib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COM.MICROSOFT.CONCAT(DEC2HEX([.D64]);DEC2HEX([.E64]))" office:value-type="string" office:string-value="C0" calcext:value-type="string">
            <text:p>C0</text:p>
          </table:table-cell>
          <table:table-cell table:formula="of:=COM.MICROSOFT.CONCAT(&quot;#define  _&quot;;[.C64];&quot;   0x&quot;;[.F64])" office:value-type="string" office:string-value="#define  _Grp2_Eb,Ib   0xC0" calcext:value-type="string">
            <text:p>#define <text:s/>_Grp2_Eb,Ib <text:s text:c="2"/>0xC0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p2</text:p>
          </table:table-cell>
          <table:table-cell office:value-type="string" calcext:value-type="string">
            <text:p>Ev,Iv</text:p>
          </table:table-cell>
          <table:table-cell table:formula="of:=COM.MICROSOFT.CONCAT([.A65];&quot;_&quot;;[.B65])" office:value-type="string" office:string-value="Grp2_Ev,Iv" calcext:value-type="string">
            <text:p>Grp2_Ev,Iv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COM.MICROSOFT.CONCAT(DEC2HEX([.D65]);DEC2HEX([.E65]))" office:value-type="string" office:string-value="C1" calcext:value-type="string">
            <text:p>C1</text:p>
          </table:table-cell>
          <table:table-cell table:formula="of:=COM.MICROSOFT.CONCAT(&quot;#define  _&quot;;[.C65];&quot;   0x&quot;;[.F65])" office:value-type="string" office:string-value="#define  _Grp2_Ev,Iv   0xC1" calcext:value-type="string">
            <text:p>#define <text:s/>_Grp2_Ev,Iv <text:s text:c="2"/>0xC1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p2</text:p>
          </table:table-cell>
          <table:table-cell office:value-type="string" calcext:value-type="string">
            <text:p>Eb,1</text:p>
          </table:table-cell>
          <table:table-cell table:formula="of:=COM.MICROSOFT.CONCAT([.A66];&quot;_&quot;;[.B66])" office:value-type="string" office:string-value="Grp2_Eb,1" calcext:value-type="string">
            <text:p>Grp2_Eb,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COM.MICROSOFT.CONCAT(DEC2HEX([.D66]);DEC2HEX([.E66]))" office:value-type="string" office:string-value="D0" calcext:value-type="string">
            <text:p>D0</text:p>
          </table:table-cell>
          <table:table-cell table:formula="of:=COM.MICROSOFT.CONCAT(&quot;#define  _&quot;;[.C66];&quot;   0x&quot;;[.F66])" office:value-type="string" office:string-value="#define  _Grp2_Eb,1   0xD0" calcext:value-type="string">
            <text:p>#define <text:s/>_Grp2_Eb,1 <text:s text:c="2"/>0xD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p2</text:p>
          </table:table-cell>
          <table:table-cell office:value-type="string" calcext:value-type="string">
            <text:p>Ev,1</text:p>
          </table:table-cell>
          <table:table-cell table:formula="of:=COM.MICROSOFT.CONCAT([.A67];&quot;_&quot;;[.B67])" office:value-type="string" office:string-value="Grp2_Ev,1" calcext:value-type="string">
            <text:p>Grp2_Ev,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COM.MICROSOFT.CONCAT(DEC2HEX([.D67]);DEC2HEX([.E67]))" office:value-type="string" office:string-value="D1" calcext:value-type="string">
            <text:p>D1</text:p>
          </table:table-cell>
          <table:table-cell table:formula="of:=COM.MICROSOFT.CONCAT(&quot;#define  _&quot;;[.C67];&quot;   0x&quot;;[.F67])" office:value-type="string" office:string-value="#define  _Grp2_Ev,1   0xD1" calcext:value-type="string">
            <text:p>#define <text:s/>_Grp2_Ev,1 <text:s text:c="2"/>0xD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p2</text:p>
          </table:table-cell>
          <table:table-cell office:value-type="string" calcext:value-type="string">
            <text:p>Eb,CL</text:p>
          </table:table-cell>
          <table:table-cell table:formula="of:=COM.MICROSOFT.CONCAT([.A68];&quot;_&quot;;[.B68])" office:value-type="string" office:string-value="Grp2_Eb,CL" calcext:value-type="string">
            <text:p>Grp2_Eb,C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COM.MICROSOFT.CONCAT(DEC2HEX([.D68]);DEC2HEX([.E68]))" office:value-type="string" office:string-value="D2" calcext:value-type="string">
            <text:p>D2</text:p>
          </table:table-cell>
          <table:table-cell table:formula="of:=COM.MICROSOFT.CONCAT(&quot;#define  _&quot;;[.C68];&quot;   0x&quot;;[.F68])" office:value-type="string" office:string-value="#define  _Grp2_Eb,CL   0xD2" calcext:value-type="string">
            <text:p>#define <text:s/>_Grp2_Eb,CL <text:s text:c="2"/>0xD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p2</text:p>
          </table:table-cell>
          <table:table-cell office:value-type="string" calcext:value-type="string">
            <text:p>Ev,CL</text:p>
          </table:table-cell>
          <table:table-cell table:formula="of:=COM.MICROSOFT.CONCAT([.A69];&quot;_&quot;;[.B69])" office:value-type="string" office:string-value="Grp2_Ev,CL" calcext:value-type="string">
            <text:p>Grp2_Ev,C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COM.MICROSOFT.CONCAT(DEC2HEX([.D69]);DEC2HEX([.E69]))" office:value-type="string" office:string-value="D3" calcext:value-type="string">
            <text:p>D3</text:p>
          </table:table-cell>
          <table:table-cell table:formula="of:=COM.MICROSOFT.CONCAT(&quot;#define  _&quot;;[.C69];&quot;   0x&quot;;[.F69])" office:value-type="string" office:string-value="#define  _Grp2_Ev,CL   0xD3" calcext:value-type="string">
            <text:p>#define <text:s/>_Grp2_Ev,CL <text:s text:c="2"/>0xD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p3</text:p>
          </table:table-cell>
          <table:table-cell office:value-type="string" calcext:value-type="string">
            <text:p>Eb</text:p>
          </table:table-cell>
          <table:table-cell table:formula="of:=COM.MICROSOFT.CONCAT([.A70];&quot;_&quot;;[.B70])" office:value-type="string" office:string-value="Grp3_Eb" calcext:value-type="string">
            <text:p>Grp3_Eb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COM.MICROSOFT.CONCAT(DEC2HEX([.D70]);DEC2HEX([.E70]))" office:value-type="string" office:string-value="F6" calcext:value-type="string">
            <text:p>F6</text:p>
          </table:table-cell>
          <table:table-cell table:formula="of:=COM.MICROSOFT.CONCAT(&quot;#define  _&quot;;[.C70];&quot;   0x&quot;;[.F70])" office:value-type="string" office:string-value="#define  _Grp3_Eb   0xF6" calcext:value-type="string">
            <text:p>#define <text:s/>_Grp3_Eb <text:s text:c="2"/>0xF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p3</text:p>
          </table:table-cell>
          <table:table-cell office:value-type="string" calcext:value-type="string">
            <text:p>Ev</text:p>
          </table:table-cell>
          <table:table-cell table:formula="of:=COM.MICROSOFT.CONCAT([.A71];&quot;_&quot;;[.B71])" office:value-type="string" office:string-value="Grp3_Ev" calcext:value-type="string">
            <text:p>Grp3_Ev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COM.MICROSOFT.CONCAT(DEC2HEX([.D71]);DEC2HEX([.E71]))" office:value-type="string" office:string-value="F7" calcext:value-type="string">
            <text:p>F7</text:p>
          </table:table-cell>
          <table:table-cell table:formula="of:=COM.MICROSOFT.CONCAT(&quot;#define  _&quot;;[.C71];&quot;   0x&quot;;[.F71])" office:value-type="string" office:string-value="#define  _Grp3_Ev   0xF7" calcext:value-type="string">
            <text:p>#define <text:s/>_Grp3_Ev <text:s text:c="2"/>0xF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pl</text:p>
          </table:table-cell>
          <table:table-cell office:value-type="string" calcext:value-type="string">
            <text:p>Eb,Ib</text:p>
          </table:table-cell>
          <table:table-cell table:formula="of:=COM.MICROSOFT.CONCAT([.A72];&quot;_&quot;;[.B72])" office:value-type="string" office:string-value="Grpl_Eb,Ib" calcext:value-type="string">
            <text:p>Grpl_Eb,I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M.MICROSOFT.CONCAT(DEC2HEX([.D72]);DEC2HEX([.E72]))" office:value-type="string" office:string-value="80" calcext:value-type="string">
            <text:p>80</text:p>
          </table:table-cell>
          <table:table-cell table:formula="of:=COM.MICROSOFT.CONCAT(&quot;#define  _&quot;;[.C72];&quot;   0x&quot;;[.F72])" office:value-type="string" office:string-value="#define  _Grpl_Eb,Ib   0x80" calcext:value-type="string">
            <text:p>#define <text:s/>_Grpl_Eb,Ib <text:s text:c="2"/>0x80</text:p>
          </table:table-cell>
          <table:table-cell office:value-type="string" calcext:value-type="string">
            <text:p>TB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pl</text:p>
          </table:table-cell>
          <table:table-cell office:value-type="string" calcext:value-type="string">
            <text:p>Ev,Iv</text:p>
          </table:table-cell>
          <table:table-cell table:formula="of:=COM.MICROSOFT.CONCAT([.A73];&quot;_&quot;;[.B73])" office:value-type="string" office:string-value="Grpl_Ev,Iv" calcext:value-type="string">
            <text:p>Grpl_Ev,Iv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M.MICROSOFT.CONCAT(DEC2HEX([.D73]);DEC2HEX([.E73]))" office:value-type="string" office:string-value="81" calcext:value-type="string">
            <text:p>81</text:p>
          </table:table-cell>
          <table:table-cell table:formula="of:=COM.MICROSOFT.CONCAT(&quot;#define  _&quot;;[.C73];&quot;   0x&quot;;[.F73])" office:value-type="string" office:string-value="#define  _Grpl_Ev,Iv   0x81" calcext:value-type="string">
            <text:p>#define <text:s/>_Grpl_Ev,Iv <text:s text:c="2"/>0x81</text:p>
          </table:table-cell>
          <table:table-cell office:value-type="string" calcext:value-type="string">
            <text:p>TB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pl</text:p>
          </table:table-cell>
          <table:table-cell office:value-type="string" calcext:value-type="string">
            <text:p>Ev,Iv</text:p>
          </table:table-cell>
          <table:table-cell table:formula="of:=COM.MICROSOFT.CONCAT([.A74];&quot;_&quot;;[.B74])" office:value-type="string" office:string-value="Grpl_Ev,Iv" calcext:value-type="string">
            <text:p>Grpl_Ev,Iv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M.MICROSOFT.CONCAT(DEC2HEX([.D74]);DEC2HEX([.E74]))" office:value-type="string" office:string-value="83" calcext:value-type="string">
            <text:p>83</text:p>
          </table:table-cell>
          <table:table-cell table:formula="of:=COM.MICROSOFT.CONCAT(&quot;#define  _&quot;;[.C74];&quot;   0x&quot;;[.F74])" office:value-type="string" office:string-value="#define  _Grpl_Ev,Iv   0x83" calcext:value-type="string">
            <text:p>#define <text:s/>_Grpl_Ev,Iv <text:s text:c="2"/>0x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noArg</text:p>
          </table:table-cell>
          <table:table-cell table:formula="of:=COM.MICROSOFT.CONCAT([.A75];&quot;_&quot;;[.B75])" office:value-type="string" office:string-value="HLT_noArg" calcext:value-type="string">
            <text:p>HLT_noAr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COM.MICROSOFT.CONCAT(DEC2HEX([.D75]);DEC2HEX([.E75]))" office:value-type="string" office:string-value="F4" calcext:value-type="string">
            <text:p>F4</text:p>
          </table:table-cell>
          <table:table-cell table:formula="of:=COM.MICROSOFT.CONCAT(&quot;#define  _&quot;;[.C75];&quot;   0x&quot;;[.F75])" office:value-type="string" office:string-value="#define  _HLT_noArg   0xF4" calcext:value-type="string">
            <text:p>#define <text:s/>_HLT_noArg <text:s text:c="2"/>0xF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UL</text:p>
          </table:table-cell>
          <table:table-cell office:value-type="string" calcext:value-type="string">
            <text:p>GvEvIv</text:p>
          </table:table-cell>
          <table:table-cell table:formula="of:=COM.MICROSOFT.CONCAT([.A76];&quot;_&quot;;[.B76])" office:value-type="string" office:string-value="IMUL_GvEvIv" calcext:value-type="string">
            <text:p>IMUL_GvEvIv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M.MICROSOFT.CONCAT(DEC2HEX([.D76]);DEC2HEX([.E76]))" office:value-type="string" office:string-value="69" calcext:value-type="string">
            <text:p>69</text:p>
          </table:table-cell>
          <table:table-cell table:formula="of:=COM.MICROSOFT.CONCAT(&quot;#define  _&quot;;[.C76];&quot;   0x&quot;;[.F76])" office:value-type="string" office:string-value="#define  _IMUL_GvEvIv   0x69" calcext:value-type="string">
            <text:p>#define <text:s/>_IMUL_GvEvIv <text:s text:c="2"/>0x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UL</text:p>
          </table:table-cell>
          <table:table-cell office:value-type="string" calcext:value-type="string">
            <text:p>GvEvIv</text:p>
          </table:table-cell>
          <table:table-cell table:formula="of:=COM.MICROSOFT.CONCAT([.A77];&quot;_&quot;;[.B77])" office:value-type="string" office:string-value="IMUL_GvEvIv" calcext:value-type="string">
            <text:p>IMUL_GvEvI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77]);DEC2HEX([.E77]))" office:value-type="string" office:string-value="6B" calcext:value-type="string">
            <text:p>6B</text:p>
          </table:table-cell>
          <table:table-cell table:formula="of:=COM.MICROSOFT.CONCAT(&quot;#define  _&quot;;[.C77];&quot;   0x&quot;;[.F77])" office:value-type="string" office:string-value="#define  _IMUL_GvEvIv   0x6B" calcext:value-type="string">
            <text:p>#define <text:s/>_IMUL_GvEvIv <text:s text:c="2"/>0x6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AL,Ib</text:p>
          </table:table-cell>
          <table:table-cell table:formula="of:=COM.MICROSOFT.CONCAT([.A78];&quot;_&quot;;[.B78])" office:value-type="string" office:string-value="IN_AL,Ib" calcext:value-type="string">
            <text:p>IN_AL,Ib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COM.MICROSOFT.CONCAT(DEC2HEX([.D78]);DEC2HEX([.E78]))" office:value-type="string" office:string-value="E4" calcext:value-type="string">
            <text:p>E4</text:p>
          </table:table-cell>
          <table:table-cell table:formula="of:=COM.MICROSOFT.CONCAT(&quot;#define  _&quot;;[.C78];&quot;   0x&quot;;[.F78])" office:value-type="string" office:string-value="#define  _IN_AL,Ib   0xE4" calcext:value-type="string">
            <text:p>#define <text:s/>_IN_AL,Ib <text:s text:c="2"/>0x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eAX,Ib</text:p>
          </table:table-cell>
          <table:table-cell table:formula="of:=COM.MICROSOFT.CONCAT([.A79];&quot;_&quot;;[.B79])" office:value-type="string" office:string-value="IN_eAX,Ib" calcext:value-type="string">
            <text:p>IN_eAX,Ib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COM.MICROSOFT.CONCAT(DEC2HEX([.D79]);DEC2HEX([.E79]))" office:value-type="string" office:string-value="E5" calcext:value-type="string">
            <text:p>E5</text:p>
          </table:table-cell>
          <table:table-cell table:formula="of:=COM.MICROSOFT.CONCAT(&quot;#define  _&quot;;[.C79];&quot;   0x&quot;;[.F79])" office:value-type="string" office:string-value="#define  _IN_eAX,Ib   0xE5" calcext:value-type="string">
            <text:p>#define <text:s/>_IN_eAX,Ib <text:s text:c="2"/>0x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AL,DX</text:p>
          </table:table-cell>
          <table:table-cell table:formula="of:=COM.MICROSOFT.CONCAT([.A80];&quot;_&quot;;[.B80])" office:value-type="string" office:string-value="IN_AL,DX" calcext:value-type="string">
            <text:p>IN_AL,D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80]);DEC2HEX([.E80]))" office:value-type="string" office:string-value="EC" calcext:value-type="string">
            <text:p>EC</text:p>
          </table:table-cell>
          <table:table-cell table:formula="of:=COM.MICROSOFT.CONCAT(&quot;#define  _&quot;;[.C80];&quot;   0x&quot;;[.F80])" office:value-type="string" office:string-value="#define  _IN_AL,DX   0xEC" calcext:value-type="string">
            <text:p>#define <text:s/>_IN_AL,DX <text:s text:c="2"/>0x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eAX,DX</text:p>
          </table:table-cell>
          <table:table-cell table:formula="of:=COM.MICROSOFT.CONCAT([.A81];&quot;_&quot;;[.B81])" office:value-type="string" office:string-value="IN_eAX,DX" calcext:value-type="string">
            <text:p>IN_eAX,DX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81]);DEC2HEX([.E81]))" office:value-type="string" office:string-value="ED" calcext:value-type="string">
            <text:p>ED</text:p>
          </table:table-cell>
          <table:table-cell table:formula="of:=COM.MICROSOFT.CONCAT(&quot;#define  _&quot;;[.C81];&quot;   0x&quot;;[.F81])" office:value-type="string" office:string-value="#define  _IN_eAX,DX   0xED" calcext:value-type="string">
            <text:p>#define <text:s/>_IN_eAX,DX <text:s text:c="2"/>0x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AX</text:p>
          </table:table-cell>
          <table:table-cell table:formula="of:=COM.MICROSOFT.CONCAT([.A82];&quot;_&quot;;[.B82])" office:value-type="string" office:string-value="INC_eAX" calcext:value-type="string">
            <text:p>INC_eAX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CONCAT(DEC2HEX([.D82]);DEC2HEX([.E82]))" office:value-type="string" office:string-value="40" calcext:value-type="string">
            <text:p>40</text:p>
          </table:table-cell>
          <table:table-cell table:formula="of:=COM.MICROSOFT.CONCAT(&quot;#define  _&quot;;[.C82];&quot;   0x&quot;;[.F82])" office:value-type="string" office:string-value="#define  _INC_eAX   0x40" calcext:value-type="string">
            <text:p>#define <text:s/>_INC_eAX <text:s text:c="2"/>0x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CX</text:p>
          </table:table-cell>
          <table:table-cell table:formula="of:=COM.MICROSOFT.CONCAT([.A83];&quot;_&quot;;[.B83])" office:value-type="string" office:string-value="INC_eCX" calcext:value-type="string">
            <text:p>INC_eC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CONCAT(DEC2HEX([.D83]);DEC2HEX([.E83]))" office:value-type="string" office:string-value="41" calcext:value-type="string">
            <text:p>41</text:p>
          </table:table-cell>
          <table:table-cell table:formula="of:=COM.MICROSOFT.CONCAT(&quot;#define  _&quot;;[.C83];&quot;   0x&quot;;[.F83])" office:value-type="string" office:string-value="#define  _INC_eCX   0x41" calcext:value-type="string">
            <text:p>#define <text:s/>_INC_eCX <text:s text:c="2"/>0x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DX</text:p>
          </table:table-cell>
          <table:table-cell table:formula="of:=COM.MICROSOFT.CONCAT([.A84];&quot;_&quot;;[.B84])" office:value-type="string" office:string-value="INC_eDX" calcext:value-type="string">
            <text:p>INC_eD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.MICROSOFT.CONCAT(DEC2HEX([.D84]);DEC2HEX([.E84]))" office:value-type="string" office:string-value="42" calcext:value-type="string">
            <text:p>42</text:p>
          </table:table-cell>
          <table:table-cell table:formula="of:=COM.MICROSOFT.CONCAT(&quot;#define  _&quot;;[.C84];&quot;   0x&quot;;[.F84])" office:value-type="string" office:string-value="#define  _INC_eDX   0x42" calcext:value-type="string">
            <text:p>#define <text:s/>_INC_eDX <text:s text:c="2"/>0x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BX</text:p>
          </table:table-cell>
          <table:table-cell table:formula="of:=COM.MICROSOFT.CONCAT([.A85];&quot;_&quot;;[.B85])" office:value-type="string" office:string-value="INC_eBX" calcext:value-type="string">
            <text:p>INC_eBX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M.MICROSOFT.CONCAT(DEC2HEX([.D85]);DEC2HEX([.E85]))" office:value-type="string" office:string-value="43" calcext:value-type="string">
            <text:p>43</text:p>
          </table:table-cell>
          <table:table-cell table:formula="of:=COM.MICROSOFT.CONCAT(&quot;#define  _&quot;;[.C85];&quot;   0x&quot;;[.F85])" office:value-type="string" office:string-value="#define  _INC_eBX   0x43" calcext:value-type="string">
            <text:p>#define <text:s/>_INC_eBX <text:s text:c="2"/>0x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SP</text:p>
          </table:table-cell>
          <table:table-cell table:formula="of:=COM.MICROSOFT.CONCAT([.A86];&quot;_&quot;;[.B86])" office:value-type="string" office:string-value="INC_eSP" calcext:value-type="string">
            <text:p>INC_eSP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COM.MICROSOFT.CONCAT(DEC2HEX([.D86]);DEC2HEX([.E86]))" office:value-type="string" office:string-value="44" calcext:value-type="string">
            <text:p>44</text:p>
          </table:table-cell>
          <table:table-cell table:formula="of:=COM.MICROSOFT.CONCAT(&quot;#define  _&quot;;[.C86];&quot;   0x&quot;;[.F86])" office:value-type="string" office:string-value="#define  _INC_eSP   0x44" calcext:value-type="string">
            <text:p>#define <text:s/>_INC_eSP <text:s text:c="2"/>0x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BP</text:p>
          </table:table-cell>
          <table:table-cell table:formula="of:=COM.MICROSOFT.CONCAT([.A87];&quot;_&quot;;[.B87])" office:value-type="string" office:string-value="INC_eBP" calcext:value-type="string">
            <text:p>INC_eBP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M.MICROSOFT.CONCAT(DEC2HEX([.D87]);DEC2HEX([.E87]))" office:value-type="string" office:string-value="45" calcext:value-type="string">
            <text:p>45</text:p>
          </table:table-cell>
          <table:table-cell table:formula="of:=COM.MICROSOFT.CONCAT(&quot;#define  _&quot;;[.C87];&quot;   0x&quot;;[.F87])" office:value-type="string" office:string-value="#define  _INC_eBP   0x45" calcext:value-type="string">
            <text:p>#define <text:s/>_INC_eBP <text:s text:c="2"/>0x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SI</text:p>
          </table:table-cell>
          <table:table-cell table:formula="of:=COM.MICROSOFT.CONCAT([.A88];&quot;_&quot;;[.B88])" office:value-type="string" office:string-value="INC_eSI" calcext:value-type="string">
            <text:p>INC_eS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M.MICROSOFT.CONCAT(DEC2HEX([.D88]);DEC2HEX([.E88]))" office:value-type="string" office:string-value="46" calcext:value-type="string">
            <text:p>46</text:p>
          </table:table-cell>
          <table:table-cell table:formula="of:=COM.MICROSOFT.CONCAT(&quot;#define  _&quot;;[.C88];&quot;   0x&quot;;[.F88])" office:value-type="string" office:string-value="#define  _INC_eSI   0x46" calcext:value-type="string">
            <text:p>#define <text:s/>_INC_eSI <text:s text:c="2"/>0x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DI</text:p>
          </table:table-cell>
          <table:table-cell table:formula="of:=COM.MICROSOFT.CONCAT([.A89];&quot;_&quot;;[.B89])" office:value-type="string" office:string-value="INC_eDI" calcext:value-type="string">
            <text:p>INC_eDI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M.MICROSOFT.CONCAT(DEC2HEX([.D89]);DEC2HEX([.E89]))" office:value-type="string" office:string-value="47" calcext:value-type="string">
            <text:p>47</text:p>
          </table:table-cell>
          <table:table-cell table:formula="of:=COM.MICROSOFT.CONCAT(&quot;#define  _&quot;;[.C89];&quot;   0x&quot;;[.F89])" office:value-type="string" office:string-value="#define  _INC_eDI   0x47" calcext:value-type="string">
            <text:p>#define <text:s/>_INC_eDI <text:s text:c="2"/>0x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/DEC</text:p>
          </table:table-cell>
          <table:table-cell office:value-type="string" calcext:value-type="string">
            <text:p>Grp4</text:p>
          </table:table-cell>
          <table:table-cell table:formula="of:=COM.MICROSOFT.CONCAT([.A90];&quot;_&quot;;[.B90])" office:value-type="string" office:string-value="INC/DEC_Grp4" calcext:value-type="string">
            <text:p>INC/DEC_Grp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90]);DEC2HEX([.E90]))" office:value-type="string" office:string-value="FE" calcext:value-type="string">
            <text:p>FE</text:p>
          </table:table-cell>
          <table:table-cell table:formula="of:=COM.MICROSOFT.CONCAT(&quot;#define  _&quot;;[.C90];&quot;   0x&quot;;[.F90])" office:value-type="string" office:string-value="#define  _INC/DEC_Grp4   0xFE" calcext:value-type="string">
            <text:p>#define <text:s/>_INC/DEC_Grp4 <text:s text:c="2"/>0xFE</text:p>
          </table:table-cell>
          <table:table-cell office:value-type="string" calcext:value-type="string">
            <text:p>TBC : meaning of / + INC/DEC 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rect</text:p>
          </table:table-cell>
          <table:table-cell office:value-type="string" calcext:value-type="string">
            <text:p>Grp5</text:p>
          </table:table-cell>
          <table:table-cell table:formula="of:=COM.MICROSOFT.CONCAT([.A91];&quot;_&quot;;[.B91])" office:value-type="string" office:string-value="Indirect_Grp5" calcext:value-type="string">
            <text:p>Indirect_Grp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COM.MICROSOFT.CONCAT(DEC2HEX([.D91]);DEC2HEX([.E91]))" office:value-type="string" office:string-value="FF" calcext:value-type="string">
            <text:p>FF</text:p>
          </table:table-cell>
          <table:table-cell table:formula="of:=COM.MICROSOFT.CONCAT(&quot;#define  _&quot;;[.C91];&quot;   0x&quot;;[.F91])" office:value-type="string" office:string-value="#define  _Indirect_Grp5   0xFF" calcext:value-type="string">
            <text:p>#define <text:s/>_Indirect_Grp5 <text:s text:c="2"/>0xFF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B</text:p>
          </table:table-cell>
          <table:table-cell office:value-type="string" calcext:value-type="string">
            <text:p>Yb,Dx</text:p>
          </table:table-cell>
          <table:table-cell table:formula="of:=COM.MICROSOFT.CONCAT([.A92];&quot;_&quot;;[.B92])" office:value-type="string" office:string-value="INSB_Yb,Dx" calcext:value-type="string">
            <text:p>INSB_Yb,Dx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92]);DEC2HEX([.E92]))" office:value-type="string" office:string-value="6C" calcext:value-type="string">
            <text:p>6C</text:p>
          </table:table-cell>
          <table:table-cell table:formula="of:=COM.MICROSOFT.CONCAT(&quot;#define  _&quot;;[.C92];&quot;   0x&quot;;[.F92])" office:value-type="string" office:string-value="#define  _INSB_Yb,Dx   0x6C" calcext:value-type="string">
            <text:p>#define <text:s/>_INSB_Yb,Dx <text:s text:c="2"/>0x6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W/D</text:p>
          </table:table-cell>
          <table:table-cell office:value-type="string" calcext:value-type="string">
            <text:p>Yb,Dx</text:p>
          </table:table-cell>
          <table:table-cell table:formula="of:=COM.MICROSOFT.CONCAT([.A93];&quot;_&quot;;[.B93])" office:value-type="string" office:string-value="INSW/D_Yb,Dx" calcext:value-type="string">
            <text:p>INSW/D_Yb,Dx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93]);DEC2HEX([.E93]))" office:value-type="string" office:string-value="6D" calcext:value-type="string">
            <text:p>6D</text:p>
          </table:table-cell>
          <table:table-cell table:formula="of:=COM.MICROSOFT.CONCAT(&quot;#define  _&quot;;[.C93];&quot;   0x&quot;;[.F93])" office:value-type="string" office:string-value="#define  _INSW/D_Yb,Dx   0x6D" calcext:value-type="string">
            <text:p>#define <text:s/>_INSW/D_Yb,Dx <text:s text:c="2"/>0x6D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table:formula="of:=COM.MICROSOFT.CONCAT([.A94];&quot;_&quot;;[.B94])" office:value-type="string" office:string-value="INT_3" calcext:value-type="string">
            <text:p>INT_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COM.MICROSOFT.CONCAT(DEC2HEX([.D94]);DEC2HEX([.E94]))" office:value-type="string" office:string-value="CC" calcext:value-type="string">
            <text:p>CC</text:p>
          </table:table-cell>
          <table:table-cell table:formula="of:=COM.MICROSOFT.CONCAT(&quot;#define  _&quot;;[.C94];&quot;   0x&quot;;[.F94])" office:value-type="string" office:string-value="#define  _INT_3   0xCC" calcext:value-type="string">
            <text:p>#define <text:s/>_INT_3 <text:s text:c="2"/>0x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b</text:p>
          </table:table-cell>
          <table:table-cell table:formula="of:=COM.MICROSOFT.CONCAT([.A95];&quot;_&quot;;[.B95])" office:value-type="string" office:string-value="INT_Ib" calcext:value-type="string">
            <text:p>INT_Ib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95]);DEC2HEX([.E95]))" office:value-type="string" office:string-value="CD" calcext:value-type="string">
            <text:p>CD</text:p>
          </table:table-cell>
          <table:table-cell table:formula="of:=COM.MICROSOFT.CONCAT(&quot;#define  _&quot;;[.C95];&quot;   0x&quot;;[.F95])" office:value-type="string" office:string-value="#define  _INT_Ib   0xCD" calcext:value-type="string">
            <text:p>#define <text:s/>_INT_Ib <text:s text:c="2"/>0xC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O</text:p>
          </table:table-cell>
          <table:table-cell office:value-type="string" calcext:value-type="string">
            <text:p>noArg</text:p>
          </table:table-cell>
          <table:table-cell table:formula="of:=COM.MICROSOFT.CONCAT([.A96];&quot;_&quot;;[.B96])" office:value-type="string" office:string-value="INTO_noArg" calcext:value-type="string">
            <text:p>INTO_noArg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96]);DEC2HEX([.E96]))" office:value-type="string" office:string-value="CE" calcext:value-type="string">
            <text:p>CE</text:p>
          </table:table-cell>
          <table:table-cell table:formula="of:=COM.MICROSOFT.CONCAT(&quot;#define  _&quot;;[.C96];&quot;   0x&quot;;[.F96])" office:value-type="string" office:string-value="#define  _INTO_noArg   0xCE" calcext:value-type="string">
            <text:p>#define <text:s/>_INTO_noArg <text:s text:c="2"/>0x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ET</text:p>
          </table:table-cell>
          <table:table-cell office:value-type="string" calcext:value-type="string">
            <text:p>noArg</text:p>
          </table:table-cell>
          <table:table-cell table:formula="of:=COM.MICROSOFT.CONCAT([.A97];&quot;_&quot;;[.B97])" office:value-type="string" office:string-value="IRET_noArg" calcext:value-type="string">
            <text:p>IRET_noArg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97]);DEC2HEX([.E97]))" office:value-type="string" office:string-value="CF" calcext:value-type="string">
            <text:p>CF</text:p>
          </table:table-cell>
          <table:table-cell table:formula="of:=COM.MICROSOFT.CONCAT(&quot;#define  _&quot;;[.C97];&quot;   0x&quot;;[.F97])" office:value-type="string" office:string-value="#define  _IRET_noArg   0xCF" calcext:value-type="string">
            <text:p>#define <text:s/>_IRET_noArg <text:s text:c="2"/>0xC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B</text:p>
          </table:table-cell>
          <table:table-cell office:value-type="string" calcext:value-type="string">
            <text:p>noArg</text:p>
          </table:table-cell>
          <table:table-cell table:formula="of:=COM.MICROSOFT.CONCAT([.A98];&quot;_&quot;;[.B98])" office:value-type="string" office:string-value="JB_noArg" calcext:value-type="string">
            <text:p>JB_noAr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COM.MICROSOFT.CONCAT(DEC2HEX([.D98]);DEC2HEX([.E98]))" office:value-type="string" office:string-value="72" calcext:value-type="string">
            <text:p>72</text:p>
          </table:table-cell>
          <table:table-cell table:formula="of:=COM.MICROSOFT.CONCAT(&quot;#define  _&quot;;[.C98];&quot;   0x&quot;;[.F98])" office:value-type="string" office:string-value="#define  _JB_noArg   0x72" calcext:value-type="string">
            <text:p>#define <text:s/>_JB_noArg <text:s text:c="2"/>0x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BE</text:p>
          </table:table-cell>
          <table:table-cell office:value-type="string" calcext:value-type="string">
            <text:p>noArg</text:p>
          </table:table-cell>
          <table:table-cell table:formula="of:=COM.MICROSOFT.CONCAT([.A99];&quot;_&quot;;[.B99])" office:value-type="string" office:string-value="JBE_noArg" calcext:value-type="string">
            <text:p>JBE_noAr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COM.MICROSOFT.CONCAT(DEC2HEX([.D99]);DEC2HEX([.E99]))" office:value-type="string" office:string-value="76" calcext:value-type="string">
            <text:p>76</text:p>
          </table:table-cell>
          <table:table-cell table:formula="of:=COM.MICROSOFT.CONCAT(&quot;#define  _&quot;;[.C99];&quot;   0x&quot;;[.F99])" office:value-type="string" office:string-value="#define  _JBE_noArg   0x76" calcext:value-type="string">
            <text:p>#define <text:s/>_JBE_noArg <text:s text:c="2"/>0x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CXZ</text:p>
          </table:table-cell>
          <table:table-cell office:value-type="string" calcext:value-type="string">
            <text:p>Jb</text:p>
          </table:table-cell>
          <table:table-cell table:formula="of:=COM.MICROSOFT.CONCAT([.A100];&quot;_&quot;;[.B100])" office:value-type="string" office:string-value="JCXZ_Jb" calcext:value-type="string">
            <text:p>JCXZ_Jb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00]);DEC2HEX([.E100]))" office:value-type="string" office:string-value="E3" calcext:value-type="string">
            <text:p>E3</text:p>
          </table:table-cell>
          <table:table-cell table:formula="of:=COM.MICROSOFT.CONCAT(&quot;#define  _&quot;;[.C100];&quot;   0x&quot;;[.F100])" office:value-type="string" office:string-value="#define  _JCXZ_Jb   0xE3" calcext:value-type="string">
            <text:p>#define <text:s/>_JCXZ_Jb <text:s text:c="2"/>0x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L</text:p>
          </table:table-cell>
          <table:table-cell office:value-type="string" calcext:value-type="string">
            <text:p>noArg</text:p>
          </table:table-cell>
          <table:table-cell table:formula="of:=COM.MICROSOFT.CONCAT([.A101];&quot;_&quot;;[.B101])" office:value-type="string" office:string-value="JL_noArg" calcext:value-type="string">
            <text:p>JL_noAr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01]);DEC2HEX([.E101]))" office:value-type="string" office:string-value="7C" calcext:value-type="string">
            <text:p>7C</text:p>
          </table:table-cell>
          <table:table-cell table:formula="of:=COM.MICROSOFT.CONCAT(&quot;#define  _&quot;;[.C101];&quot;   0x&quot;;[.F101])" office:value-type="string" office:string-value="#define  _JL_noArg   0x7C" calcext:value-type="string">
            <text:p>#define <text:s/>_JL_noArg <text:s text:c="2"/>0x7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LE</text:p>
          </table:table-cell>
          <table:table-cell office:value-type="string" calcext:value-type="string">
            <text:p>noArg</text:p>
          </table:table-cell>
          <table:table-cell table:formula="of:=COM.MICROSOFT.CONCAT([.A102];&quot;_&quot;;[.B102])" office:value-type="string" office:string-value="JLE_noArg" calcext:value-type="string">
            <text:p>JLE_noArg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02]);DEC2HEX([.E102]))" office:value-type="string" office:string-value="7E" calcext:value-type="string">
            <text:p>7E</text:p>
          </table:table-cell>
          <table:table-cell table:formula="of:=COM.MICROSOFT.CONCAT(&quot;#define  _&quot;;[.C102];&quot;   0x&quot;;[.F102])" office:value-type="string" office:string-value="#define  _JLE_noArg   0x7E" calcext:value-type="string">
            <text:p>#define <text:s/>_JLE_noArg <text:s text:c="2"/>0x7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B</text:p>
          </table:table-cell>
          <table:table-cell office:value-type="string" calcext:value-type="string">
            <text:p>noArg</text:p>
          </table:table-cell>
          <table:table-cell table:formula="of:=COM.MICROSOFT.CONCAT([.A103];&quot;_&quot;;[.B103])" office:value-type="string" office:string-value="JNB_noArg" calcext:value-type="string">
            <text:p>JNB_noAr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03]);DEC2HEX([.E103]))" office:value-type="string" office:string-value="73" calcext:value-type="string">
            <text:p>73</text:p>
          </table:table-cell>
          <table:table-cell table:formula="of:=COM.MICROSOFT.CONCAT(&quot;#define  _&quot;;[.C103];&quot;   0x&quot;;[.F103])" office:value-type="string" office:string-value="#define  _JNB_noArg   0x73" calcext:value-type="string">
            <text:p>#define <text:s/>_JNB_noArg <text:s text:c="2"/>0x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BE</text:p>
          </table:table-cell>
          <table:table-cell office:value-type="string" calcext:value-type="string">
            <text:p>noArg</text:p>
          </table:table-cell>
          <table:table-cell table:formula="of:=COM.MICROSOFT.CONCAT([.A104];&quot;_&quot;;[.B104])" office:value-type="string" office:string-value="JNBE_noArg" calcext:value-type="string">
            <text:p>JNBE_noArg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COM.MICROSOFT.CONCAT(DEC2HEX([.D104]);DEC2HEX([.E104]))" office:value-type="string" office:string-value="77" calcext:value-type="string">
            <text:p>77</text:p>
          </table:table-cell>
          <table:table-cell table:formula="of:=COM.MICROSOFT.CONCAT(&quot;#define  _&quot;;[.C104];&quot;   0x&quot;;[.F104])" office:value-type="string" office:string-value="#define  _JNBE_noArg   0x77" calcext:value-type="string">
            <text:p>#define <text:s/>_JNBE_noArg <text:s text:c="2"/>0x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L</text:p>
          </table:table-cell>
          <table:table-cell office:value-type="string" calcext:value-type="string">
            <text:p>noArg</text:p>
          </table:table-cell>
          <table:table-cell table:formula="of:=COM.MICROSOFT.CONCAT([.A105];&quot;_&quot;;[.B105])" office:value-type="string" office:string-value="JNL_noArg" calcext:value-type="string">
            <text:p>JNL_noArg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05]);DEC2HEX([.E105]))" office:value-type="string" office:string-value="7D" calcext:value-type="string">
            <text:p>7D</text:p>
          </table:table-cell>
          <table:table-cell table:formula="of:=COM.MICROSOFT.CONCAT(&quot;#define  _&quot;;[.C105];&quot;   0x&quot;;[.F105])" office:value-type="string" office:string-value="#define  _JNL_noArg   0x7D" calcext:value-type="string">
            <text:p>#define <text:s/>_JNL_noArg <text:s text:c="2"/>0x7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LE</text:p>
          </table:table-cell>
          <table:table-cell office:value-type="string" calcext:value-type="string">
            <text:p>noArg</text:p>
          </table:table-cell>
          <table:table-cell table:formula="of:=COM.MICROSOFT.CONCAT([.A106];&quot;_&quot;;[.B106])" office:value-type="string" office:string-value="JNLE_noArg" calcext:value-type="string">
            <text:p>JNLE_noAr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06]);DEC2HEX([.E106]))" office:value-type="string" office:string-value="7F" calcext:value-type="string">
            <text:p>7F</text:p>
          </table:table-cell>
          <table:table-cell table:formula="of:=COM.MICROSOFT.CONCAT(&quot;#define  _&quot;;[.C106];&quot;   0x&quot;;[.F106])" office:value-type="string" office:string-value="#define  _JNLE_noArg   0x7F" calcext:value-type="string">
            <text:p>#define <text:s/>_JNLE_noArg <text:s text:c="2"/>0x7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O</text:p>
          </table:table-cell>
          <table:table-cell office:value-type="string" calcext:value-type="string">
            <text:p>noArg</text:p>
          </table:table-cell>
          <table:table-cell table:formula="of:=COM.MICROSOFT.CONCAT([.A107];&quot;_&quot;;[.B107])" office:value-type="string" office:string-value="JNO_noArg" calcext:value-type="string">
            <text:p>JNO_noAr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07]);DEC2HEX([.E107]))" office:value-type="string" office:string-value="71" calcext:value-type="string">
            <text:p>71</text:p>
          </table:table-cell>
          <table:table-cell table:formula="of:=COM.MICROSOFT.CONCAT(&quot;#define  _&quot;;[.C107];&quot;   0x&quot;;[.F107])" office:value-type="string" office:string-value="#define  _JNO_noArg   0x71" calcext:value-type="string">
            <text:p>#define <text:s/>_JNO_noArg <text:s text:c="2"/>0x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P</text:p>
          </table:table-cell>
          <table:table-cell office:value-type="string" calcext:value-type="string">
            <text:p>noArg</text:p>
          </table:table-cell>
          <table:table-cell table:formula="of:=COM.MICROSOFT.CONCAT([.A108];&quot;_&quot;;[.B108])" office:value-type="string" office:string-value="JNP_noArg" calcext:value-type="string">
            <text:p>JNP_noArg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108]);DEC2HEX([.E108]))" office:value-type="string" office:string-value="7B" calcext:value-type="string">
            <text:p>7B</text:p>
          </table:table-cell>
          <table:table-cell table:formula="of:=COM.MICROSOFT.CONCAT(&quot;#define  _&quot;;[.C108];&quot;   0x&quot;;[.F108])" office:value-type="string" office:string-value="#define  _JNP_noArg   0x7B" calcext:value-type="string">
            <text:p>#define <text:s/>_JNP_noArg <text:s text:c="2"/>0x7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P</text:p>
          </table:table-cell>
          <table:table-cell office:value-type="string" calcext:value-type="string">
            <text:p>Jv</text:p>
          </table:table-cell>
          <table:table-cell table:formula="of:=COM.MICROSOFT.CONCAT([.A109];&quot;_&quot;;[.B109])" office:value-type="string" office:string-value="JNP_Jv" calcext:value-type="string">
            <text:p>JNP_Jv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09]);DEC2HEX([.E109]))" office:value-type="string" office:string-value="E9" calcext:value-type="string">
            <text:p>E9</text:p>
          </table:table-cell>
          <table:table-cell table:formula="of:=COM.MICROSOFT.CONCAT(&quot;#define  _&quot;;[.C109];&quot;   0x&quot;;[.F109])" office:value-type="string" office:string-value="#define  _JNP_Jv   0xE9" calcext:value-type="string">
            <text:p>#define <text:s/>_JNP_Jv <text:s text:c="2"/>0x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P</text:p>
          </table:table-cell>
          <table:table-cell office:value-type="string" calcext:value-type="string">
            <text:p>Ap</text:p>
          </table:table-cell>
          <table:table-cell table:formula="of:=COM.MICROSOFT.CONCAT([.A110];&quot;_&quot;;[.B110])" office:value-type="string" office:string-value="JNP_Ap" calcext:value-type="string">
            <text:p>JNP_Ap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10]);DEC2HEX([.E110]))" office:value-type="string" office:string-value="EA" calcext:value-type="string">
            <text:p>EA</text:p>
          </table:table-cell>
          <table:table-cell table:formula="of:=COM.MICROSOFT.CONCAT(&quot;#define  _&quot;;[.C110];&quot;   0x&quot;;[.F110])" office:value-type="string" office:string-value="#define  _JNP_Ap   0xEA" calcext:value-type="string">
            <text:p>#define <text:s/>_JNP_Ap <text:s text:c="2"/>0x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P</text:p>
          </table:table-cell>
          <table:table-cell office:value-type="string" calcext:value-type="string">
            <text:p>Jb</text:p>
          </table:table-cell>
          <table:table-cell table:formula="of:=COM.MICROSOFT.CONCAT([.A111];&quot;_&quot;;[.B111])" office:value-type="string" office:string-value="JNP_Jb" calcext:value-type="string">
            <text:p>JNP_Jb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111]);DEC2HEX([.E111]))" office:value-type="string" office:string-value="EB" calcext:value-type="string">
            <text:p>EB</text:p>
          </table:table-cell>
          <table:table-cell table:formula="of:=COM.MICROSOFT.CONCAT(&quot;#define  _&quot;;[.C111];&quot;   0x&quot;;[.F111])" office:value-type="string" office:string-value="#define  _JNP_Jb   0xEB" calcext:value-type="string">
            <text:p>#define <text:s/>_JNP_Jb <text:s text:c="2"/>0x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S</text:p>
          </table:table-cell>
          <table:table-cell office:value-type="string" calcext:value-type="string">
            <text:p>noArg</text:p>
          </table:table-cell>
          <table:table-cell table:formula="of:=COM.MICROSOFT.CONCAT([.A112];&quot;_&quot;;[.B112])" office:value-type="string" office:string-value="JNS_noArg" calcext:value-type="string">
            <text:p>JNS_noAr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12]);DEC2HEX([.E112]))" office:value-type="string" office:string-value="79" calcext:value-type="string">
            <text:p>79</text:p>
          </table:table-cell>
          <table:table-cell table:formula="of:=COM.MICROSOFT.CONCAT(&quot;#define  _&quot;;[.C112];&quot;   0x&quot;;[.F112])" office:value-type="string" office:string-value="#define  _JNS_noArg   0x79" calcext:value-type="string">
            <text:p>#define <text:s/>_JNS_noArg <text:s text:c="2"/>0x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noArg</text:p>
          </table:table-cell>
          <table:table-cell table:formula="of:=COM.MICROSOFT.CONCAT([.A113];&quot;_&quot;;[.B113])" office:value-type="string" office:string-value="JNZ_noArg" calcext:value-type="string">
            <text:p>JNZ_noAr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COM.MICROSOFT.CONCAT(DEC2HEX([.D113]);DEC2HEX([.E113]))" office:value-type="string" office:string-value="75" calcext:value-type="string">
            <text:p>75</text:p>
          </table:table-cell>
          <table:table-cell table:formula="of:=COM.MICROSOFT.CONCAT(&quot;#define  _&quot;;[.C113];&quot;   0x&quot;;[.F113])" office:value-type="string" office:string-value="#define  _JNZ_noArg   0x75" calcext:value-type="string">
            <text:p>#define <text:s/>_JNZ_noArg <text:s text:c="2"/>0x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noArg</text:p>
          </table:table-cell>
          <table:table-cell table:formula="of:=COM.MICROSOFT.CONCAT([.A114];&quot;_&quot;;[.B114])" office:value-type="string" office:string-value="JO_noArg" calcext:value-type="string">
            <text:p>JO_noAr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14]);DEC2HEX([.E114]))" office:value-type="string" office:string-value="70" calcext:value-type="string">
            <text:p>70</text:p>
          </table:table-cell>
          <table:table-cell table:formula="of:=COM.MICROSOFT.CONCAT(&quot;#define  _&quot;;[.C114];&quot;   0x&quot;;[.F114])" office:value-type="string" office:string-value="#define  _JO_noArg   0x70" calcext:value-type="string">
            <text:p>#define <text:s/>_JO_noArg <text:s text:c="2"/>0x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noArg</text:p>
          </table:table-cell>
          <table:table-cell table:formula="of:=COM.MICROSOFT.CONCAT([.A115];&quot;_&quot;;[.B115])" office:value-type="string" office:string-value="JP_noArg" calcext:value-type="string">
            <text:p>JP_noArg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15]);DEC2HEX([.E115]))" office:value-type="string" office:string-value="7A" calcext:value-type="string">
            <text:p>7A</text:p>
          </table:table-cell>
          <table:table-cell table:formula="of:=COM.MICROSOFT.CONCAT(&quot;#define  _&quot;;[.C115];&quot;   0x&quot;;[.F115])" office:value-type="string" office:string-value="#define  _JP_noArg   0x7A" calcext:value-type="string">
            <text:p>#define <text:s/>_JP_noArg <text:s text:c="2"/>0x7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noArg</text:p>
          </table:table-cell>
          <table:table-cell table:formula="of:=COM.MICROSOFT.CONCAT([.A116];&quot;_&quot;;[.B116])" office:value-type="string" office:string-value="JS_noArg" calcext:value-type="string">
            <text:p>JS_noAr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M.MICROSOFT.CONCAT(DEC2HEX([.D116]);DEC2HEX([.E116]))" office:value-type="string" office:string-value="78" calcext:value-type="string">
            <text:p>78</text:p>
          </table:table-cell>
          <table:table-cell table:formula="of:=COM.MICROSOFT.CONCAT(&quot;#define  _&quot;;[.C116];&quot;   0x&quot;;[.F116])" office:value-type="string" office:string-value="#define  _JS_noArg   0x78" calcext:value-type="string">
            <text:p>#define <text:s/>_JS_noArg <text:s text:c="2"/>0x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noArg</text:p>
          </table:table-cell>
          <table:table-cell table:formula="of:=COM.MICROSOFT.CONCAT([.A117];&quot;_&quot;;[.B117])" office:value-type="string" office:string-value="JZ_noArg" calcext:value-type="string">
            <text:p>JZ_noAr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17]);DEC2HEX([.E117]))" office:value-type="string" office:string-value="74" calcext:value-type="string">
            <text:p>74</text:p>
          </table:table-cell>
          <table:table-cell table:formula="of:=COM.MICROSOFT.CONCAT(&quot;#define  _&quot;;[.C117];&quot;   0x&quot;;[.F117])" office:value-type="string" office:string-value="#define  _JZ_noArg   0x74" calcext:value-type="string">
            <text:p>#define <text:s/>_JZ_noArg <text:s text:c="2"/>0x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HF</text:p>
          </table:table-cell>
          <table:table-cell office:value-type="string" calcext:value-type="string">
            <text:p>noArg</text:p>
          </table:table-cell>
          <table:table-cell table:formula="of:=COM.MICROSOFT.CONCAT([.A118];&quot;_&quot;;[.B118])" office:value-type="string" office:string-value="LAHF_noArg" calcext:value-type="string">
            <text:p>LAHF_noAr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18]);DEC2HEX([.E118]))" office:value-type="string" office:string-value="9F" calcext:value-type="string">
            <text:p>9F</text:p>
          </table:table-cell>
          <table:table-cell table:formula="of:=COM.MICROSOFT.CONCAT(&quot;#define  _&quot;;[.C118];&quot;   0x&quot;;[.F118])" office:value-type="string" office:string-value="#define  _LAHF_noArg   0x9F" calcext:value-type="string">
            <text:p>#define <text:s/>_LAHF_noArg <text:s text:c="2"/>0x9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S</text:p>
          </table:table-cell>
          <table:table-cell office:value-type="string" calcext:value-type="string">
            <text:p>Gv,Mp</text:p>
          </table:table-cell>
          <table:table-cell table:formula="of:=COM.MICROSOFT.CONCAT([.A119];&quot;_&quot;;[.B119])" office:value-type="string" office:string-value="LDS_Gv,Mp" calcext:value-type="string">
            <text:p>LDS_Gv,Mp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COM.MICROSOFT.CONCAT(DEC2HEX([.D119]);DEC2HEX([.E119]))" office:value-type="string" office:string-value="C5" calcext:value-type="string">
            <text:p>C5</text:p>
          </table:table-cell>
          <table:table-cell table:formula="of:=COM.MICROSOFT.CONCAT(&quot;#define  _&quot;;[.C119];&quot;   0x&quot;;[.F119])" office:value-type="string" office:string-value="#define  _LDS_Gv,Mp   0xC5" calcext:value-type="string">
            <text:p>#define <text:s/>_LDS_Gv,Mp <text:s text:c="2"/>0xC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</text:p>
          </table:table-cell>
          <table:table-cell office:value-type="string" calcext:value-type="string">
            <text:p>Gv,M</text:p>
          </table:table-cell>
          <table:table-cell table:formula="of:=COM.MICROSOFT.CONCAT([.A120];&quot;_&quot;;[.B120])" office:value-type="string" office:string-value="LEA_Gv,M" calcext:value-type="string">
            <text:p>LEA_Gv,M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20]);DEC2HEX([.E120]))" office:value-type="string" office:string-value="8D" calcext:value-type="string">
            <text:p>8D</text:p>
          </table:table-cell>
          <table:table-cell table:formula="of:=COM.MICROSOFT.CONCAT(&quot;#define  _&quot;;[.C120];&quot;   0x&quot;;[.F120])" office:value-type="string" office:string-value="#define  _LEA_Gv,M   0x8D" calcext:value-type="string">
            <text:p>#define <text:s/>_LEA_Gv,M <text:s text:c="2"/>0x8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Arg</text:p>
          </table:table-cell>
          <table:table-cell table:formula="of:=COM.MICROSOFT.CONCAT([.A121];&quot;_&quot;;[.B121])" office:value-type="string" office:string-value="LEAVE_noArg" calcext:value-type="string">
            <text:p>LEAVE_noArg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21]);DEC2HEX([.E121]))" office:value-type="string" office:string-value="C9" calcext:value-type="string">
            <text:p>C9</text:p>
          </table:table-cell>
          <table:table-cell table:formula="of:=COM.MICROSOFT.CONCAT(&quot;#define  _&quot;;[.C121];&quot;   0x&quot;;[.F121])" office:value-type="string" office:string-value="#define  _LEAVE_noArg   0xC9" calcext:value-type="string">
            <text:p>#define <text:s/>_LEAVE_noArg <text:s text:c="2"/>0xC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Gv,Mp</text:p>
          </table:table-cell>
          <table:table-cell table:formula="of:=COM.MICROSOFT.CONCAT([.A122];&quot;_&quot;;[.B122])" office:value-type="string" office:string-value="LES_Gv,Mp" calcext:value-type="string">
            <text:p>LES_Gv,Mp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22]);DEC2HEX([.E122]))" office:value-type="string" office:string-value="C4" calcext:value-type="string">
            <text:p>C4</text:p>
          </table:table-cell>
          <table:table-cell table:formula="of:=COM.MICROSOFT.CONCAT(&quot;#define  _&quot;;[.C122];&quot;   0x&quot;;[.F122])" office:value-type="string" office:string-value="#define  _LES_Gv,Mp   0xC4" calcext:value-type="string">
            <text:p>#define <text:s/>_LES_Gv,Mp <text:s text:c="2"/>0xC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noArg</text:p>
          </table:table-cell>
          <table:table-cell table:formula="of:=COM.MICROSOFT.CONCAT([.A123];&quot;_&quot;;[.B123])" office:value-type="string" office:string-value="LOCK_noArg" calcext:value-type="string">
            <text:p>LOCK_noAr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23]);DEC2HEX([.E123]))" office:value-type="string" office:string-value="F0" calcext:value-type="string">
            <text:p>F0</text:p>
          </table:table-cell>
          <table:table-cell table:formula="of:=COM.MICROSOFT.CONCAT(&quot;#define  _&quot;;[.C123];&quot;   0x&quot;;[.F123])" office:value-type="string" office:string-value="#define  _LOCK_noArg   0xF0" calcext:value-type="string">
            <text:p>#define <text:s/>_LOCK_noArg <text:s text:c="2"/>0xF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SB</text:p>
          </table:table-cell>
          <table:table-cell office:value-type="string" calcext:value-type="string">
            <text:p>AL,Xb</text:p>
          </table:table-cell>
          <table:table-cell table:formula="of:=COM.MICROSOFT.CONCAT([.A124];&quot;_&quot;;[.B124])" office:value-type="string" office:string-value="LODSB_AL,Xb" calcext:value-type="string">
            <text:p>LODSB_AL,Xb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24]);DEC2HEX([.E124]))" office:value-type="string" office:string-value="AC" calcext:value-type="string">
            <text:p>AC</text:p>
          </table:table-cell>
          <table:table-cell table:formula="of:=COM.MICROSOFT.CONCAT(&quot;#define  _&quot;;[.C124];&quot;   0x&quot;;[.F124])" office:value-type="string" office:string-value="#define  _LODSB_AL,Xb   0xAC" calcext:value-type="string">
            <text:p>#define <text:s/>_LODSB_AL,Xb <text:s text:c="2"/>0xA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SW/D</text:p>
          </table:table-cell>
          <table:table-cell office:value-type="string" calcext:value-type="string">
            <text:p>eAx,Xv</text:p>
          </table:table-cell>
          <table:table-cell table:formula="of:=COM.MICROSOFT.CONCAT([.A125];&quot;_&quot;;[.B125])" office:value-type="string" office:string-value="LODSW/D_eAx,Xv" calcext:value-type="string">
            <text:p>LODSW/D_eAx,Xv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25]);DEC2HEX([.E125]))" office:value-type="string" office:string-value="AD" calcext:value-type="string">
            <text:p>AD</text:p>
          </table:table-cell>
          <table:table-cell table:formula="of:=COM.MICROSOFT.CONCAT(&quot;#define  _&quot;;[.C125];&quot;   0x&quot;;[.F125])" office:value-type="string" office:string-value="#define  _LODSW/D_eAx,Xv   0xAD" calcext:value-type="string">
            <text:p>#define <text:s/>_LODSW/D_eAx,Xv <text:s text:c="2"/>0xAD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Jb</text:p>
          </table:table-cell>
          <table:table-cell table:formula="of:=COM.MICROSOFT.CONCAT([.A126];&quot;_&quot;;[.B126])" office:value-type="string" office:string-value="LOOP_Jb" calcext:value-type="string">
            <text:p>LOOP_Jb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26]);DEC2HEX([.E126]))" office:value-type="string" office:string-value="E2" calcext:value-type="string">
            <text:p>E2</text:p>
          </table:table-cell>
          <table:table-cell table:formula="of:=COM.MICROSOFT.CONCAT(&quot;#define  _&quot;;[.C126];&quot;   0x&quot;;[.F126])" office:value-type="string" office:string-value="#define  _LOOP_Jb   0xE2" calcext:value-type="string">
            <text:p>#define <text:s/>_LOOP_Jb <text:s text:c="2"/>0x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PE</text:p>
          </table:table-cell>
          <table:table-cell office:value-type="string" calcext:value-type="string">
            <text:p>Jb</text:p>
          </table:table-cell>
          <table:table-cell table:formula="of:=COM.MICROSOFT.CONCAT([.A127];&quot;_&quot;;[.B127])" office:value-type="string" office:string-value="LOOPE_Jb" calcext:value-type="string">
            <text:p>LOOPE_Jb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27]);DEC2HEX([.E127]))" office:value-type="string" office:string-value="E1" calcext:value-type="string">
            <text:p>E1</text:p>
          </table:table-cell>
          <table:table-cell table:formula="of:=COM.MICROSOFT.CONCAT(&quot;#define  _&quot;;[.C127];&quot;   0x&quot;;[.F127])" office:value-type="string" office:string-value="#define  _LOOPE_Jb   0xE1" calcext:value-type="string">
            <text:p>#define <text:s/>_LOOPE_Jb <text:s text:c="2"/>0x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PNE</text:p>
          </table:table-cell>
          <table:table-cell office:value-type="string" calcext:value-type="string">
            <text:p>Jb</text:p>
          </table:table-cell>
          <table:table-cell table:formula="of:=COM.MICROSOFT.CONCAT([.A128];&quot;_&quot;;[.B128])" office:value-type="string" office:string-value="LOOPNE_Jb" calcext:value-type="string">
            <text:p>LOOPNE_Jb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28]);DEC2HEX([.E128]))" office:value-type="string" office:string-value="E0" calcext:value-type="string">
            <text:p>E0</text:p>
          </table:table-cell>
          <table:table-cell table:formula="of:=COM.MICROSOFT.CONCAT(&quot;#define  _&quot;;[.C128];&quot;   0x&quot;;[.F128])" office:value-type="string" office:string-value="#define  _LOOPNE_Jb   0xE0" calcext:value-type="string">
            <text:p>#define <text:s/>_LOOPNE_Jb <text:s text:c="2"/>0xE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b,Gb</text:p>
          </table:table-cell>
          <table:table-cell table:formula="of:=COM.MICROSOFT.CONCAT([.A129];&quot;_&quot;;[.B129])" office:value-type="string" office:string-value="MOV_Eb,Gb" calcext:value-type="string">
            <text:p>MOV_Eb,Gb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COM.MICROSOFT.CONCAT(DEC2HEX([.D129]);DEC2HEX([.E129]))" office:value-type="string" office:string-value="88" calcext:value-type="string">
            <text:p>88</text:p>
          </table:table-cell>
          <table:table-cell table:formula="of:=COM.MICROSOFT.CONCAT(&quot;#define  _&quot;;[.C129];&quot;   0x&quot;;[.F129])" office:value-type="string" office:string-value="#define  _MOV_Eb,Gb   0x88" calcext:value-type="string">
            <text:p>#define <text:s/>_MOV_Eb,Gb <text:s text:c="2"/>0x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V,Gv</text:p>
          </table:table-cell>
          <table:table-cell table:formula="of:=COM.MICROSOFT.CONCAT([.A130];&quot;_&quot;;[.B130])" office:value-type="string" office:string-value="MOV_EV,Gv" calcext:value-type="string">
            <text:p>MOV_EV,Gv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30]);DEC2HEX([.E130]))" office:value-type="string" office:string-value="89" calcext:value-type="string">
            <text:p>89</text:p>
          </table:table-cell>
          <table:table-cell table:formula="of:=COM.MICROSOFT.CONCAT(&quot;#define  _&quot;;[.C130];&quot;   0x&quot;;[.F130])" office:value-type="string" office:string-value="#define  _MOV_EV,Gv   0x89" calcext:value-type="string">
            <text:p>#define <text:s/>_MOV_EV,Gv <text:s text:c="2"/>0x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Gb,Eb</text:p>
          </table:table-cell>
          <table:table-cell table:formula="of:=COM.MICROSOFT.CONCAT([.A131];&quot;_&quot;;[.B131])" office:value-type="string" office:string-value="MOV_Gb,Eb" calcext:value-type="string">
            <text:p>MOV_Gb,Eb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31]);DEC2HEX([.E131]))" office:value-type="string" office:string-value="8A" calcext:value-type="string">
            <text:p>8A</text:p>
          </table:table-cell>
          <table:table-cell table:formula="of:=COM.MICROSOFT.CONCAT(&quot;#define  _&quot;;[.C131];&quot;   0x&quot;;[.F131])" office:value-type="string" office:string-value="#define  _MOV_Gb,Eb   0x8A" calcext:value-type="string">
            <text:p>#define <text:s/>_MOV_Gb,Eb <text:s text:c="2"/>0x8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Gv,Ev</text:p>
          </table:table-cell>
          <table:table-cell table:formula="of:=COM.MICROSOFT.CONCAT([.A132];&quot;_&quot;;[.B132])" office:value-type="string" office:string-value="MOV_Gv,Ev" calcext:value-type="string">
            <text:p>MOV_Gv,Ev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132]);DEC2HEX([.E132]))" office:value-type="string" office:string-value="8B" calcext:value-type="string">
            <text:p>8B</text:p>
          </table:table-cell>
          <table:table-cell table:formula="of:=COM.MICROSOFT.CONCAT(&quot;#define  _&quot;;[.C132];&quot;   0x&quot;;[.F132])" office:value-type="string" office:string-value="#define  _MOV_Gv,Ev   0x8B" calcext:value-type="string">
            <text:p>#define <text:s/>_MOV_Gv,Ev <text:s text:c="2"/>0x8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w,Sw</text:p>
          </table:table-cell>
          <table:table-cell table:formula="of:=COM.MICROSOFT.CONCAT([.A133];&quot;_&quot;;[.B133])" office:value-type="string" office:string-value="MOV_Ew,Sw" calcext:value-type="string">
            <text:p>MOV_Ew,Sw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33]);DEC2HEX([.E133]))" office:value-type="string" office:string-value="8C" calcext:value-type="string">
            <text:p>8C</text:p>
          </table:table-cell>
          <table:table-cell table:formula="of:=COM.MICROSOFT.CONCAT(&quot;#define  _&quot;;[.C133];&quot;   0x&quot;;[.F133])" office:value-type="string" office:string-value="#define  _MOV_Ew,Sw   0x8C" calcext:value-type="string">
            <text:p>#define <text:s/>_MOV_Ew,Sw <text:s text:c="2"/>0x8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Sw,Ew</text:p>
          </table:table-cell>
          <table:table-cell table:formula="of:=COM.MICROSOFT.CONCAT([.A134];&quot;_&quot;;[.B134])" office:value-type="string" office:string-value="MOV_Sw,Ew" calcext:value-type="string">
            <text:p>MOV_Sw,Ew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34]);DEC2HEX([.E134]))" office:value-type="string" office:string-value="8E" calcext:value-type="string">
            <text:p>8E</text:p>
          </table:table-cell>
          <table:table-cell table:formula="of:=COM.MICROSOFT.CONCAT(&quot;#define  _&quot;;[.C134];&quot;   0x&quot;;[.F134])" office:value-type="string" office:string-value="#define  _MOV_Sw,Ew   0x8E" calcext:value-type="string">
            <text:p>#define <text:s/>_MOV_Sw,Ew <text:s text:c="2"/>0x8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AL,Ob</text:p>
          </table:table-cell>
          <table:table-cell table:formula="of:=COM.MICROSOFT.CONCAT([.A135];&quot;_&quot;;[.B135])" office:value-type="string" office:string-value="MOV_AL,Ob" calcext:value-type="string">
            <text:p>MOV_AL,Ob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35]);DEC2HEX([.E135]))" office:value-type="string" office:string-value="A0" calcext:value-type="string">
            <text:p>A0</text:p>
          </table:table-cell>
          <table:table-cell table:formula="of:=COM.MICROSOFT.CONCAT(&quot;#define  _&quot;;[.C135];&quot;   0x&quot;;[.F135])" office:value-type="string" office:string-value="#define  _MOV_AL,Ob   0xA0" calcext:value-type="string">
            <text:p>#define <text:s/>_MOV_AL,Ob <text:s text:c="2"/>0xA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AX,Ov</text:p>
          </table:table-cell>
          <table:table-cell table:formula="of:=COM.MICROSOFT.CONCAT([.A136];&quot;_&quot;;[.B136])" office:value-type="string" office:string-value="MOV_eAX,Ov" calcext:value-type="string">
            <text:p>MOV_eAX,O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36]);DEC2HEX([.E136]))" office:value-type="string" office:string-value="A1" calcext:value-type="string">
            <text:p>A1</text:p>
          </table:table-cell>
          <table:table-cell table:formula="of:=COM.MICROSOFT.CONCAT(&quot;#define  _&quot;;[.C136];&quot;   0x&quot;;[.F136])" office:value-type="string" office:string-value="#define  _MOV_eAX,Ov   0xA1" calcext:value-type="string">
            <text:p>#define <text:s/>_MOV_eAX,Ov <text:s text:c="2"/>0xA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Ob,AL</text:p>
          </table:table-cell>
          <table:table-cell table:formula="of:=COM.MICROSOFT.CONCAT([.A137];&quot;_&quot;;[.B137])" office:value-type="string" office:string-value="MOV_Ob,AL" calcext:value-type="string">
            <text:p>MOV_Ob,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37]);DEC2HEX([.E137]))" office:value-type="string" office:string-value="A2" calcext:value-type="string">
            <text:p>A2</text:p>
          </table:table-cell>
          <table:table-cell table:formula="of:=COM.MICROSOFT.CONCAT(&quot;#define  _&quot;;[.C137];&quot;   0x&quot;;[.F137])" office:value-type="string" office:string-value="#define  _MOV_Ob,AL   0xA2" calcext:value-type="string">
            <text:p>#define <text:s/>_MOV_Ob,AL <text:s text:c="2"/>0xA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Ov,eAX</text:p>
          </table:table-cell>
          <table:table-cell table:formula="of:=COM.MICROSOFT.CONCAT([.A138];&quot;_&quot;;[.B138])" office:value-type="string" office:string-value="MOV_Ov,eAX" calcext:value-type="string">
            <text:p>MOV_Ov,eAX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38]);DEC2HEX([.E138]))" office:value-type="string" office:string-value="A3" calcext:value-type="string">
            <text:p>A3</text:p>
          </table:table-cell>
          <table:table-cell table:formula="of:=COM.MICROSOFT.CONCAT(&quot;#define  _&quot;;[.C138];&quot;   0x&quot;;[.F138])" office:value-type="string" office:string-value="#define  _MOV_Ov,eAX   0xA3" calcext:value-type="string">
            <text:p>#define <text:s/>_MOV_Ov,eAX <text:s text:c="2"/>0xA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AL</text:p>
          </table:table-cell>
          <table:table-cell table:formula="of:=COM.MICROSOFT.CONCAT([.A139];&quot;_&quot;;[.B139])" office:value-type="string" office:string-value="MOV_AL" calcext:value-type="string">
            <text:p>MOV_A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39]);DEC2HEX([.E139]))" office:value-type="string" office:string-value="B0" calcext:value-type="string">
            <text:p>B0</text:p>
          </table:table-cell>
          <table:table-cell table:formula="of:=COM.MICROSOFT.CONCAT(&quot;#define  _&quot;;[.C139];&quot;   0x&quot;;[.F139])" office:value-type="string" office:string-value="#define  _MOV_AL   0xB0" calcext:value-type="string">
            <text:p>#define <text:s/>_MOV_AL <text:s text:c="2"/>0xB0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CL</text:p>
          </table:table-cell>
          <table:table-cell table:formula="of:=COM.MICROSOFT.CONCAT([.A140];&quot;_&quot;;[.B140])" office:value-type="string" office:string-value="MOV_CL" calcext:value-type="string">
            <text:p>MOV_C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40]);DEC2HEX([.E140]))" office:value-type="string" office:string-value="B1" calcext:value-type="string">
            <text:p>B1</text:p>
          </table:table-cell>
          <table:table-cell table:formula="of:=COM.MICROSOFT.CONCAT(&quot;#define  _&quot;;[.C140];&quot;   0x&quot;;[.F140])" office:value-type="string" office:string-value="#define  _MOV_CL   0xB1" calcext:value-type="string">
            <text:p>#define <text:s/>_MOV_CL <text:s text:c="2"/>0xB1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DL</text:p>
          </table:table-cell>
          <table:table-cell table:formula="of:=COM.MICROSOFT.CONCAT([.A141];&quot;_&quot;;[.B141])" office:value-type="string" office:string-value="MOV_DL" calcext:value-type="string">
            <text:p>MOV_D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41]);DEC2HEX([.E141]))" office:value-type="string" office:string-value="B2" calcext:value-type="string">
            <text:p>B2</text:p>
          </table:table-cell>
          <table:table-cell table:formula="of:=COM.MICROSOFT.CONCAT(&quot;#define  _&quot;;[.C141];&quot;   0x&quot;;[.F141])" office:value-type="string" office:string-value="#define  _MOV_DL   0xB2" calcext:value-type="string">
            <text:p>#define <text:s/>_MOV_DL <text:s text:c="2"/>0xB2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BL</text:p>
          </table:table-cell>
          <table:table-cell table:formula="of:=COM.MICROSOFT.CONCAT([.A142];&quot;_&quot;;[.B142])" office:value-type="string" office:string-value="MOV_BL" calcext:value-type="string">
            <text:p>MOV_B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42]);DEC2HEX([.E142]))" office:value-type="string" office:string-value="B3" calcext:value-type="string">
            <text:p>B3</text:p>
          </table:table-cell>
          <table:table-cell table:formula="of:=COM.MICROSOFT.CONCAT(&quot;#define  _&quot;;[.C142];&quot;   0x&quot;;[.F142])" office:value-type="string" office:string-value="#define  _MOV_BL   0xB3" calcext:value-type="string">
            <text:p>#define <text:s/>_MOV_BL <text:s text:c="2"/>0xB3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AH</text:p>
          </table:table-cell>
          <table:table-cell table:formula="of:=COM.MICROSOFT.CONCAT([.A143];&quot;_&quot;;[.B143])" office:value-type="string" office:string-value="MOV_AH" calcext:value-type="string">
            <text:p>MOV_AH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43]);DEC2HEX([.E143]))" office:value-type="string" office:string-value="B4" calcext:value-type="string">
            <text:p>B4</text:p>
          </table:table-cell>
          <table:table-cell table:formula="of:=COM.MICROSOFT.CONCAT(&quot;#define  _&quot;;[.C143];&quot;   0x&quot;;[.F143])" office:value-type="string" office:string-value="#define  _MOV_AH   0xB4" calcext:value-type="string">
            <text:p>#define <text:s/>_MOV_AH <text:s text:c="2"/>0xB4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CH</text:p>
          </table:table-cell>
          <table:table-cell table:formula="of:=COM.MICROSOFT.CONCAT([.A144];&quot;_&quot;;[.B144])" office:value-type="string" office:string-value="MOV_CH" calcext:value-type="string">
            <text:p>MOV_C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COM.MICROSOFT.CONCAT(DEC2HEX([.D144]);DEC2HEX([.E144]))" office:value-type="string" office:string-value="B5" calcext:value-type="string">
            <text:p>B5</text:p>
          </table:table-cell>
          <table:table-cell table:formula="of:=COM.MICROSOFT.CONCAT(&quot;#define  _&quot;;[.C144];&quot;   0x&quot;;[.F144])" office:value-type="string" office:string-value="#define  _MOV_CH   0xB5" calcext:value-type="string">
            <text:p>#define <text:s/>_MOV_CH <text:s text:c="2"/>0xB5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DH</text:p>
          </table:table-cell>
          <table:table-cell table:formula="of:=COM.MICROSOFT.CONCAT([.A145];&quot;_&quot;;[.B145])" office:value-type="string" office:string-value="MOV_DH" calcext:value-type="string">
            <text:p>MOV_DH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45]);DEC2HEX([.E145]))" office:value-type="string" office:string-value="B6" calcext:value-type="string">
            <text:p>B6</text:p>
          </table:table-cell>
          <table:table-cell table:formula="of:=COM.MICROSOFT.CONCAT(&quot;#define  _&quot;;[.C145];&quot;   0x&quot;;[.F145])" office:value-type="string" office:string-value="#define  _MOV_DH   0xB6" calcext:value-type="string">
            <text:p>#define <text:s/>_MOV_DH <text:s text:c="2"/>0xB6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BH</text:p>
          </table:table-cell>
          <table:table-cell table:formula="of:=COM.MICROSOFT.CONCAT([.A146];&quot;_&quot;;[.B146])" office:value-type="string" office:string-value="MOV_BH" calcext:value-type="string">
            <text:p>MOV_BH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COM.MICROSOFT.CONCAT(DEC2HEX([.D146]);DEC2HEX([.E146]))" office:value-type="string" office:string-value="B7" calcext:value-type="string">
            <text:p>B7</text:p>
          </table:table-cell>
          <table:table-cell table:formula="of:=COM.MICROSOFT.CONCAT(&quot;#define  _&quot;;[.C146];&quot;   0x&quot;;[.F146])" office:value-type="string" office:string-value="#define  _MOV_BH   0xB7" calcext:value-type="string">
            <text:p>#define <text:s/>_MOV_BH <text:s text:c="2"/>0xB7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AX</text:p>
          </table:table-cell>
          <table:table-cell table:formula="of:=COM.MICROSOFT.CONCAT([.A147];&quot;_&quot;;[.B147])" office:value-type="string" office:string-value="MOV_eAX" calcext:value-type="string">
            <text:p>MOV_eAX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COM.MICROSOFT.CONCAT(DEC2HEX([.D147]);DEC2HEX([.E147]))" office:value-type="string" office:string-value="B8" calcext:value-type="string">
            <text:p>B8</text:p>
          </table:table-cell>
          <table:table-cell table:formula="of:=COM.MICROSOFT.CONCAT(&quot;#define  _&quot;;[.C147];&quot;   0x&quot;;[.F147])" office:value-type="string" office:string-value="#define  _MOV_eAX   0xB8" calcext:value-type="string">
            <text:p>#define <text:s/>_MOV_eAX <text:s text:c="2"/>0xB8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CX</text:p>
          </table:table-cell>
          <table:table-cell table:formula="of:=COM.MICROSOFT.CONCAT([.A148];&quot;_&quot;;[.B148])" office:value-type="string" office:string-value="MOV_eCX" calcext:value-type="string">
            <text:p>MOV_eCX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48]);DEC2HEX([.E148]))" office:value-type="string" office:string-value="B9" calcext:value-type="string">
            <text:p>B9</text:p>
          </table:table-cell>
          <table:table-cell table:formula="of:=COM.MICROSOFT.CONCAT(&quot;#define  _&quot;;[.C148];&quot;   0x&quot;;[.F148])" office:value-type="string" office:string-value="#define  _MOV_eCX   0xB9" calcext:value-type="string">
            <text:p>#define <text:s/>_MOV_eCX <text:s text:c="2"/>0xB9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DX</text:p>
          </table:table-cell>
          <table:table-cell table:formula="of:=COM.MICROSOFT.CONCAT([.A149];&quot;_&quot;;[.B149])" office:value-type="string" office:string-value="MOV_eDX" calcext:value-type="string">
            <text:p>MOV_eDX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49]);DEC2HEX([.E149]))" office:value-type="string" office:string-value="BA" calcext:value-type="string">
            <text:p>BA</text:p>
          </table:table-cell>
          <table:table-cell table:formula="of:=COM.MICROSOFT.CONCAT(&quot;#define  _&quot;;[.C149];&quot;   0x&quot;;[.F149])" office:value-type="string" office:string-value="#define  _MOV_eDX   0xBA" calcext:value-type="string">
            <text:p>#define <text:s/>_MOV_eDX <text:s text:c="2"/>0xBA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BX</text:p>
          </table:table-cell>
          <table:table-cell table:formula="of:=COM.MICROSOFT.CONCAT([.A150];&quot;_&quot;;[.B150])" office:value-type="string" office:string-value="MOV_eBX" calcext:value-type="string">
            <text:p>MOV_eBX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COM.MICROSOFT.CONCAT(DEC2HEX([.D150]);DEC2HEX([.E150]))" office:value-type="string" office:string-value="BB" calcext:value-type="string">
            <text:p>BB</text:p>
          </table:table-cell>
          <table:table-cell table:formula="of:=COM.MICROSOFT.CONCAT(&quot;#define  _&quot;;[.C150];&quot;   0x&quot;;[.F150])" office:value-type="string" office:string-value="#define  _MOV_eBX   0xBB" calcext:value-type="string">
            <text:p>#define <text:s/>_MOV_eBX <text:s text:c="2"/>0xBB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SP</text:p>
          </table:table-cell>
          <table:table-cell table:formula="of:=COM.MICROSOFT.CONCAT([.A151];&quot;_&quot;;[.B151])" office:value-type="string" office:string-value="MOV_eSP" calcext:value-type="string">
            <text:p>MOV_eSP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51]);DEC2HEX([.E151]))" office:value-type="string" office:string-value="BC" calcext:value-type="string">
            <text:p>BC</text:p>
          </table:table-cell>
          <table:table-cell table:formula="of:=COM.MICROSOFT.CONCAT(&quot;#define  _&quot;;[.C151];&quot;   0x&quot;;[.F151])" office:value-type="string" office:string-value="#define  _MOV_eSP   0xBC" calcext:value-type="string">
            <text:p>#define <text:s/>_MOV_eSP <text:s text:c="2"/>0xBC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BP</text:p>
          </table:table-cell>
          <table:table-cell table:formula="of:=COM.MICROSOFT.CONCAT([.A152];&quot;_&quot;;[.B152])" office:value-type="string" office:string-value="MOV_eBP" calcext:value-type="string">
            <text:p>MOV_eBP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52]);DEC2HEX([.E152]))" office:value-type="string" office:string-value="BD" calcext:value-type="string">
            <text:p>BD</text:p>
          </table:table-cell>
          <table:table-cell table:formula="of:=COM.MICROSOFT.CONCAT(&quot;#define  _&quot;;[.C152];&quot;   0x&quot;;[.F152])" office:value-type="string" office:string-value="#define  _MOV_eBP   0xBD" calcext:value-type="string">
            <text:p>#define <text:s/>_MOV_eBP <text:s text:c="2"/>0xBD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SI</text:p>
          </table:table-cell>
          <table:table-cell table:formula="of:=COM.MICROSOFT.CONCAT([.A153];&quot;_&quot;;[.B153])" office:value-type="string" office:string-value="MOV_eSI" calcext:value-type="string">
            <text:p>MOV_eSI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53]);DEC2HEX([.E153]))" office:value-type="string" office:string-value="BE" calcext:value-type="string">
            <text:p>BE</text:p>
          </table:table-cell>
          <table:table-cell table:formula="of:=COM.MICROSOFT.CONCAT(&quot;#define  _&quot;;[.C153];&quot;   0x&quot;;[.F153])" office:value-type="string" office:string-value="#define  _MOV_eSI   0xBE" calcext:value-type="string">
            <text:p>#define <text:s/>_MOV_eSI <text:s text:c="2"/>0xBE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DI</text:p>
          </table:table-cell>
          <table:table-cell table:formula="of:=COM.MICROSOFT.CONCAT([.A154];&quot;_&quot;;[.B154])" office:value-type="string" office:string-value="MOV_eDI" calcext:value-type="string">
            <text:p>MOV_eDI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54]);DEC2HEX([.E154]))" office:value-type="string" office:string-value="BF" calcext:value-type="string">
            <text:p>BF</text:p>
          </table:table-cell>
          <table:table-cell table:formula="of:=COM.MICROSOFT.CONCAT(&quot;#define  _&quot;;[.C154];&quot;   0x&quot;;[.F154])" office:value-type="string" office:string-value="#define  _MOV_eDI   0xBF" calcext:value-type="string">
            <text:p>#define <text:s/>_MOV_eDI <text:s text:c="2"/>0xBF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b,Ib</text:p>
          </table:table-cell>
          <table:table-cell table:formula="of:=COM.MICROSOFT.CONCAT([.A155];&quot;_&quot;;[.B155])" office:value-type="string" office:string-value="MOV_Eb,Ib" calcext:value-type="string">
            <text:p>MOV_Eb,Ib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55]);DEC2HEX([.E155]))" office:value-type="string" office:string-value="C6" calcext:value-type="string">
            <text:p>C6</text:p>
          </table:table-cell>
          <table:table-cell table:formula="of:=COM.MICROSOFT.CONCAT(&quot;#define  _&quot;;[.C155];&quot;   0x&quot;;[.F155])" office:value-type="string" office:string-value="#define  _MOV_Eb,Ib   0xC6" calcext:value-type="string">
            <text:p>#define <text:s/>_MOV_Eb,Ib <text:s text:c="2"/>0xC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v,Iv</text:p>
          </table:table-cell>
          <table:table-cell table:formula="of:=COM.MICROSOFT.CONCAT([.A156];&quot;_&quot;;[.B156])" office:value-type="string" office:string-value="MOV_Ev,Iv" calcext:value-type="string">
            <text:p>MOV_Ev,Iv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COM.MICROSOFT.CONCAT(DEC2HEX([.D156]);DEC2HEX([.E156]))" office:value-type="string" office:string-value="C7" calcext:value-type="string">
            <text:p>C7</text:p>
          </table:table-cell>
          <table:table-cell table:formula="of:=COM.MICROSOFT.CONCAT(&quot;#define  _&quot;;[.C156];&quot;   0x&quot;;[.F156])" office:value-type="string" office:string-value="#define  _MOV_Ev,Iv   0xC7" calcext:value-type="string">
            <text:p>#define <text:s/>_MOV_Ev,Iv <text:s text:c="2"/>0xC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SB</text:p>
          </table:table-cell>
          <table:table-cell office:value-type="string" calcext:value-type="string">
            <text:p>Xb,Yb</text:p>
          </table:table-cell>
          <table:table-cell table:formula="of:=COM.MICROSOFT.CONCAT([.A157];&quot;_&quot;;[.B157])" office:value-type="string" office:string-value="MOVSB_Xb,Yb" calcext:value-type="string">
            <text:p>MOVSB_Xb,Yb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57]);DEC2HEX([.E157]))" office:value-type="string" office:string-value="A4" calcext:value-type="string">
            <text:p>A4</text:p>
          </table:table-cell>
          <table:table-cell table:formula="of:=COM.MICROSOFT.CONCAT(&quot;#define  _&quot;;[.C157];&quot;   0x&quot;;[.F157])" office:value-type="string" office:string-value="#define  _MOVSB_Xb,Yb   0xA4" calcext:value-type="string">
            <text:p>#define <text:s/>_MOVSB_Xb,Yb <text:s text:c="2"/>0xA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SW/D</text:p>
          </table:table-cell>
          <table:table-cell office:value-type="string" calcext:value-type="string">
            <text:p>Xv,Yv</text:p>
          </table:table-cell>
          <table:table-cell table:formula="of:=COM.MICROSOFT.CONCAT([.A158];&quot;_&quot;;[.B158])" office:value-type="string" office:string-value="MOVSW/D_Xv,Yv" calcext:value-type="string">
            <text:p>MOVSW/D_Xv,Yv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COM.MICROSOFT.CONCAT(DEC2HEX([.D158]);DEC2HEX([.E158]))" office:value-type="string" office:string-value="A5" calcext:value-type="string">
            <text:p>A5</text:p>
          </table:table-cell>
          <table:table-cell table:formula="of:=COM.MICROSOFT.CONCAT(&quot;#define  _&quot;;[.C158];&quot;   0x&quot;;[.F158])" office:value-type="string" office:string-value="#define  _MOVSW/D_Xv,Yv   0xA5" calcext:value-type="string">
            <text:p>#define <text:s/>_MOVSW/D_Xv,Yv <text:s text:c="2"/>0xA5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 table:formula="of:=COM.MICROSOFT.CONCAT([.A159];&quot;_&quot;;[.B159])" office:value-type="string" office:string-value="NA_NA" calcext:value-type="string">
            <text:p>NA_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59]);DEC2HEX([.E159]))" office:value-type="string" office:string-value="82" calcext:value-type="string">
            <text:p>82</text:p>
          </table:table-cell>
          <table:table-cell table:formula="of:=COM.MICROSOFT.CONCAT(&quot;#define  _&quot;;[.C159];&quot;   0x&quot;;[.F159])" office:value-type="string" office:string-value="#define  _NA_NA   0x82" calcext:value-type="string">
            <text:p>#define <text:s/>_NA_NA <text:s text:c="2"/>0x82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 table:formula="of:=COM.MICROSOFT.CONCAT([.A160];&quot;_&quot;;[.B160])" office:value-type="string" office:string-value="NA_NA" calcext:value-type="string">
            <text:p>NA_N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60]);DEC2HEX([.E160]))" office:value-type="string" office:string-value="D6" calcext:value-type="string">
            <text:p>D6</text:p>
          </table:table-cell>
          <table:table-cell table:formula="of:=COM.MICROSOFT.CONCAT(&quot;#define  _&quot;;[.C160];&quot;   0x&quot;;[.F160])" office:value-type="string" office:string-value="#define  _NA_NA   0xD6" calcext:value-type="string">
            <text:p>#define <text:s/>_NA_NA <text:s text:c="2"/>0xD6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 table:formula="of:=COM.MICROSOFT.CONCAT([.A161];&quot;_&quot;;[.B161])" office:value-type="string" office:string-value="NA_NA" calcext:value-type="string">
            <text:p>NA_N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61]);DEC2HEX([.E161]))" office:value-type="string" office:string-value="F1" calcext:value-type="string">
            <text:p>F1</text:p>
          </table:table-cell>
          <table:table-cell table:formula="of:=COM.MICROSOFT.CONCAT(&quot;#define  _&quot;;[.C161];&quot;   0x&quot;;[.F161])" office:value-type="string" office:string-value="#define  _NA_NA   0xF1" calcext:value-type="string">
            <text:p>#define <text:s/>_NA_NA <text:s text:c="2"/>0xF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Arg</text:p>
          </table:table-cell>
          <table:table-cell table:formula="of:=COM.MICROSOFT.CONCAT([.A162];&quot;_&quot;;[.B162])" office:value-type="string" office:string-value="NOP_noArg" calcext:value-type="string">
            <text:p>NOP_noArg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62]);DEC2HEX([.E162]))" office:value-type="string" office:string-value="90" calcext:value-type="string">
            <text:p>90</text:p>
          </table:table-cell>
          <table:table-cell table:formula="of:=COM.MICROSOFT.CONCAT(&quot;#define  _&quot;;[.C162];&quot;   0x&quot;;[.F162])" office:value-type="string" office:string-value="#define  _NOP_noArg   0x90" calcext:value-type="string">
            <text:p>#define <text:s/>_NOP_noArg <text:s text:c="2"/>0x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nd</text:p>
          </table:table-cell>
          <table:table-cell office:value-type="string" calcext:value-type="string">
            <text:p>size</text:p>
          </table:table-cell>
          <table:table-cell table:formula="of:=COM.MICROSOFT.CONCAT([.A163];&quot;_&quot;;[.B163])" office:value-type="string" office:string-value="Operand_size" calcext:value-type="string">
            <text:p>Operand_size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M.MICROSOFT.CONCAT(DEC2HEX([.D163]);DEC2HEX([.E163]))" office:value-type="string" office:string-value="66" calcext:value-type="string">
            <text:p>66</text:p>
          </table:table-cell>
          <table:table-cell table:formula="of:=COM.MICROSOFT.CONCAT(&quot;#define  _&quot;;[.C163];&quot;   0x&quot;;[.F163])" office:value-type="string" office:string-value="#define  _Operand_size   0x66" calcext:value-type="string">
            <text:p>#define <text:s/>_Operand_size <text:s text:c="2"/>0x66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Eb,Gb</text:p>
          </table:table-cell>
          <table:table-cell table:formula="of:=COM.MICROSOFT.CONCAT([.A164];&quot;_&quot;;[.B164])" office:value-type="string" office:string-value="OR_Eb,Gb" calcext:value-type="string">
            <text:p>OR_Eb,Gb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DEC2HEX([.D164]);DEC2HEX([.E164]))" office:value-type="string" office:string-value="08" calcext:value-type="string">
            <text:p>08</text:p>
          </table:table-cell>
          <table:table-cell table:formula="of:=COM.MICROSOFT.CONCAT(&quot;#define  _&quot;;[.C164];&quot;   0x&quot;;[.F164])" office:value-type="string" office:string-value="#define  _OR_Eb,Gb   0x08" calcext:value-type="string">
            <text:p>#define <text:s/>_OR_Eb,Gb <text:s text:c="2"/>0x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EV,Gv</text:p>
          </table:table-cell>
          <table:table-cell table:formula="of:=COM.MICROSOFT.CONCAT([.A165];&quot;_&quot;;[.B165])" office:value-type="string" office:string-value="OR_EV,Gv" calcext:value-type="string">
            <text:p>OR_EV,Gv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65]);DEC2HEX([.E165]))" office:value-type="string" office:string-value="09" calcext:value-type="string">
            <text:p>09</text:p>
          </table:table-cell>
          <table:table-cell table:formula="of:=COM.MICROSOFT.CONCAT(&quot;#define  _&quot;;[.C165];&quot;   0x&quot;;[.F165])" office:value-type="string" office:string-value="#define  _OR_EV,Gv   0x09" calcext:value-type="string">
            <text:p>#define <text:s/>_OR_EV,Gv <text:s text:c="2"/>0x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Gb,Eb</text:p>
          </table:table-cell>
          <table:table-cell table:formula="of:=COM.MICROSOFT.CONCAT([.A166];&quot;_&quot;;[.B166])" office:value-type="string" office:string-value="OR_Gb,Eb" calcext:value-type="string">
            <text:p>OR_Gb,Eb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66]);DEC2HEX([.E166]))" office:value-type="string" office:string-value="0A" calcext:value-type="string">
            <text:p>0A</text:p>
          </table:table-cell>
          <table:table-cell table:formula="of:=COM.MICROSOFT.CONCAT(&quot;#define  _&quot;;[.C166];&quot;   0x&quot;;[.F166])" office:value-type="string" office:string-value="#define  _OR_Gb,Eb   0x0A" calcext:value-type="string">
            <text:p>#define <text:s/>_OR_Gb,Eb <text:s text:c="2"/>0x0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Gv,Ev</text:p>
          </table:table-cell>
          <table:table-cell table:formula="of:=COM.MICROSOFT.CONCAT([.A167];&quot;_&quot;;[.B167])" office:value-type="string" office:string-value="OR_Gv,Ev" calcext:value-type="string">
            <text:p>OR_Gv,Ev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167]);DEC2HEX([.E167]))" office:value-type="string" office:string-value="0B" calcext:value-type="string">
            <text:p>0B</text:p>
          </table:table-cell>
          <table:table-cell table:formula="of:=COM.MICROSOFT.CONCAT(&quot;#define  _&quot;;[.C167];&quot;   0x&quot;;[.F167])" office:value-type="string" office:string-value="#define  _OR_Gv,Ev   0x0B" calcext:value-type="string">
            <text:p>#define <text:s/>_OR_Gv,Ev <text:s text:c="2"/>0x0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L,Ib</text:p>
          </table:table-cell>
          <table:table-cell table:formula="of:=COM.MICROSOFT.CONCAT([.A168];&quot;_&quot;;[.B168])" office:value-type="string" office:string-value="OR_AL,Ib" calcext:value-type="string">
            <text:p>OR_AL,Ib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68]);DEC2HEX([.E168]))" office:value-type="string" office:string-value="0C" calcext:value-type="string">
            <text:p>0C</text:p>
          </table:table-cell>
          <table:table-cell table:formula="of:=COM.MICROSOFT.CONCAT(&quot;#define  _&quot;;[.C168];&quot;   0x&quot;;[.F168])" office:value-type="string" office:string-value="#define  _OR_AL,Ib   0x0C" calcext:value-type="string">
            <text:p>#define <text:s/>_OR_AL,Ib <text:s text:c="2"/>0x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eAX,Iv</text:p>
          </table:table-cell>
          <table:table-cell table:formula="of:=COM.MICROSOFT.CONCAT([.A169];&quot;_&quot;;[.B169])" office:value-type="string" office:string-value="OR_eAX,Iv" calcext:value-type="string">
            <text:p>OR_eAX,Iv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69]);DEC2HEX([.E169]))" office:value-type="string" office:string-value="0D" calcext:value-type="string">
            <text:p>0D</text:p>
          </table:table-cell>
          <table:table-cell table:formula="of:=COM.MICROSOFT.CONCAT(&quot;#define  _&quot;;[.C169];&quot;   0x&quot;;[.F169])" office:value-type="string" office:string-value="#define  _OR_eAX,Iv   0x0D" calcext:value-type="string">
            <text:p>#define <text:s/>_OR_eAX,Iv <text:s text:c="2"/>0x0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Ib,AL</text:p>
          </table:table-cell>
          <table:table-cell table:formula="of:=COM.MICROSOFT.CONCAT([.A170];&quot;_&quot;;[.B170])" office:value-type="string" office:string-value="OUT_Ib,AL" calcext:value-type="string">
            <text:p>OUT_Ib,AL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70]);DEC2HEX([.E170]))" office:value-type="string" office:string-value="E6" calcext:value-type="string">
            <text:p>E6</text:p>
          </table:table-cell>
          <table:table-cell table:formula="of:=COM.MICROSOFT.CONCAT(&quot;#define  _&quot;;[.C170];&quot;   0x&quot;;[.F170])" office:value-type="string" office:string-value="#define  _OUT_Ib,AL   0xE6" calcext:value-type="string">
            <text:p>#define <text:s/>_OUT_Ib,AL <text:s text:c="2"/>0x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Ib,eAX</text:p>
          </table:table-cell>
          <table:table-cell table:formula="of:=COM.MICROSOFT.CONCAT([.A171];&quot;_&quot;;[.B171])" office:value-type="string" office:string-value="OUT_Ib,eAX" calcext:value-type="string">
            <text:p>OUT_Ib,eAX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COM.MICROSOFT.CONCAT(DEC2HEX([.D171]);DEC2HEX([.E171]))" office:value-type="string" office:string-value="E7" calcext:value-type="string">
            <text:p>E7</text:p>
          </table:table-cell>
          <table:table-cell table:formula="of:=COM.MICROSOFT.CONCAT(&quot;#define  _&quot;;[.C171];&quot;   0x&quot;;[.F171])" office:value-type="string" office:string-value="#define  _OUT_Ib,eAX   0xE7" calcext:value-type="string">
            <text:p>#define <text:s/>_OUT_Ib,eAX <text:s text:c="2"/>0x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DX,AL</text:p>
          </table:table-cell>
          <table:table-cell table:formula="of:=COM.MICROSOFT.CONCAT([.A172];&quot;_&quot;;[.B172])" office:value-type="string" office:string-value="OUT_DX,AL" calcext:value-type="string">
            <text:p>OUT_DX,AL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COM.MICROSOFT.CONCAT(DEC2HEX([.D172]);DEC2HEX([.E172]))" office:value-type="string" office:string-value="EE" calcext:value-type="string">
            <text:p>EE</text:p>
          </table:table-cell>
          <table:table-cell table:formula="of:=COM.MICROSOFT.CONCAT(&quot;#define  _&quot;;[.C172];&quot;   0x&quot;;[.F172])" office:value-type="string" office:string-value="#define  _OUT_DX,AL   0xEE" calcext:value-type="string">
            <text:p>#define <text:s/>_OUT_DX,AL <text:s text:c="2"/>0x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DX,eAX</text:p>
          </table:table-cell>
          <table:table-cell table:formula="of:=COM.MICROSOFT.CONCAT([.A173];&quot;_&quot;;[.B173])" office:value-type="string" office:string-value="OUT_DX,eAX" calcext:value-type="string">
            <text:p>OUT_DX,eA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73]);DEC2HEX([.E173]))" office:value-type="string" office:string-value="EF" calcext:value-type="string">
            <text:p>EF</text:p>
          </table:table-cell>
          <table:table-cell table:formula="of:=COM.MICROSOFT.CONCAT(&quot;#define  _&quot;;[.C173];&quot;   0x&quot;;[.F173])" office:value-type="string" office:string-value="#define  _OUT_DX,eAX   0xEF" calcext:value-type="string">
            <text:p>#define <text:s/>_OUT_DX,eAX <text:s text:c="2"/>0xE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SB</text:p>
          </table:table-cell>
          <table:table-cell office:value-type="string" calcext:value-type="string">
            <text:p>Dx,Xb</text:p>
          </table:table-cell>
          <table:table-cell table:formula="of:=COM.MICROSOFT.CONCAT([.A174];&quot;_&quot;;[.B174])" office:value-type="string" office:string-value="OUTSB_Dx,Xb" calcext:value-type="string">
            <text:p>OUTSB_Dx,Xb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74]);DEC2HEX([.E174]))" office:value-type="string" office:string-value="6E" calcext:value-type="string">
            <text:p>6E</text:p>
          </table:table-cell>
          <table:table-cell table:formula="of:=COM.MICROSOFT.CONCAT(&quot;#define  _&quot;;[.C174];&quot;   0x&quot;;[.F174])" office:value-type="string" office:string-value="#define  _OUTSB_Dx,Xb   0x6E" calcext:value-type="string">
            <text:p>#define <text:s/>_OUTSB_Dx,Xb <text:s text:c="2"/>0x6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SW/D</text:p>
          </table:table-cell>
          <table:table-cell office:value-type="string" calcext:value-type="string">
            <text:p>DX,Xv</text:p>
          </table:table-cell>
          <table:table-cell table:formula="of:=COM.MICROSOFT.CONCAT([.A175];&quot;_&quot;;[.B175])" office:value-type="string" office:string-value="OUTSW/D_DX,Xv" calcext:value-type="string">
            <text:p>OUTSW/D_DX,Xv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75]);DEC2HEX([.E175]))" office:value-type="string" office:string-value="6F" calcext:value-type="string">
            <text:p>6F</text:p>
          </table:table-cell>
          <table:table-cell table:formula="of:=COM.MICROSOFT.CONCAT(&quot;#define  _&quot;;[.C175];&quot;   0x&quot;;[.F175])" office:value-type="string" office:string-value="#define  _OUTSW/D_DX,Xv   0x6F" calcext:value-type="string">
            <text:p>#define <text:s/>_OUTSW/D_DX,Xv <text:s text:c="2"/>0x6F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S</text:p>
          </table:table-cell>
          <table:table-cell table:formula="of:=COM.MICROSOFT.CONCAT([.A176];&quot;_&quot;;[.B176])" office:value-type="string" office:string-value="POP_ES" calcext:value-type="string">
            <text:p>POP_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OM.MICROSOFT.CONCAT(DEC2HEX([.D176]);DEC2HEX([.E176]))" office:value-type="string" office:string-value="07" calcext:value-type="string">
            <text:p>07</text:p>
          </table:table-cell>
          <table:table-cell table:formula="of:=COM.MICROSOFT.CONCAT(&quot;#define  _&quot;;[.C176];&quot;   0x&quot;;[.F176])" office:value-type="string" office:string-value="#define  _POP_ES   0x07" calcext:value-type="string">
            <text:p>#define <text:s/>_POP_ES <text:s text:c="2"/>0x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SS</text:p>
          </table:table-cell>
          <table:table-cell table:formula="of:=COM.MICROSOFT.CONCAT([.A177];&quot;_&quot;;[.B177])" office:value-type="string" office:string-value="POP_SS" calcext:value-type="string">
            <text:p>POP_S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M.MICROSOFT.CONCAT(DEC2HEX([.D177]);DEC2HEX([.E177]))" office:value-type="string" office:string-value="17" calcext:value-type="string">
            <text:p>17</text:p>
          </table:table-cell>
          <table:table-cell table:formula="of:=COM.MICROSOFT.CONCAT(&quot;#define  _&quot;;[.C177];&quot;   0x&quot;;[.F177])" office:value-type="string" office:string-value="#define  _POP_SS   0x17" calcext:value-type="string">
            <text:p>#define <text:s/>_POP_SS <text:s text:c="2"/>0x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DS</text:p>
          </table:table-cell>
          <table:table-cell table:formula="of:=COM.MICROSOFT.CONCAT([.A178];&quot;_&quot;;[.B178])" office:value-type="string" office:string-value="POP_DS" calcext:value-type="string">
            <text:p>POP_D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78]);DEC2HEX([.E178]))" office:value-type="string" office:string-value="1F" calcext:value-type="string">
            <text:p>1F</text:p>
          </table:table-cell>
          <table:table-cell table:formula="of:=COM.MICROSOFT.CONCAT(&quot;#define  _&quot;;[.C178];&quot;   0x&quot;;[.F178])" office:value-type="string" office:string-value="#define  _POP_DS   0x1F" calcext:value-type="string">
            <text:p>#define <text:s/>_POP_DS <text:s text:c="2"/>0x1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AX</text:p>
          </table:table-cell>
          <table:table-cell table:formula="of:=COM.MICROSOFT.CONCAT([.A179];&quot;_&quot;;[.B179])" office:value-type="string" office:string-value="POP_eAX" calcext:value-type="string">
            <text:p>POP_eA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M.MICROSOFT.CONCAT(DEC2HEX([.D179]);DEC2HEX([.E179]))" office:value-type="string" office:string-value="58" calcext:value-type="string">
            <text:p>58</text:p>
          </table:table-cell>
          <table:table-cell table:formula="of:=COM.MICROSOFT.CONCAT(&quot;#define  _&quot;;[.C179];&quot;   0x&quot;;[.F179])" office:value-type="string" office:string-value="#define  _POP_eAX   0x58" calcext:value-type="string">
            <text:p>#define <text:s/>_POP_eAX <text:s text:c="2"/>0x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CX</text:p>
          </table:table-cell>
          <table:table-cell table:formula="of:=COM.MICROSOFT.CONCAT([.A180];&quot;_&quot;;[.B180])" office:value-type="string" office:string-value="POP_eCX" calcext:value-type="string">
            <text:p>POP_eCX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80]);DEC2HEX([.E180]))" office:value-type="string" office:string-value="59" calcext:value-type="string">
            <text:p>59</text:p>
          </table:table-cell>
          <table:table-cell table:formula="of:=COM.MICROSOFT.CONCAT(&quot;#define  _&quot;;[.C180];&quot;   0x&quot;;[.F180])" office:value-type="string" office:string-value="#define  _POP_eCX   0x59" calcext:value-type="string">
            <text:p>#define <text:s/>_POP_eCX <text:s text:c="2"/>0x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DX</text:p>
          </table:table-cell>
          <table:table-cell table:formula="of:=COM.MICROSOFT.CONCAT([.A181];&quot;_&quot;;[.B181])" office:value-type="string" office:string-value="POP_eDX" calcext:value-type="string">
            <text:p>POP_eD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81]);DEC2HEX([.E181]))" office:value-type="string" office:string-value="5A" calcext:value-type="string">
            <text:p>5A</text:p>
          </table:table-cell>
          <table:table-cell table:formula="of:=COM.MICROSOFT.CONCAT(&quot;#define  _&quot;;[.C181];&quot;   0x&quot;;[.F181])" office:value-type="string" office:string-value="#define  _POP_eDX   0x5A" calcext:value-type="string">
            <text:p>#define <text:s/>_POP_eDX <text:s text:c="2"/>0x5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BX</text:p>
          </table:table-cell>
          <table:table-cell table:formula="of:=COM.MICROSOFT.CONCAT([.A182];&quot;_&quot;;[.B182])" office:value-type="string" office:string-value="POP_eBX" calcext:value-type="string">
            <text:p>POP_eBX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182]);DEC2HEX([.E182]))" office:value-type="string" office:string-value="5B" calcext:value-type="string">
            <text:p>5B</text:p>
          </table:table-cell>
          <table:table-cell table:formula="of:=COM.MICROSOFT.CONCAT(&quot;#define  _&quot;;[.C182];&quot;   0x&quot;;[.F182])" office:value-type="string" office:string-value="#define  _POP_eBX   0x5B" calcext:value-type="string">
            <text:p>#define <text:s/>_POP_eBX <text:s text:c="2"/>0x5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SP</text:p>
          </table:table-cell>
          <table:table-cell table:formula="of:=COM.MICROSOFT.CONCAT([.A183];&quot;_&quot;;[.B183])" office:value-type="string" office:string-value="POP_eSP" calcext:value-type="string">
            <text:p>POP_eS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83]);DEC2HEX([.E183]))" office:value-type="string" office:string-value="5C" calcext:value-type="string">
            <text:p>5C</text:p>
          </table:table-cell>
          <table:table-cell table:formula="of:=COM.MICROSOFT.CONCAT(&quot;#define  _&quot;;[.C183];&quot;   0x&quot;;[.F183])" office:value-type="string" office:string-value="#define  _POP_eSP   0x5C" calcext:value-type="string">
            <text:p>#define <text:s/>_POP_eSP <text:s text:c="2"/>0x5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BP</text:p>
          </table:table-cell>
          <table:table-cell table:formula="of:=COM.MICROSOFT.CONCAT([.A184];&quot;_&quot;;[.B184])" office:value-type="string" office:string-value="POP_eBP" calcext:value-type="string">
            <text:p>POP_eBP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84]);DEC2HEX([.E184]))" office:value-type="string" office:string-value="5D" calcext:value-type="string">
            <text:p>5D</text:p>
          </table:table-cell>
          <table:table-cell table:formula="of:=COM.MICROSOFT.CONCAT(&quot;#define  _&quot;;[.C184];&quot;   0x&quot;;[.F184])" office:value-type="string" office:string-value="#define  _POP_eBP   0x5D" calcext:value-type="string">
            <text:p>#define <text:s/>_POP_eBP <text:s text:c="2"/>0x5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SI</text:p>
          </table:table-cell>
          <table:table-cell table:formula="of:=COM.MICROSOFT.CONCAT([.A185];&quot;_&quot;;[.B185])" office:value-type="string" office:string-value="POP_eSI" calcext:value-type="string">
            <text:p>POP_eS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85]);DEC2HEX([.E185]))" office:value-type="string" office:string-value="5E" calcext:value-type="string">
            <text:p>5E</text:p>
          </table:table-cell>
          <table:table-cell table:formula="of:=COM.MICROSOFT.CONCAT(&quot;#define  _&quot;;[.C185];&quot;   0x&quot;;[.F185])" office:value-type="string" office:string-value="#define  _POP_eSI   0x5E" calcext:value-type="string">
            <text:p>#define <text:s/>_POP_eSI <text:s text:c="2"/>0x5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DI</text:p>
          </table:table-cell>
          <table:table-cell table:formula="of:=COM.MICROSOFT.CONCAT([.A186];&quot;_&quot;;[.B186])" office:value-type="string" office:string-value="POP_eDI" calcext:value-type="string">
            <text:p>POP_eDI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86]);DEC2HEX([.E186]))" office:value-type="string" office:string-value="5F" calcext:value-type="string">
            <text:p>5F</text:p>
          </table:table-cell>
          <table:table-cell table:formula="of:=COM.MICROSOFT.CONCAT(&quot;#define  _&quot;;[.C186];&quot;   0x&quot;;[.F186])" office:value-type="string" office:string-value="#define  _POP_eDI   0x5F" calcext:value-type="string">
            <text:p>#define <text:s/>_POP_eDI <text:s text:c="2"/>0x5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v</text:p>
          </table:table-cell>
          <table:table-cell table:formula="of:=COM.MICROSOFT.CONCAT([.A187];&quot;_&quot;;[.B187])" office:value-type="string" office:string-value="POP_Ev" calcext:value-type="string">
            <text:p>POP_Ev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87]);DEC2HEX([.E187]))" office:value-type="string" office:string-value="8F" calcext:value-type="string">
            <text:p>8F</text:p>
          </table:table-cell>
          <table:table-cell table:formula="of:=COM.MICROSOFT.CONCAT(&quot;#define  _&quot;;[.C187];&quot;   0x&quot;;[.F187])" office:value-type="string" office:string-value="#define  _POP_Ev   0x8F" calcext:value-type="string">
            <text:p>#define <text:s/>_POP_Ev <text:s text:c="2"/>0x8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A</text:p>
          </table:table-cell>
          <table:table-cell office:value-type="string" calcext:value-type="string">
            <text:p>noArg</text:p>
          </table:table-cell>
          <table:table-cell table:formula="of:=COM.MICROSOFT.CONCAT([.A188];&quot;_&quot;;[.B188])" office:value-type="string" office:string-value="POPA_noArg" calcext:value-type="string">
            <text:p>POPA_noAr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88]);DEC2HEX([.E188]))" office:value-type="string" office:string-value="61" calcext:value-type="string">
            <text:p>61</text:p>
          </table:table-cell>
          <table:table-cell table:formula="of:=COM.MICROSOFT.CONCAT(&quot;#define  _&quot;;[.C188];&quot;   0x&quot;;[.F188])" office:value-type="string" office:string-value="#define  _POPA_noArg   0x61" calcext:value-type="string">
            <text:p>#define <text:s/>_POPA_noArg <text:s text:c="2"/>0x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F</text:p>
          </table:table-cell>
          <table:table-cell office:value-type="string" calcext:value-type="string">
            <text:p>Fv</text:p>
          </table:table-cell>
          <table:table-cell table:formula="of:=COM.MICROSOFT.CONCAT([.A189];&quot;_&quot;;[.B189])" office:value-type="string" office:string-value="POPF_Fv" calcext:value-type="string">
            <text:p>POPF_Fv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89]);DEC2HEX([.E189]))" office:value-type="string" office:string-value="9D" calcext:value-type="string">
            <text:p>9D</text:p>
          </table:table-cell>
          <table:table-cell table:formula="of:=COM.MICROSOFT.CONCAT(&quot;#define  _&quot;;[.C189];&quot;   0x&quot;;[.F189])" office:value-type="string" office:string-value="#define  _POPF_Fv   0x9D" calcext:value-type="string">
            <text:p>#define <text:s/>_POPF_Fv <text:s text:c="2"/>0x9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S</text:p>
          </table:table-cell>
          <table:table-cell table:formula="of:=COM.MICROSOFT.CONCAT([.A190];&quot;_&quot;;[.B190])" office:value-type="string" office:string-value="PUSH_ES" calcext:value-type="string">
            <text:p>PUSH_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90]);DEC2HEX([.E190]))" office:value-type="string" office:string-value="06" calcext:value-type="string">
            <text:p>06</text:p>
          </table:table-cell>
          <table:table-cell table:formula="of:=COM.MICROSOFT.CONCAT(&quot;#define  _&quot;;[.C190];&quot;   0x&quot;;[.F190])" office:value-type="string" office:string-value="#define  _PUSH_ES   0x06" calcext:value-type="string">
            <text:p>#define <text:s/>_PUSH_ES <text:s text:c="2"/>0x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CS</text:p>
          </table:table-cell>
          <table:table-cell table:formula="of:=COM.MICROSOFT.CONCAT([.A191];&quot;_&quot;;[.B191])" office:value-type="string" office:string-value="PUSH_CS" calcext:value-type="string">
            <text:p>PUSH_C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91]);DEC2HEX([.E191]))" office:value-type="string" office:string-value="0E" calcext:value-type="string">
            <text:p>0E</text:p>
          </table:table-cell>
          <table:table-cell table:formula="of:=COM.MICROSOFT.CONCAT(&quot;#define  _&quot;;[.C191];&quot;   0x&quot;;[.F191])" office:value-type="string" office:string-value="#define  _PUSH_CS   0x0E" calcext:value-type="string">
            <text:p>#define <text:s/>_PUSH_CS <text:s text:c="2"/>0x0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SS</text:p>
          </table:table-cell>
          <table:table-cell table:formula="of:=COM.MICROSOFT.CONCAT([.A192];&quot;_&quot;;[.B192])" office:value-type="string" office:string-value="PUSH_SS" calcext:value-type="string">
            <text:p>PUSH_S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92]);DEC2HEX([.E192]))" office:value-type="string" office:string-value="16" calcext:value-type="string">
            <text:p>16</text:p>
          </table:table-cell>
          <table:table-cell table:formula="of:=COM.MICROSOFT.CONCAT(&quot;#define  _&quot;;[.C192];&quot;   0x&quot;;[.F192])" office:value-type="string" office:string-value="#define  _PUSH_SS   0x16" calcext:value-type="string">
            <text:p>#define <text:s/>_PUSH_SS <text:s text:c="2"/>0x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DS</text:p>
          </table:table-cell>
          <table:table-cell table:formula="of:=COM.MICROSOFT.CONCAT([.A193];&quot;_&quot;;[.B193])" office:value-type="string" office:string-value="PUSH_DS" calcext:value-type="string">
            <text:p>PUSH_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93]);DEC2HEX([.E193]))" office:value-type="string" office:string-value="1E" calcext:value-type="string">
            <text:p>1E</text:p>
          </table:table-cell>
          <table:table-cell table:formula="of:=COM.MICROSOFT.CONCAT(&quot;#define  _&quot;;[.C193];&quot;   0x&quot;;[.F193])" office:value-type="string" office:string-value="#define  _PUSH_DS   0x1E" calcext:value-type="string">
            <text:p>#define <text:s/>_PUSH_DS <text:s text:c="2"/>0x1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AX</text:p>
          </table:table-cell>
          <table:table-cell table:formula="of:=COM.MICROSOFT.CONCAT([.A194];&quot;_&quot;;[.B194])" office:value-type="string" office:string-value="PUSH_eAX" calcext:value-type="string">
            <text:p>PUSH_eAX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94]);DEC2HEX([.E194]))" office:value-type="string" office:string-value="50" calcext:value-type="string">
            <text:p>50</text:p>
          </table:table-cell>
          <table:table-cell table:formula="of:=COM.MICROSOFT.CONCAT(&quot;#define  _&quot;;[.C194];&quot;   0x&quot;;[.F194])" office:value-type="string" office:string-value="#define  _PUSH_eAX   0x50" calcext:value-type="string">
            <text:p>#define <text:s/>_PUSH_eAX <text:s text:c="2"/>0x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CX</text:p>
          </table:table-cell>
          <table:table-cell table:formula="of:=COM.MICROSOFT.CONCAT([.A195];&quot;_&quot;;[.B195])" office:value-type="string" office:string-value="PUSH_eCX" calcext:value-type="string">
            <text:p>PUSH_eC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95]);DEC2HEX([.E195]))" office:value-type="string" office:string-value="51" calcext:value-type="string">
            <text:p>51</text:p>
          </table:table-cell>
          <table:table-cell table:formula="of:=COM.MICROSOFT.CONCAT(&quot;#define  _&quot;;[.C195];&quot;   0x&quot;;[.F195])" office:value-type="string" office:string-value="#define  _PUSH_eCX   0x51" calcext:value-type="string">
            <text:p>#define <text:s/>_PUSH_eCX <text:s text:c="2"/>0x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DX</text:p>
          </table:table-cell>
          <table:table-cell table:formula="of:=COM.MICROSOFT.CONCAT([.A196];&quot;_&quot;;[.B196])" office:value-type="string" office:string-value="PUSH_eDX" calcext:value-type="string">
            <text:p>PUSH_eDX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96]);DEC2HEX([.E196]))" office:value-type="string" office:string-value="52" calcext:value-type="string">
            <text:p>52</text:p>
          </table:table-cell>
          <table:table-cell table:formula="of:=COM.MICROSOFT.CONCAT(&quot;#define  _&quot;;[.C196];&quot;   0x&quot;;[.F196])" office:value-type="string" office:string-value="#define  _PUSH_eDX   0x52" calcext:value-type="string">
            <text:p>#define <text:s/>_PUSH_eDX <text:s text:c="2"/>0x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BX</text:p>
          </table:table-cell>
          <table:table-cell table:formula="of:=COM.MICROSOFT.CONCAT([.A197];&quot;_&quot;;[.B197])" office:value-type="string" office:string-value="PUSH_eBX" calcext:value-type="string">
            <text:p>PUSH_eB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97]);DEC2HEX([.E197]))" office:value-type="string" office:string-value="53" calcext:value-type="string">
            <text:p>53</text:p>
          </table:table-cell>
          <table:table-cell table:formula="of:=COM.MICROSOFT.CONCAT(&quot;#define  _&quot;;[.C197];&quot;   0x&quot;;[.F197])" office:value-type="string" office:string-value="#define  _PUSH_eBX   0x53" calcext:value-type="string">
            <text:p>#define <text:s/>_PUSH_eBX <text:s text:c="2"/>0x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SP</text:p>
          </table:table-cell>
          <table:table-cell table:formula="of:=COM.MICROSOFT.CONCAT([.A198];&quot;_&quot;;[.B198])" office:value-type="string" office:string-value="PUSH_eSP" calcext:value-type="string">
            <text:p>PUSH_eS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98]);DEC2HEX([.E198]))" office:value-type="string" office:string-value="54" calcext:value-type="string">
            <text:p>54</text:p>
          </table:table-cell>
          <table:table-cell table:formula="of:=COM.MICROSOFT.CONCAT(&quot;#define  _&quot;;[.C198];&quot;   0x&quot;;[.F198])" office:value-type="string" office:string-value="#define  _PUSH_eSP   0x54" calcext:value-type="string">
            <text:p>#define <text:s/>_PUSH_eSP <text:s text:c="2"/>0x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BP</text:p>
          </table:table-cell>
          <table:table-cell table:formula="of:=COM.MICROSOFT.CONCAT([.A199];&quot;_&quot;;[.B199])" office:value-type="string" office:string-value="PUSH_eBP" calcext:value-type="string">
            <text:p>PUSH_eBP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COM.MICROSOFT.CONCAT(DEC2HEX([.D199]);DEC2HEX([.E199]))" office:value-type="string" office:string-value="55" calcext:value-type="string">
            <text:p>55</text:p>
          </table:table-cell>
          <table:table-cell table:formula="of:=COM.MICROSOFT.CONCAT(&quot;#define  _&quot;;[.C199];&quot;   0x&quot;;[.F199])" office:value-type="string" office:string-value="#define  _PUSH_eBP   0x55" calcext:value-type="string">
            <text:p>#define <text:s/>_PUSH_eBP <text:s text:c="2"/>0x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SI</text:p>
          </table:table-cell>
          <table:table-cell table:formula="of:=COM.MICROSOFT.CONCAT([.A200];&quot;_&quot;;[.B200])" office:value-type="string" office:string-value="PUSH_eSI" calcext:value-type="string">
            <text:p>PUSH_eS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OM.MICROSOFT.CONCAT(DEC2HEX([.D200]);DEC2HEX([.E200]))" office:value-type="string" office:string-value="56" calcext:value-type="string">
            <text:p>56</text:p>
          </table:table-cell>
          <table:table-cell table:formula="of:=COM.MICROSOFT.CONCAT(&quot;#define  _&quot;;[.C200];&quot;   0x&quot;;[.F200])" office:value-type="string" office:string-value="#define  _PUSH_eSI   0x56" calcext:value-type="string">
            <text:p>#define <text:s/>_PUSH_eSI <text:s text:c="2"/>0x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DI</text:p>
          </table:table-cell>
          <table:table-cell table:formula="of:=COM.MICROSOFT.CONCAT([.A201];&quot;_&quot;;[.B201])" office:value-type="string" office:string-value="PUSH_eDI" calcext:value-type="string">
            <text:p>PUSH_eD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OM.MICROSOFT.CONCAT(DEC2HEX([.D201]);DEC2HEX([.E201]))" office:value-type="string" office:string-value="57" calcext:value-type="string">
            <text:p>57</text:p>
          </table:table-cell>
          <table:table-cell table:formula="of:=COM.MICROSOFT.CONCAT(&quot;#define  _&quot;;[.C201];&quot;   0x&quot;;[.F201])" office:value-type="string" office:string-value="#define  _PUSH_eDI   0x57" calcext:value-type="string">
            <text:p>#define <text:s/>_PUSH_eDI <text:s text:c="2"/>0x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Ib</text:p>
          </table:table-cell>
          <table:table-cell table:formula="of:=COM.MICROSOFT.CONCAT([.A202];&quot;_&quot;;[.B202])" office:value-type="string" office:string-value="PUSH_Ib" calcext:value-type="string">
            <text:p>PUSH_I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M.MICROSOFT.CONCAT(DEC2HEX([.D202]);DEC2HEX([.E202]))" office:value-type="string" office:string-value="68" calcext:value-type="string">
            <text:p>68</text:p>
          </table:table-cell>
          <table:table-cell table:formula="of:=COM.MICROSOFT.CONCAT(&quot;#define  _&quot;;[.C202];&quot;   0x&quot;;[.F202])" office:value-type="string" office:string-value="#define  _PUSH_Ib   0x68" calcext:value-type="string">
            <text:p>#define <text:s/>_PUSH_Ib <text:s text:c="2"/>0x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Ib</text:p>
          </table:table-cell>
          <table:table-cell table:formula="of:=COM.MICROSOFT.CONCAT([.A203];&quot;_&quot;;[.B203])" office:value-type="string" office:string-value="PUSH_Ib" calcext:value-type="string">
            <text:p>PUSH_Ib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203]);DEC2HEX([.E203]))" office:value-type="string" office:string-value="6A" calcext:value-type="string">
            <text:p>6A</text:p>
          </table:table-cell>
          <table:table-cell table:formula="of:=COM.MICROSOFT.CONCAT(&quot;#define  _&quot;;[.C203];&quot;   0x&quot;;[.F203])" office:value-type="string" office:string-value="#define  _PUSH_Ib   0x6A" calcext:value-type="string">
            <text:p>#define <text:s/>_PUSH_Ib <text:s text:c="2"/>0x6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A</text:p>
          </table:table-cell>
          <table:table-cell office:value-type="string" calcext:value-type="string">
            <text:p>noArg</text:p>
          </table:table-cell>
          <table:table-cell table:formula="of:=COM.MICROSOFT.CONCAT([.A204];&quot;_&quot;;[.B204])" office:value-type="string" office:string-value="PUSHA_noArg" calcext:value-type="string">
            <text:p>PUSHA_noAr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COM.MICROSOFT.CONCAT(DEC2HEX([.D204]);DEC2HEX([.E204]))" office:value-type="string" office:string-value="60" calcext:value-type="string">
            <text:p>60</text:p>
          </table:table-cell>
          <table:table-cell table:formula="of:=COM.MICROSOFT.CONCAT(&quot;#define  _&quot;;[.C204];&quot;   0x&quot;;[.F204])" office:value-type="string" office:string-value="#define  _PUSHA_noArg   0x60" calcext:value-type="string">
            <text:p>#define <text:s/>_PUSHA_noArg <text:s text:c="2"/>0x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F</text:p>
          </table:table-cell>
          <table:table-cell office:value-type="string" calcext:value-type="string">
            <text:p>Fv</text:p>
          </table:table-cell>
          <table:table-cell table:formula="of:=COM.MICROSOFT.CONCAT([.A205];&quot;_&quot;;[.B205])" office:value-type="string" office:string-value="PUSHF_Fv" calcext:value-type="string">
            <text:p>PUSHF_Fv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205]);DEC2HEX([.E205]))" office:value-type="string" office:string-value="9C" calcext:value-type="string">
            <text:p>9C</text:p>
          </table:table-cell>
          <table:table-cell table:formula="of:=COM.MICROSOFT.CONCAT(&quot;#define  _&quot;;[.C205];&quot;   0x&quot;;[.F205])" office:value-type="string" office:string-value="#define  _PUSHF_Fv   0x9C" calcext:value-type="string">
            <text:p>#define <text:s/>_PUSHF_Fv <text:s text:c="2"/>0x9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EPE</text:p>
          </table:table-cell>
          <table:table-cell table:formula="of:=COM.MICROSOFT.CONCAT([.A206];&quot;_&quot;;[.B206])" office:value-type="string" office:string-value="REP_REPE" calcext:value-type="string">
            <text:p>REP_REP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COM.MICROSOFT.CONCAT(DEC2HEX([.D206]);DEC2HEX([.E206]))" office:value-type="string" office:string-value="F3" calcext:value-type="string">
            <text:p>F3</text:p>
          </table:table-cell>
          <table:table-cell table:formula="of:=COM.MICROSOFT.CONCAT(&quot;#define  _&quot;;[.C206];&quot;   0x&quot;;[.F206])" office:value-type="string" office:string-value="#define  _REP_REPE   0xF3" calcext:value-type="string">
            <text:p>#define <text:s/>_REP_REPE <text:s text:c="2"/>0xF3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PNE</text:p>
          </table:table-cell>
          <table:table-cell office:value-type="string" calcext:value-type="string">
            <text:p>noArg</text:p>
          </table:table-cell>
          <table:table-cell table:formula="of:=COM.MICROSOFT.CONCAT([.A207];&quot;_&quot;;[.B207])" office:value-type="string" office:string-value="REPNE_noArg" calcext:value-type="string">
            <text:p>REPNE_noArg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COM.MICROSOFT.CONCAT(DEC2HEX([.D207]);DEC2HEX([.E207]))" office:value-type="string" office:string-value="F2" calcext:value-type="string">
            <text:p>F2</text:p>
          </table:table-cell>
          <table:table-cell table:formula="of:=COM.MICROSOFT.CONCAT(&quot;#define  _&quot;;[.C207];&quot;   0x&quot;;[.F207])" office:value-type="string" office:string-value="#define  _REPNE_noArg   0xF2" calcext:value-type="string">
            <text:p>#define <text:s/>_REPNE_noArg <text:s text:c="2"/>0xF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 far</text:p>
          </table:table-cell>
          <table:table-cell office:value-type="string" calcext:value-type="string">
            <text:p>Iw</text:p>
          </table:table-cell>
          <table:table-cell table:formula="of:=COM.MICROSOFT.CONCAT([.A208];&quot;_&quot;;[.B208])" office:value-type="string" office:string-value="RET far_Iw" calcext:value-type="string">
            <text:p>RET far_Iw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208]);DEC2HEX([.E208]))" office:value-type="string" office:string-value="CA" calcext:value-type="string">
            <text:p>CA</text:p>
          </table:table-cell>
          <table:table-cell table:formula="of:=COM.MICROSOFT.CONCAT(&quot;#define  _&quot;;[.C208];&quot;   0x&quot;;[.F208])" office:value-type="string" office:string-value="#define  _RET far_Iw   0xCA" calcext:value-type="string">
            <text:p>#define <text:s/>_RET far_Iw <text:s text:c="2"/>0x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 far</text:p>
          </table:table-cell>
          <table:table-cell office:value-type="string" calcext:value-type="string">
            <text:p>noArg</text:p>
          </table:table-cell>
          <table:table-cell table:formula="of:=COM.MICROSOFT.CONCAT([.A209];&quot;_&quot;;[.B209])" office:value-type="string" office:string-value="RET far_noArg" calcext:value-type="string">
            <text:p>RET far_noArg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09]);DEC2HEX([.E209]))" office:value-type="string" office:string-value="CB" calcext:value-type="string">
            <text:p>CB</text:p>
          </table:table-cell>
          <table:table-cell table:formula="of:=COM.MICROSOFT.CONCAT(&quot;#define  _&quot;;[.C209];&quot;   0x&quot;;[.F209])" office:value-type="string" office:string-value="#define  _RET far_noArg   0xCB" calcext:value-type="string">
            <text:p>#define <text:s/>_RET far_noArg <text:s text:c="2"/>0xC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 near</text:p>
          </table:table-cell>
          <table:table-cell office:value-type="string" calcext:value-type="string">
            <text:p>Iw</text:p>
          </table:table-cell>
          <table:table-cell table:formula="of:=COM.MICROSOFT.CONCAT([.A210];&quot;_&quot;;[.B210])" office:value-type="string" office:string-value="RET near_Iw" calcext:value-type="string">
            <text:p>RET near_Iw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COM.MICROSOFT.CONCAT(DEC2HEX([.D210]);DEC2HEX([.E210]))" office:value-type="string" office:string-value="C2" calcext:value-type="string">
            <text:p>C2</text:p>
          </table:table-cell>
          <table:table-cell table:formula="of:=COM.MICROSOFT.CONCAT(&quot;#define  _&quot;;[.C210];&quot;   0x&quot;;[.F210])" office:value-type="string" office:string-value="#define  _RET near_Iw   0xC2" calcext:value-type="string">
            <text:p>#define <text:s/>_RET near_Iw <text:s text:c="2"/>0xC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 near</text:p>
          </table:table-cell>
          <table:table-cell office:value-type="string" calcext:value-type="string">
            <text:p>noArg</text:p>
          </table:table-cell>
          <table:table-cell table:formula="of:=COM.MICROSOFT.CONCAT([.A211];&quot;_&quot;;[.B211])" office:value-type="string" office:string-value="RET near_noArg" calcext:value-type="string">
            <text:p>RET near_noArg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M.MICROSOFT.CONCAT(DEC2HEX([.D211]);DEC2HEX([.E211]))" office:value-type="string" office:string-value="C3" calcext:value-type="string">
            <text:p>C3</text:p>
          </table:table-cell>
          <table:table-cell table:formula="of:=COM.MICROSOFT.CONCAT(&quot;#define  _&quot;;[.C211];&quot;   0x&quot;;[.F211])" office:value-type="string" office:string-value="#define  _RET near_noArg   0xC3" calcext:value-type="string">
            <text:p>#define <text:s/>_RET near_noArg <text:s text:c="2"/>0xC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F</text:p>
          </table:table-cell>
          <table:table-cell office:value-type="string" calcext:value-type="string">
            <text:p>noArg</text:p>
          </table:table-cell>
          <table:table-cell table:formula="of:=COM.MICROSOFT.CONCAT([.A212];&quot;_&quot;;[.B212])" office:value-type="string" office:string-value="SAHF_noArg" calcext:value-type="string">
            <text:p>SAHF_noArg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212]);DEC2HEX([.E212]))" office:value-type="string" office:string-value="9E" calcext:value-type="string">
            <text:p>9E</text:p>
          </table:table-cell>
          <table:table-cell table:formula="of:=COM.MICROSOFT.CONCAT(&quot;#define  _&quot;;[.C212];&quot;   0x&quot;;[.F212])" office:value-type="string" office:string-value="#define  _SAHF_noArg   0x9E" calcext:value-type="string">
            <text:p>#define <text:s/>_SAHF_noArg <text:s text:c="2"/>0x9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Eb,Gb</text:p>
          </table:table-cell>
          <table:table-cell table:formula="of:=COM.MICROSOFT.CONCAT([.A213];&quot;_&quot;;[.B213])" office:value-type="string" office:string-value="SBB_Eb,Gb" calcext:value-type="string">
            <text:p>SBB_Eb,G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M.MICROSOFT.CONCAT(DEC2HEX([.D213]);DEC2HEX([.E213]))" office:value-type="string" office:string-value="18" calcext:value-type="string">
            <text:p>18</text:p>
          </table:table-cell>
          <table:table-cell table:formula="of:=COM.MICROSOFT.CONCAT(&quot;#define  _&quot;;[.C213];&quot;   0x&quot;;[.F213])" office:value-type="string" office:string-value="#define  _SBB_Eb,Gb   0x18" calcext:value-type="string">
            <text:p>#define <text:s/>_SBB_Eb,Gb <text:s text:c="2"/>0x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EV,Gv</text:p>
          </table:table-cell>
          <table:table-cell table:formula="of:=COM.MICROSOFT.CONCAT([.A214];&quot;_&quot;;[.B214])" office:value-type="string" office:string-value="SBB_EV,Gv" calcext:value-type="string">
            <text:p>SBB_EV,Gv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OM.MICROSOFT.CONCAT(DEC2HEX([.D214]);DEC2HEX([.E214]))" office:value-type="string" office:string-value="19" calcext:value-type="string">
            <text:p>19</text:p>
          </table:table-cell>
          <table:table-cell table:formula="of:=COM.MICROSOFT.CONCAT(&quot;#define  _&quot;;[.C214];&quot;   0x&quot;;[.F214])" office:value-type="string" office:string-value="#define  _SBB_EV,Gv   0x19" calcext:value-type="string">
            <text:p>#define <text:s/>_SBB_EV,Gv <text:s text:c="2"/>0x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Gb,Eb</text:p>
          </table:table-cell>
          <table:table-cell table:formula="of:=COM.MICROSOFT.CONCAT([.A215];&quot;_&quot;;[.B215])" office:value-type="string" office:string-value="SBB_Gb,Eb" calcext:value-type="string">
            <text:p>SBB_Gb,E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215]);DEC2HEX([.E215]))" office:value-type="string" office:string-value="1A" calcext:value-type="string">
            <text:p>1A</text:p>
          </table:table-cell>
          <table:table-cell table:formula="of:=COM.MICROSOFT.CONCAT(&quot;#define  _&quot;;[.C215];&quot;   0x&quot;;[.F215])" office:value-type="string" office:string-value="#define  _SBB_Gb,Eb   0x1A" calcext:value-type="string">
            <text:p>#define <text:s/>_SBB_Gb,Eb <text:s text:c="2"/>0x1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Gv,Ev</text:p>
          </table:table-cell>
          <table:table-cell table:formula="of:=COM.MICROSOFT.CONCAT([.A216];&quot;_&quot;;[.B216])" office:value-type="string" office:string-value="SBB_Gv,Ev" calcext:value-type="string">
            <text:p>SBB_Gv,Ev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16]);DEC2HEX([.E216]))" office:value-type="string" office:string-value="1B" calcext:value-type="string">
            <text:p>1B</text:p>
          </table:table-cell>
          <table:table-cell table:formula="of:=COM.MICROSOFT.CONCAT(&quot;#define  _&quot;;[.C216];&quot;   0x&quot;;[.F216])" office:value-type="string" office:string-value="#define  _SBB_Gv,Ev   0x1B" calcext:value-type="string">
            <text:p>#define <text:s/>_SBB_Gv,Ev <text:s text:c="2"/>0x1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AL,Ib</text:p>
          </table:table-cell>
          <table:table-cell table:formula="of:=COM.MICROSOFT.CONCAT([.A217];&quot;_&quot;;[.B217])" office:value-type="string" office:string-value="SBB_AL,Ib" calcext:value-type="string">
            <text:p>SBB_AL,Ib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217]);DEC2HEX([.E217]))" office:value-type="string" office:string-value="1C" calcext:value-type="string">
            <text:p>1C</text:p>
          </table:table-cell>
          <table:table-cell table:formula="of:=COM.MICROSOFT.CONCAT(&quot;#define  _&quot;;[.C217];&quot;   0x&quot;;[.F217])" office:value-type="string" office:string-value="#define  _SBB_AL,Ib   0x1C" calcext:value-type="string">
            <text:p>#define <text:s/>_SBB_AL,Ib <text:s text:c="2"/>0x1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eAX,Iv</text:p>
          </table:table-cell>
          <table:table-cell table:formula="of:=COM.MICROSOFT.CONCAT([.A218];&quot;_&quot;;[.B218])" office:value-type="string" office:string-value="SBB_eAX,Iv" calcext:value-type="string">
            <text:p>SBB_eAX,Iv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218]);DEC2HEX([.E218]))" office:value-type="string" office:string-value="1D" calcext:value-type="string">
            <text:p>1D</text:p>
          </table:table-cell>
          <table:table-cell table:formula="of:=COM.MICROSOFT.CONCAT(&quot;#define  _&quot;;[.C218];&quot;   0x&quot;;[.F218])" office:value-type="string" office:string-value="#define  _SBB_eAX,Iv   0x1D" calcext:value-type="string">
            <text:p>#define <text:s/>_SBB_eAX,Iv <text:s text:c="2"/>0x1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SB</text:p>
          </table:table-cell>
          <table:table-cell office:value-type="string" calcext:value-type="string">
            <text:p>AL,Xb</text:p>
          </table:table-cell>
          <table:table-cell table:formula="of:=COM.MICROSOFT.CONCAT([.A219];&quot;_&quot;;[.B219])" office:value-type="string" office:string-value="SCASB_AL,Xb" calcext:value-type="string">
            <text:p>SCASB_AL,Xb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219]);DEC2HEX([.E219]))" office:value-type="string" office:string-value="AE" calcext:value-type="string">
            <text:p>AE</text:p>
          </table:table-cell>
          <table:table-cell table:formula="of:=COM.MICROSOFT.CONCAT(&quot;#define  _&quot;;[.C219];&quot;   0x&quot;;[.F219])" office:value-type="string" office:string-value="#define  _SCASB_AL,Xb   0xAE" calcext:value-type="string">
            <text:p>#define <text:s/>_SCASB_AL,Xb <text:s text:c="2"/>0xA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SW/D</text:p>
          </table:table-cell>
          <table:table-cell office:value-type="string" calcext:value-type="string">
            <text:p>eAX,Xv</text:p>
          </table:table-cell>
          <table:table-cell table:formula="of:=COM.MICROSOFT.CONCAT([.A220];&quot;_&quot;;[.B220])" office:value-type="string" office:string-value="SCASW/D_eAX,Xv" calcext:value-type="string">
            <text:p>SCASW/D_eAX,Xv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220]);DEC2HEX([.E220]))" office:value-type="string" office:string-value="AF" calcext:value-type="string">
            <text:p>AF</text:p>
          </table:table-cell>
          <table:table-cell table:formula="of:=COM.MICROSOFT.CONCAT(&quot;#define  _&quot;;[.C220];&quot;   0x&quot;;[.F220])" office:value-type="string" office:string-value="#define  _SCASW/D_eAX,Xv   0xAF" calcext:value-type="string">
            <text:p>#define <text:s/>_SCASW/D_eAX,Xv <text:s text:c="2"/>0xAF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</text:p>
          </table:table-cell>
          <table:table-cell office:value-type="string" calcext:value-type="string">
            <text:p><text:s/>=ES</text:p>
          </table:table-cell>
          <table:table-cell table:formula="of:=COM.MICROSOFT.CONCAT([.A221];&quot;_&quot;;[.B221])" office:value-type="string" office:string-value="SEG_ =ES" calcext:value-type="string">
            <text:p>SEG_ =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M.MICROSOFT.CONCAT(DEC2HEX([.D221]);DEC2HEX([.E221]))" office:value-type="string" office:string-value="26" calcext:value-type="string">
            <text:p>26</text:p>
          </table:table-cell>
          <table:table-cell table:formula="of:=COM.MICROSOFT.CONCAT(&quot;#define  _&quot;;[.C221];&quot;   0x&quot;;[.F221])" office:value-type="string" office:string-value="#define  _SEG_ =ES   0x26" calcext:value-type="string">
            <text:p>#define <text:s/>_SEG_ =ES <text:s text:c="2"/>0x26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</text:p>
          </table:table-cell>
          <table:table-cell office:value-type="string" calcext:value-type="string">
            <text:p><text:s/>=CS</text:p>
          </table:table-cell>
          <table:table-cell table:formula="of:=COM.MICROSOFT.CONCAT([.A222];&quot;_&quot;;[.B222])" office:value-type="string" office:string-value="SEG_ =CS" calcext:value-type="string">
            <text:p>SEG_ =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222]);DEC2HEX([.E222]))" office:value-type="string" office:string-value="2E" calcext:value-type="string">
            <text:p>2E</text:p>
          </table:table-cell>
          <table:table-cell table:formula="of:=COM.MICROSOFT.CONCAT(&quot;#define  _&quot;;[.C222];&quot;   0x&quot;;[.F222])" office:value-type="string" office:string-value="#define  _SEG_ =CS   0x2E" calcext:value-type="string">
            <text:p>#define <text:s/>_SEG_ =CS <text:s text:c="2"/>0x2E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</text:p>
          </table:table-cell>
          <table:table-cell office:value-type="string" calcext:value-type="string">
            <text:p><text:s/>=SS</text:p>
          </table:table-cell>
          <table:table-cell table:formula="of:=COM.MICROSOFT.CONCAT([.A223];&quot;_&quot;;[.B223])" office:value-type="string" office:string-value="SEG_ =SS" calcext:value-type="string">
            <text:p>SEG_ =S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M.MICROSOFT.CONCAT(DEC2HEX([.D223]);DEC2HEX([.E223]))" office:value-type="string" office:string-value="36" calcext:value-type="string">
            <text:p>36</text:p>
          </table:table-cell>
          <table:table-cell table:formula="of:=COM.MICROSOFT.CONCAT(&quot;#define  _&quot;;[.C223];&quot;   0x&quot;;[.F223])" office:value-type="string" office:string-value="#define  _SEG_ =SS   0x36" calcext:value-type="string">
            <text:p>#define <text:s/>_SEG_ =SS <text:s text:c="2"/>0x36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</text:p>
          </table:table-cell>
          <table:table-cell office:value-type="string" calcext:value-type="string">
            <text:p><text:s/>=CS</text:p>
          </table:table-cell>
          <table:table-cell table:formula="of:=COM.MICROSOFT.CONCAT([.A224];&quot;_&quot;;[.B224])" office:value-type="string" office:string-value="SEG_ =CS" calcext:value-type="string">
            <text:p>SEG_ =C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224]);DEC2HEX([.E224]))" office:value-type="string" office:string-value="3E" calcext:value-type="string">
            <text:p>3E</text:p>
          </table:table-cell>
          <table:table-cell table:formula="of:=COM.MICROSOFT.CONCAT(&quot;#define  _&quot;;[.C224];&quot;   0x&quot;;[.F224])" office:value-type="string" office:string-value="#define  _SEG_ =CS   0x3E" calcext:value-type="string">
            <text:p>#define <text:s/>_SEG_ =CS <text:s text:c="2"/>0x3E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</text:p>
          </table:table-cell>
          <table:table-cell office:value-type="string" calcext:value-type="string">
            <text:p><text:s/>=FS</text:p>
          </table:table-cell>
          <table:table-cell table:formula="of:=COM.MICROSOFT.CONCAT([.A225];&quot;_&quot;;[.B225])" office:value-type="string" office:string-value="SEG_ =FS" calcext:value-type="string">
            <text:p>SEG_ =F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M.MICROSOFT.CONCAT(DEC2HEX([.D225]);DEC2HEX([.E225]))" office:value-type="string" office:string-value="64" calcext:value-type="string">
            <text:p>64</text:p>
          </table:table-cell>
          <table:table-cell table:formula="of:=COM.MICROSOFT.CONCAT(&quot;#define  _&quot;;[.C225];&quot;   0x&quot;;[.F225])" office:value-type="string" office:string-value="#define  _SEG_ =FS   0x64" calcext:value-type="string">
            <text:p>#define <text:s/>_SEG_ =FS <text:s text:c="2"/>0x64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</text:p>
          </table:table-cell>
          <table:table-cell office:value-type="string" calcext:value-type="string">
            <text:p><text:s/>=GS</text:p>
          </table:table-cell>
          <table:table-cell table:formula="of:=COM.MICROSOFT.CONCAT([.A226];&quot;_&quot;;[.B226])" office:value-type="string" office:string-value="SEG_ =GS" calcext:value-type="string">
            <text:p>SEG_ =G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26]);DEC2HEX([.E226]))" office:value-type="string" office:string-value="65" calcext:value-type="string">
            <text:p>65</text:p>
          </table:table-cell>
          <table:table-cell table:formula="of:=COM.MICROSOFT.CONCAT(&quot;#define  _&quot;;[.C226];&quot;   0x&quot;;[.F226])" office:value-type="string" office:string-value="#define  _SEG_ =GS   0x65" calcext:value-type="string">
            <text:p>#define <text:s/>_SEG_ =GS <text:s text:c="2"/>0x65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C</text:p>
          </table:table-cell>
          <table:table-cell office:value-type="string" calcext:value-type="string">
            <text:p>noArg</text:p>
          </table:table-cell>
          <table:table-cell table:formula="of:=COM.MICROSOFT.CONCAT([.A227];&quot;_&quot;;[.B227])" office:value-type="string" office:string-value="STC_noArg" calcext:value-type="string">
            <text:p>STC_noAr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COM.MICROSOFT.CONCAT(DEC2HEX([.D227]);DEC2HEX([.E227]))" office:value-type="string" office:string-value="F9" calcext:value-type="string">
            <text:p>F9</text:p>
          </table:table-cell>
          <table:table-cell table:formula="of:=COM.MICROSOFT.CONCAT(&quot;#define  _&quot;;[.C227];&quot;   0x&quot;;[.F227])" office:value-type="string" office:string-value="#define  _STC_noArg   0xF9" calcext:value-type="string">
            <text:p>#define <text:s/>_STC_noArg <text:s text:c="2"/>0xF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noArg</text:p>
          </table:table-cell>
          <table:table-cell table:formula="of:=COM.MICROSOFT.CONCAT([.A228];&quot;_&quot;;[.B228])" office:value-type="string" office:string-value="STD_noArg" calcext:value-type="string">
            <text:p>STD_noArg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228]);DEC2HEX([.E228]))" office:value-type="string" office:string-value="FD" calcext:value-type="string">
            <text:p>FD</text:p>
          </table:table-cell>
          <table:table-cell table:formula="of:=COM.MICROSOFT.CONCAT(&quot;#define  _&quot;;[.C228];&quot;   0x&quot;;[.F228])" office:value-type="string" office:string-value="#define  _STD_noArg   0xFD" calcext:value-type="string">
            <text:p>#define <text:s/>_STD_noArg <text:s text:c="2"/>0xF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noArg</text:p>
          </table:table-cell>
          <table:table-cell table:formula="of:=COM.MICROSOFT.CONCAT([.A229];&quot;_&quot;;[.B229])" office:value-type="string" office:string-value="STI_noArg" calcext:value-type="string">
            <text:p>STI_noArg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29]);DEC2HEX([.E229]))" office:value-type="string" office:string-value="FB" calcext:value-type="string">
            <text:p>FB</text:p>
          </table:table-cell>
          <table:table-cell table:formula="of:=COM.MICROSOFT.CONCAT(&quot;#define  _&quot;;[.C229];&quot;   0x&quot;;[.F229])" office:value-type="string" office:string-value="#define  _STI_noArg   0xFB" calcext:value-type="string">
            <text:p>#define <text:s/>_STI_noArg <text:s text:c="2"/>0xF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SB</text:p>
          </table:table-cell>
          <table:table-cell office:value-type="string" calcext:value-type="string">
            <text:p>Yb,AL</text:p>
          </table:table-cell>
          <table:table-cell table:formula="of:=COM.MICROSOFT.CONCAT([.A230];&quot;_&quot;;[.B230])" office:value-type="string" office:string-value="STOSB_Yb,AL" calcext:value-type="string">
            <text:p>STOSB_Yb,AL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COM.MICROSOFT.CONCAT(DEC2HEX([.D230]);DEC2HEX([.E230]))" office:value-type="string" office:string-value="AA" calcext:value-type="string">
            <text:p>AA</text:p>
          </table:table-cell>
          <table:table-cell table:formula="of:=COM.MICROSOFT.CONCAT(&quot;#define  _&quot;;[.C230];&quot;   0x&quot;;[.F230])" office:value-type="string" office:string-value="#define  _STOSB_Yb,AL   0xAA" calcext:value-type="string">
            <text:p>#define <text:s/>_STOSB_Yb,AL <text:s text:c="2"/>0xA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SW/D</text:p>
          </table:table-cell>
          <table:table-cell office:value-type="string" calcext:value-type="string">
            <text:p>Yv,eAX</text:p>
          </table:table-cell>
          <table:table-cell table:formula="of:=COM.MICROSOFT.CONCAT([.A231];&quot;_&quot;;[.B231])" office:value-type="string" office:string-value="STOSW/D_Yv,eAX" calcext:value-type="string">
            <text:p>STOSW/D_Yv,eAX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31]);DEC2HEX([.E231]))" office:value-type="string" office:string-value="AB" calcext:value-type="string">
            <text:p>AB</text:p>
          </table:table-cell>
          <table:table-cell table:formula="of:=COM.MICROSOFT.CONCAT(&quot;#define  _&quot;;[.C231];&quot;   0x&quot;;[.F231])" office:value-type="string" office:string-value="#define  _STOSW/D_Yv,eAX   0xAB" calcext:value-type="string">
            <text:p>#define <text:s/>_STOSW/D_Yv,eAX <text:s text:c="2"/>0xAB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Eb,Gb</text:p>
          </table:table-cell>
          <table:table-cell table:formula="of:=COM.MICROSOFT.CONCAT([.A232];&quot;_&quot;;[.B232])" office:value-type="string" office:string-value="SUB_Eb,Gb" calcext:value-type="string">
            <text:p>SUB_Eb,Gb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M.MICROSOFT.CONCAT(DEC2HEX([.D232]);DEC2HEX([.E232]))" office:value-type="string" office:string-value="28" calcext:value-type="string">
            <text:p>28</text:p>
          </table:table-cell>
          <table:table-cell table:formula="of:=COM.MICROSOFT.CONCAT(&quot;#define  _&quot;;[.C232];&quot;   0x&quot;;[.F232])" office:value-type="string" office:string-value="#define  _SUB_Eb,Gb   0x28" calcext:value-type="string">
            <text:p>#define <text:s/>_SUB_Eb,Gb <text:s text:c="2"/>0x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EV,Gv</text:p>
          </table:table-cell>
          <table:table-cell table:formula="of:=COM.MICROSOFT.CONCAT([.A233];&quot;_&quot;;[.B233])" office:value-type="string" office:string-value="SUB_EV,Gv" calcext:value-type="string">
            <text:p>SUB_EV,G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M.MICROSOFT.CONCAT(DEC2HEX([.D233]);DEC2HEX([.E233]))" office:value-type="string" office:string-value="29" calcext:value-type="string">
            <text:p>29</text:p>
          </table:table-cell>
          <table:table-cell table:formula="of:=COM.MICROSOFT.CONCAT(&quot;#define  _&quot;;[.C233];&quot;   0x&quot;;[.F233])" office:value-type="string" office:string-value="#define  _SUB_EV,Gv   0x29" calcext:value-type="string">
            <text:p>#define <text:s/>_SUB_EV,Gv <text:s text:c="2"/>0x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Gb,Eb</text:p>
          </table:table-cell>
          <table:table-cell table:formula="of:=COM.MICROSOFT.CONCAT([.A234];&quot;_&quot;;[.B234])" office:value-type="string" office:string-value="SUB_Gb,Eb" calcext:value-type="string">
            <text:p>SUB_Gb,E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234]);DEC2HEX([.E234]))" office:value-type="string" office:string-value="2A" calcext:value-type="string">
            <text:p>2A</text:p>
          </table:table-cell>
          <table:table-cell table:formula="of:=COM.MICROSOFT.CONCAT(&quot;#define  _&quot;;[.C234];&quot;   0x&quot;;[.F234])" office:value-type="string" office:string-value="#define  _SUB_Gb,Eb   0x2A" calcext:value-type="string">
            <text:p>#define <text:s/>_SUB_Gb,Eb <text:s text:c="2"/>0x2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Gv,Ev</text:p>
          </table:table-cell>
          <table:table-cell table:formula="of:=COM.MICROSOFT.CONCAT([.A235];&quot;_&quot;;[.B235])" office:value-type="string" office:string-value="SUB_Gv,Ev" calcext:value-type="string">
            <text:p>SUB_Gv,Ev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35]);DEC2HEX([.E235]))" office:value-type="string" office:string-value="2B" calcext:value-type="string">
            <text:p>2B</text:p>
          </table:table-cell>
          <table:table-cell table:formula="of:=COM.MICROSOFT.CONCAT(&quot;#define  _&quot;;[.C235];&quot;   0x&quot;;[.F235])" office:value-type="string" office:string-value="#define  _SUB_Gv,Ev   0x2B" calcext:value-type="string">
            <text:p>#define <text:s/>_SUB_Gv,Ev <text:s text:c="2"/>0x2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L,Ib</text:p>
          </table:table-cell>
          <table:table-cell table:formula="of:=COM.MICROSOFT.CONCAT([.A236];&quot;_&quot;;[.B236])" office:value-type="string" office:string-value="SUB_AL,Ib" calcext:value-type="string">
            <text:p>SUB_AL,Ib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236]);DEC2HEX([.E236]))" office:value-type="string" office:string-value="2C" calcext:value-type="string">
            <text:p>2C</text:p>
          </table:table-cell>
          <table:table-cell table:formula="of:=COM.MICROSOFT.CONCAT(&quot;#define  _&quot;;[.C236];&quot;   0x&quot;;[.F236])" office:value-type="string" office:string-value="#define  _SUB_AL,Ib   0x2C" calcext:value-type="string">
            <text:p>#define <text:s/>_SUB_AL,Ib <text:s text:c="2"/>0x2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eAX,Iv</text:p>
          </table:table-cell>
          <table:table-cell table:formula="of:=COM.MICROSOFT.CONCAT([.A237];&quot;_&quot;;[.B237])" office:value-type="string" office:string-value="SUB_eAX,Iv" calcext:value-type="string">
            <text:p>SUB_eAX,Iv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237]);DEC2HEX([.E237]))" office:value-type="string" office:string-value="2D" calcext:value-type="string">
            <text:p>2D</text:p>
          </table:table-cell>
          <table:table-cell table:formula="of:=COM.MICROSOFT.CONCAT(&quot;#define  _&quot;;[.C237];&quot;   0x&quot;;[.F237])" office:value-type="string" office:string-value="#define  _SUB_eAX,Iv   0x2D" calcext:value-type="string">
            <text:p>#define <text:s/>_SUB_eAX,Iv <text:s text:c="2"/>0x2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Eb,Gb</text:p>
          </table:table-cell>
          <table:table-cell table:formula="of:=COM.MICROSOFT.CONCAT([.A238];&quot;_&quot;;[.B238])" office:value-type="string" office:string-value="TEST_Eb,Gb" calcext:value-type="string">
            <text:p>TEST_Eb,Gb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M.MICROSOFT.CONCAT(DEC2HEX([.D238]);DEC2HEX([.E238]))" office:value-type="string" office:string-value="84" calcext:value-type="string">
            <text:p>84</text:p>
          </table:table-cell>
          <table:table-cell table:formula="of:=COM.MICROSOFT.CONCAT(&quot;#define  _&quot;;[.C238];&quot;   0x&quot;;[.F238])" office:value-type="string" office:string-value="#define  _TEST_Eb,Gb   0x84" calcext:value-type="string">
            <text:p>#define <text:s/>_TEST_Eb,Gb <text:s text:c="2"/>0x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Ev,Gv</text:p>
          </table:table-cell>
          <table:table-cell table:formula="of:=COM.MICROSOFT.CONCAT([.A239];&quot;_&quot;;[.B239])" office:value-type="string" office:string-value="TEST_Ev,Gv" calcext:value-type="string">
            <text:p>TEST_Ev,Gv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39]);DEC2HEX([.E239]))" office:value-type="string" office:string-value="85" calcext:value-type="string">
            <text:p>85</text:p>
          </table:table-cell>
          <table:table-cell table:formula="of:=COM.MICROSOFT.CONCAT(&quot;#define  _&quot;;[.C239];&quot;   0x&quot;;[.F239])" office:value-type="string" office:string-value="#define  _TEST_Ev,Gv   0x85" calcext:value-type="string">
            <text:p>#define <text:s/>_TEST_Ev,Gv <text:s text:c="2"/>0x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L,Ib</text:p>
          </table:table-cell>
          <table:table-cell table:formula="of:=COM.MICROSOFT.CONCAT([.A240];&quot;_&quot;;[.B240])" office:value-type="string" office:string-value="TEST_AL,Ib" calcext:value-type="string">
            <text:p>TEST_AL,Ib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COM.MICROSOFT.CONCAT(DEC2HEX([.D240]);DEC2HEX([.E240]))" office:value-type="string" office:string-value="A8" calcext:value-type="string">
            <text:p>A8</text:p>
          </table:table-cell>
          <table:table-cell table:formula="of:=COM.MICROSOFT.CONCAT(&quot;#define  _&quot;;[.C240];&quot;   0x&quot;;[.F240])" office:value-type="string" office:string-value="#define  _TEST_AL,Ib   0xA8" calcext:value-type="string">
            <text:p>#define <text:s/>_TEST_AL,Ib <text:s text:c="2"/>0xA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eAX,Iv</text:p>
          </table:table-cell>
          <table:table-cell table:formula="of:=COM.MICROSOFT.CONCAT([.A241];&quot;_&quot;;[.B241])" office:value-type="string" office:string-value="TEST_eAX,Iv" calcext:value-type="string">
            <text:p>TEST_eAX,Iv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COM.MICROSOFT.CONCAT(DEC2HEX([.D241]);DEC2HEX([.E241]))" office:value-type="string" office:string-value="A9" calcext:value-type="string">
            <text:p>A9</text:p>
          </table:table-cell>
          <table:table-cell table:formula="of:=COM.MICROSOFT.CONCAT(&quot;#define  _&quot;;[.C241];&quot;   0x&quot;;[.F241])" office:value-type="string" office:string-value="#define  _TEST_eAX,Iv   0xA9" calcext:value-type="string">
            <text:p>#define <text:s/>_TEST_eAX,Iv <text:s text:c="2"/>0xA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noArg</text:p>
          </table:table-cell>
          <table:table-cell table:formula="of:=COM.MICROSOFT.CONCAT([.A242];&quot;_&quot;;[.B242])" office:value-type="string" office:string-value="WAIT_noArg" calcext:value-type="string">
            <text:p>WAIT_noArg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42]);DEC2HEX([.E242]))" office:value-type="string" office:string-value="9B" calcext:value-type="string">
            <text:p>9B</text:p>
          </table:table-cell>
          <table:table-cell table:formula="of:=COM.MICROSOFT.CONCAT(&quot;#define  _&quot;;[.C242];&quot;   0x&quot;;[.F242])" office:value-type="string" office:string-value="#define  _WAIT_noArg   0x9B" calcext:value-type="string">
            <text:p>#define <text:s/>_WAIT_noArg <text:s text:c="2"/>0x9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eCX</text:p>
          </table:table-cell>
          <table:table-cell table:formula="of:=COM.MICROSOFT.CONCAT([.A243];&quot;_&quot;;[.B243])" office:value-type="string" office:string-value="XCHG_eCX" calcext:value-type="string">
            <text:p>XCHG_eCX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M.MICROSOFT.CONCAT(DEC2HEX([.D243]);DEC2HEX([.E243]))" office:value-type="string" office:string-value="91" calcext:value-type="string">
            <text:p>91</text:p>
          </table:table-cell>
          <table:table-cell table:formula="of:=COM.MICROSOFT.CONCAT(&quot;#define  _&quot;;[.C243];&quot;   0x&quot;;[.F243])" office:value-type="string" office:string-value="#define  _XCHG_eCX   0x91" calcext:value-type="string">
            <text:p>#define <text:s/>_XCHG_eCX <text:s text:c="2"/>0x91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eDX</text:p>
          </table:table-cell>
          <table:table-cell table:formula="of:=COM.MICROSOFT.CONCAT([.A244];&quot;_&quot;;[.B244])" office:value-type="string" office:string-value="XCHG_eDX" calcext:value-type="string">
            <text:p>XCHG_eDX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M.MICROSOFT.CONCAT(DEC2HEX([.D244]);DEC2HEX([.E244]))" office:value-type="string" office:string-value="92" calcext:value-type="string">
            <text:p>92</text:p>
          </table:table-cell>
          <table:table-cell table:formula="of:=COM.MICROSOFT.CONCAT(&quot;#define  _&quot;;[.C244];&quot;   0x&quot;;[.F244])" office:value-type="string" office:string-value="#define  _XCHG_eDX   0x92" calcext:value-type="string">
            <text:p>#define <text:s/>_XCHG_eDX <text:s text:c="2"/>0x92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eBX</text:p>
          </table:table-cell>
          <table:table-cell table:formula="of:=COM.MICROSOFT.CONCAT([.A245];&quot;_&quot;;[.B245])" office:value-type="string" office:string-value="XCHG_eBX" calcext:value-type="string">
            <text:p>XCHG_eB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OM.MICROSOFT.CONCAT(DEC2HEX([.D245]);DEC2HEX([.E245]))" office:value-type="string" office:string-value="93" calcext:value-type="string">
            <text:p>93</text:p>
          </table:table-cell>
          <table:table-cell table:formula="of:=COM.MICROSOFT.CONCAT(&quot;#define  _&quot;;[.C245];&quot;   0x&quot;;[.F245])" office:value-type="string" office:string-value="#define  _XCHG_eBX   0x93" calcext:value-type="string">
            <text:p>#define <text:s/>_XCHG_eBX <text:s text:c="2"/>0x93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eSP</text:p>
          </table:table-cell>
          <table:table-cell table:formula="of:=COM.MICROSOFT.CONCAT([.A246];&quot;_&quot;;[.B246])" office:value-type="string" office:string-value="XCHG_eSP" calcext:value-type="string">
            <text:p>XCHG_eSP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M.MICROSOFT.CONCAT(DEC2HEX([.D246]);DEC2HEX([.E246]))" office:value-type="string" office:string-value="94" calcext:value-type="string">
            <text:p>94</text:p>
          </table:table-cell>
          <table:table-cell table:formula="of:=COM.MICROSOFT.CONCAT(&quot;#define  _&quot;;[.C246];&quot;   0x&quot;;[.F246])" office:value-type="string" office:string-value="#define  _XCHG_eSP   0x94" calcext:value-type="string">
            <text:p>#define <text:s/>_XCHG_eSP <text:s text:c="2"/>0x94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eBP</text:p>
          </table:table-cell>
          <table:table-cell table:formula="of:=COM.MICROSOFT.CONCAT([.A247];&quot;_&quot;;[.B247])" office:value-type="string" office:string-value="XCHG_eBP" calcext:value-type="string">
            <text:p>XCHG_eBP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47]);DEC2HEX([.E247]))" office:value-type="string" office:string-value="95" calcext:value-type="string">
            <text:p>95</text:p>
          </table:table-cell>
          <table:table-cell table:formula="of:=COM.MICROSOFT.CONCAT(&quot;#define  _&quot;;[.C247];&quot;   0x&quot;;[.F247])" office:value-type="string" office:string-value="#define  _XCHG_eBP   0x95" calcext:value-type="string">
            <text:p>#define <text:s/>_XCHG_eBP <text:s text:c="2"/>0x95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eSI</text:p>
          </table:table-cell>
          <table:table-cell table:formula="of:=COM.MICROSOFT.CONCAT([.A248];&quot;_&quot;;[.B248])" office:value-type="string" office:string-value="XCHG_eSI" calcext:value-type="string">
            <text:p>XCHG_eSI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COM.MICROSOFT.CONCAT(DEC2HEX([.D248]);DEC2HEX([.E248]))" office:value-type="string" office:string-value="96" calcext:value-type="string">
            <text:p>96</text:p>
          </table:table-cell>
          <table:table-cell table:formula="of:=COM.MICROSOFT.CONCAT(&quot;#define  _&quot;;[.C248];&quot;   0x&quot;;[.F248])" office:value-type="string" office:string-value="#define  _XCHG_eSI   0x96" calcext:value-type="string">
            <text:p>#define <text:s/>_XCHG_eSI <text:s text:c="2"/>0x96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eDI</text:p>
          </table:table-cell>
          <table:table-cell table:formula="of:=COM.MICROSOFT.CONCAT([.A249];&quot;_&quot;;[.B249])" office:value-type="string" office:string-value="XCHG_eDI" calcext:value-type="string">
            <text:p>XCHG_eD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OM.MICROSOFT.CONCAT(DEC2HEX([.D249]);DEC2HEX([.E249]))" office:value-type="string" office:string-value="97" calcext:value-type="string">
            <text:p>97</text:p>
          </table:table-cell>
          <table:table-cell table:formula="of:=COM.MICROSOFT.CONCAT(&quot;#define  _&quot;;[.C249];&quot;   0x&quot;;[.F249])" office:value-type="string" office:string-value="#define  _XCHG_eDI   0x97" calcext:value-type="string">
            <text:p>#define <text:s/>_XCHG_eDI <text:s text:c="2"/>0x97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CNG</text:p>
          </table:table-cell>
          <table:table-cell office:value-type="string" calcext:value-type="string">
            <text:p>Eb,Gb</text:p>
          </table:table-cell>
          <table:table-cell table:formula="of:=COM.MICROSOFT.CONCAT([.A250];&quot;_&quot;;[.B250])" office:value-type="string" office:string-value="XCNG_Eb,Gb" calcext:value-type="string">
            <text:p>XCNG_Eb,Gb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M.MICROSOFT.CONCAT(DEC2HEX([.D250]);DEC2HEX([.E250]))" office:value-type="string" office:string-value="86" calcext:value-type="string">
            <text:p>86</text:p>
          </table:table-cell>
          <table:table-cell table:formula="of:=COM.MICROSOFT.CONCAT(&quot;#define  _&quot;;[.C250];&quot;   0x&quot;;[.F250])" office:value-type="string" office:string-value="#define  _XCNG_Eb,Gb   0x86" calcext:value-type="string">
            <text:p>#define <text:s/>_XCNG_Eb,Gb <text:s text:c="2"/>0x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CNG</text:p>
          </table:table-cell>
          <table:table-cell office:value-type="string" calcext:value-type="string">
            <text:p>Ev,Gv</text:p>
          </table:table-cell>
          <table:table-cell table:formula="of:=COM.MICROSOFT.CONCAT([.A251];&quot;_&quot;;[.B251])" office:value-type="string" office:string-value="XCNG_Ev,Gv" calcext:value-type="string">
            <text:p>XCNG_Ev,Gv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OM.MICROSOFT.CONCAT(DEC2HEX([.D251]);DEC2HEX([.E251]))" office:value-type="string" office:string-value="87" calcext:value-type="string">
            <text:p>87</text:p>
          </table:table-cell>
          <table:table-cell table:formula="of:=COM.MICROSOFT.CONCAT(&quot;#define  _&quot;;[.C251];&quot;   0x&quot;;[.F251])" office:value-type="string" office:string-value="#define  _XCNG_Ev,Gv   0x87" calcext:value-type="string">
            <text:p>#define <text:s/>_XCNG_Ev,Gv <text:s text:c="2"/>0x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LAT</text:p>
          </table:table-cell>
          <table:table-cell office:value-type="string" calcext:value-type="string">
            <text:p>noArg</text:p>
          </table:table-cell>
          <table:table-cell table:formula="of:=COM.MICROSOFT.CONCAT([.A252];&quot;_&quot;;[.B252])" office:value-type="string" office:string-value="XLAT_noArg" calcext:value-type="string">
            <text:p>XLAT_noArg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COM.MICROSOFT.CONCAT(DEC2HEX([.D252]);DEC2HEX([.E252]))" office:value-type="string" office:string-value="D7" calcext:value-type="string">
            <text:p>D7</text:p>
          </table:table-cell>
          <table:table-cell table:formula="of:=COM.MICROSOFT.CONCAT(&quot;#define  _&quot;;[.C252];&quot;   0x&quot;;[.F252])" office:value-type="string" office:string-value="#define  _XLAT_noArg   0xD7" calcext:value-type="string">
            <text:p>#define <text:s/>_XLAT_noArg <text:s text:c="2"/>0xD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Eb,Gb</text:p>
          </table:table-cell>
          <table:table-cell table:formula="of:=COM.MICROSOFT.CONCAT([.A253];&quot;_&quot;;[.B253])" office:value-type="string" office:string-value="XOR_Eb,Gb" calcext:value-type="string">
            <text:p>XOR_Eb,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M.MICROSOFT.CONCAT(DEC2HEX([.D253]);DEC2HEX([.E253]))" office:value-type="string" office:string-value="30" calcext:value-type="string">
            <text:p>30</text:p>
          </table:table-cell>
          <table:table-cell table:formula="of:=COM.MICROSOFT.CONCAT(&quot;#define  _&quot;;[.C253];&quot;   0x&quot;;[.F253])" office:value-type="string" office:string-value="#define  _XOR_Eb,Gb   0x30" calcext:value-type="string">
            <text:p>#define <text:s/>_XOR_Eb,Gb <text:s text:c="2"/>0x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EV,Gv</text:p>
          </table:table-cell>
          <table:table-cell table:formula="of:=COM.MICROSOFT.CONCAT([.A254];&quot;_&quot;;[.B254])" office:value-type="string" office:string-value="XOR_EV,Gv" calcext:value-type="string">
            <text:p>XOR_EV,G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M.MICROSOFT.CONCAT(DEC2HEX([.D254]);DEC2HEX([.E254]))" office:value-type="string" office:string-value="31" calcext:value-type="string">
            <text:p>31</text:p>
          </table:table-cell>
          <table:table-cell table:formula="of:=COM.MICROSOFT.CONCAT(&quot;#define  _&quot;;[.C254];&quot;   0x&quot;;[.F254])" office:value-type="string" office:string-value="#define  _XOR_EV,Gv   0x31" calcext:value-type="string">
            <text:p>#define <text:s/>_XOR_EV,Gv <text:s text:c="2"/>0x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Gb,Eb</text:p>
          </table:table-cell>
          <table:table-cell table:formula="of:=COM.MICROSOFT.CONCAT([.A255];&quot;_&quot;;[.B255])" office:value-type="string" office:string-value="XOR_Gb,Eb" calcext:value-type="string">
            <text:p>XOR_Gb,E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M.MICROSOFT.CONCAT(DEC2HEX([.D255]);DEC2HEX([.E255]))" office:value-type="string" office:string-value="32" calcext:value-type="string">
            <text:p>32</text:p>
          </table:table-cell>
          <table:table-cell table:formula="of:=COM.MICROSOFT.CONCAT(&quot;#define  _&quot;;[.C255];&quot;   0x&quot;;[.F255])" office:value-type="string" office:string-value="#define  _XOR_Gb,Eb   0x32" calcext:value-type="string">
            <text:p>#define <text:s/>_XOR_Gb,Eb <text:s text:c="2"/>0x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Gv,Ev</text:p>
          </table:table-cell>
          <table:table-cell table:formula="of:=COM.MICROSOFT.CONCAT([.A256];&quot;_&quot;;[.B256])" office:value-type="string" office:string-value="XOR_Gv,Ev" calcext:value-type="string">
            <text:p>XOR_Gv,Ev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M.MICROSOFT.CONCAT(DEC2HEX([.D256]);DEC2HEX([.E256]))" office:value-type="string" office:string-value="33" calcext:value-type="string">
            <text:p>33</text:p>
          </table:table-cell>
          <table:table-cell table:formula="of:=COM.MICROSOFT.CONCAT(&quot;#define  _&quot;;[.C256];&quot;   0x&quot;;[.F256])" office:value-type="string" office:string-value="#define  _XOR_Gv,Ev   0x33" calcext:value-type="string">
            <text:p>#define <text:s/>_XOR_Gv,Ev <text:s text:c="2"/>0x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L,Ib</text:p>
          </table:table-cell>
          <table:table-cell table:formula="of:=COM.MICROSOFT.CONCAT([.A257];&quot;_&quot;;[.B257])" office:value-type="string" office:string-value="XOR_AL,Ib" calcext:value-type="string">
            <text:p>XOR_AL,I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M.MICROSOFT.CONCAT(DEC2HEX([.D257]);DEC2HEX([.E257]))" office:value-type="string" office:string-value="34" calcext:value-type="string">
            <text:p>34</text:p>
          </table:table-cell>
          <table:table-cell table:formula="of:=COM.MICROSOFT.CONCAT(&quot;#define  _&quot;;[.C257];&quot;   0x&quot;;[.F257])" office:value-type="string" office:string-value="#define  _XOR_AL,Ib   0x34" calcext:value-type="string">
            <text:p>#define <text:s/>_XOR_AL,Ib <text:s text:c="2"/>0x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eAX,Iv</text:p>
          </table:table-cell>
          <table:table-cell table:formula="of:=COM.MICROSOFT.CONCAT([.A258];&quot;_&quot;;[.B258])" office:value-type="string" office:string-value="XOR_eAX,Iv" calcext:value-type="string">
            <text:p>XOR_eAX,Iv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58]);DEC2HEX([.E258]))" office:value-type="string" office:string-value="35" calcext:value-type="string">
            <text:p>35</text:p>
          </table:table-cell>
          <table:table-cell table:formula="of:=COM.MICROSOFT.CONCAT(&quot;#define  _&quot;;[.C258];&quot;   0x&quot;;[.F258])" office:value-type="string" office:string-value="#define  _XOR_eAX,Iv   0x35" calcext:value-type="string">
            <text:p>#define <text:s/>_XOR_eAX,Iv <text:s text:c="2"/>0x35</text:p>
          </table:table-cell>
          <table:table-cell table:number-columns-repeated="1017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One-Byte Opcodes'.C1:'One-Byte Opcodes'.C1048576">
            <calcext:condition calcext:apply-style-name="Green_background" calcext:value="duplicate" calcext:base-cell-address="'One-Byte Opcodes'.C1"/>
          </calcext:conditional-format>
        </calcext:conditional-formats>
      </table:table>
      <table:named-expressions/>
      <table:database-ranges>
        <table:database-range table:name="__Anonymous_Sheet_DB__0" table:target-range-address="'One-Byte Opcodes'.A2:'One-Byte Opcodes'.H25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_5f_background" style:display-name="Green_background" style:family="table-cell" style:parent-style-name="Default">
      <style:table-cell-properties fo:background-color="#81d41a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27:29.503149750</meta:creation-date>
    <dc:date>2023-02-23T17:14:12.317873454</dc:date>
    <meta:editing-duration>PT2H41M49S</meta:editing-duration>
    <meta:editing-cycles>12</meta:editing-cycles>
    <meta:generator>LibreOffice/7.3.7.2$Linux_X86_64 LibreOffice_project/30$Build-2</meta:generator>
    <meta:document-statistic meta:table-count="1" meta:cell-count="1855" meta:object-count="0"/>
  </office:meta>
</office:document-meta>
</file>